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Georgia" svg:font-family="Georgia, serif"/>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9cm" table:align="left"/>
    </style:style>
    <style:style style:name="Table1.A" style:family="table-column">
      <style:table-column-properties style:column-width="1.122cm"/>
    </style:style>
    <style:style style:name="Table1.B" style:family="table-column">
      <style:table-column-properties style:column-width="16.877cm"/>
    </style:style>
    <style:style style:name="Table1.A1" style:family="table-cell">
      <style:table-cell-properties style:vertical-align="middle" fo:padding="0.049cm" fo:border="none"/>
    </style:style>
    <style:style style:name="Table2" style:family="table">
      <style:table-properties style:width="17.999cm" table:align="left"/>
    </style:style>
    <style:style style:name="Table2.A" style:family="table-column">
      <style:table-column-properties style:column-width="0.855cm"/>
    </style:style>
    <style:style style:name="Table2.B" style:family="table-column">
      <style:table-column-properties style:column-width="17.143cm"/>
    </style:style>
    <style:style style:name="Table2.A1" style:family="table-cell">
      <style:table-cell-properties style:vertical-align="middle" fo:padding="0.049cm" fo:border="none"/>
    </style:style>
    <style:style style:name="Table3" style:family="table">
      <style:table-properties style:width="17.999cm" table:align="left"/>
    </style:style>
    <style:style style:name="Table3.A" style:family="table-column">
      <style:table-column-properties style:column-width="1.122cm"/>
    </style:style>
    <style:style style:name="Table3.B" style:family="table-column">
      <style:table-column-properties style:column-width="16.877cm"/>
    </style:style>
    <style:style style:name="Table3.A1" style:family="table-cell">
      <style:table-cell-properties style:vertical-align="middle" fo:padding="0.049cm" fo:border="none"/>
    </style:style>
    <style:style style:name="Table4" style:family="table">
      <style:table-properties style:width="12.384cm" table:align="left"/>
    </style:style>
    <style:style style:name="Table4.A" style:family="table-column">
      <style:table-column-properties style:column-width="1.122cm"/>
    </style:style>
    <style:style style:name="Table4.B" style:family="table-column">
      <style:table-column-properties style:column-width="11.262cm"/>
    </style:style>
    <style:style style:name="Table4.A1" style:family="table-cell">
      <style:table-cell-properties style:vertical-align="middle" fo:padding="0.049cm" fo:border="none"/>
    </style:style>
    <style:style style:name="Table5" style:family="table">
      <style:table-properties style:width="17.999cm" table:align="left"/>
    </style:style>
    <style:style style:name="Table5.A" style:family="table-column">
      <style:table-column-properties style:column-width="0.855cm"/>
    </style:style>
    <style:style style:name="Table5.B" style:family="table-column">
      <style:table-column-properties style:column-width="17.143cm"/>
    </style:style>
    <style:style style:name="Table5.A1" style:family="table-cell">
      <style:table-cell-properties style:vertical-align="middle" fo:padding="0.049cm" fo:border="none"/>
    </style:style>
    <style:style style:name="Table6" style:family="table">
      <style:table-properties style:width="13.095cm" table:align="left"/>
    </style:style>
    <style:style style:name="Table6.A" style:family="table-column">
      <style:table-column-properties style:column-width="0.855cm"/>
    </style:style>
    <style:style style:name="Table6.B" style:family="table-column">
      <style:table-column-properties style:column-width="12.24cm"/>
    </style:style>
    <style:style style:name="Table6.A1" style:family="table-cell">
      <style:table-cell-properties style:vertical-align="middle" fo:padding="0.049cm" fo:border="none"/>
    </style:style>
    <style:style style:name="Table7" style:family="table">
      <style:table-properties style:width="17.999cm" table:align="left"/>
    </style:style>
    <style:style style:name="Table7.A" style:family="table-column">
      <style:table-column-properties style:column-width="1.122cm"/>
    </style:style>
    <style:style style:name="Table7.B" style:family="table-column">
      <style:table-column-properties style:column-width="16.877cm"/>
    </style:style>
    <style:style style:name="Table7.A1" style:family="table-cell">
      <style:table-cell-properties style:vertical-align="middle" fo:padding="0.049cm" fo:border="none"/>
    </style:style>
    <style:style style:name="Table8" style:family="table">
      <style:table-properties style:width="14.303cm" table:align="left"/>
    </style:style>
    <style:style style:name="Table8.A" style:family="table-column">
      <style:table-column-properties style:column-width="1.122cm"/>
    </style:style>
    <style:style style:name="Table8.B" style:family="table-column">
      <style:table-column-properties style:column-width="13.182cm"/>
    </style:style>
    <style:style style:name="Table8.A1" style:family="table-cell">
      <style:table-cell-properties style:vertical-align="middle" fo:padding="0.049cm" fo:border="none"/>
    </style:style>
    <style:style style:name="Table9" style:family="table">
      <style:table-properties style:width="7.216cm" table:align="left"/>
    </style:style>
    <style:style style:name="Table9.A" style:family="table-column">
      <style:table-column-properties style:column-width="1.122cm"/>
    </style:style>
    <style:style style:name="Table9.B" style:family="table-column">
      <style:table-column-properties style:column-width="6.094cm"/>
    </style:style>
    <style:style style:name="Table9.A1" style:family="table-cell">
      <style:table-cell-properties style:vertical-align="middle" fo:padding="0.049cm" fo:border="none"/>
    </style:style>
    <style:style style:name="Table10" style:family="table">
      <style:table-properties style:width="9.412cm" table:align="left"/>
    </style:style>
    <style:style style:name="Table10.A" style:family="table-column">
      <style:table-column-properties style:column-width="1.122cm"/>
    </style:style>
    <style:style style:name="Table10.B" style:family="table-column">
      <style:table-column-properties style:column-width="8.29cm"/>
    </style:style>
    <style:style style:name="Table10.A1" style:family="table-cell">
      <style:table-cell-properties style:vertical-align="middle" fo:padding="0.049cm" fo:border="none"/>
    </style:style>
    <style:style style:name="Table11" style:family="table">
      <style:table-properties style:width="10.269cm" table:align="left"/>
    </style:style>
    <style:style style:name="Table11.A" style:family="table-column">
      <style:table-column-properties style:column-width="1.122cm"/>
    </style:style>
    <style:style style:name="Table11.B" style:family="table-column">
      <style:table-column-properties style:column-width="9.148cm"/>
    </style:style>
    <style:style style:name="Table11.A1" style:family="table-cell">
      <style:table-cell-properties style:vertical-align="middle" fo:padding="0.049cm" fo:border="none"/>
    </style:style>
    <style:style style:name="Table12" style:family="table">
      <style:table-properties style:width="17.999cm" table:align="left"/>
    </style:style>
    <style:style style:name="Table12.A" style:family="table-column">
      <style:table-column-properties style:column-width="1.122cm"/>
    </style:style>
    <style:style style:name="Table12.B" style:family="table-column">
      <style:table-column-properties style:column-width="16.877cm"/>
    </style:style>
    <style:style style:name="Table12.A1" style:family="table-cell">
      <style:table-cell-properties style:vertical-align="middle" fo:padding="0.049cm" fo:border="none"/>
    </style:style>
    <style:style style:name="Table13" style:family="table">
      <style:table-properties style:width="16.424cm" table:align="left"/>
    </style:style>
    <style:style style:name="Table13.A" style:family="table-column">
      <style:table-column-properties style:column-width="1.122cm"/>
    </style:style>
    <style:style style:name="Table13.B" style:family="table-column">
      <style:table-column-properties style:column-width="15.302cm"/>
    </style:style>
    <style:style style:name="Table13.A1" style:family="table-cell">
      <style:table-cell-properties style:vertical-align="middle" fo:padding="0.049cm" fo:border="none"/>
    </style:style>
    <style:style style:name="Table14" style:family="table">
      <style:table-properties style:width="17.972cm" table:align="left"/>
    </style:style>
    <style:style style:name="Table14.A" style:family="table-column">
      <style:table-column-properties style:column-width="1.122cm"/>
    </style:style>
    <style:style style:name="Table14.B" style:family="table-column">
      <style:table-column-properties style:column-width="16.85cm"/>
    </style:style>
    <style:style style:name="Table14.A1" style:family="table-cell">
      <style:table-cell-properties style:vertical-align="middle" fo:padding="0.049cm" fo:border="none"/>
    </style:style>
    <style:style style:name="Table15" style:family="table">
      <style:table-properties style:width="8.341cm" table:align="left"/>
    </style:style>
    <style:style style:name="Table15.A" style:family="table-column">
      <style:table-column-properties style:column-width="1.122cm"/>
    </style:style>
    <style:style style:name="Table15.B" style:family="table-column">
      <style:table-column-properties style:column-width="7.22cm"/>
    </style:style>
    <style:style style:name="Table15.A1" style:family="table-cell">
      <style:table-cell-properties style:vertical-align="middle" fo:padding="0.049cm" fo:border="none"/>
    </style:style>
    <style:style style:name="Table16" style:family="table">
      <style:table-properties style:width="17.999cm" table:align="left"/>
    </style:style>
    <style:style style:name="Table16.A" style:family="table-column">
      <style:table-column-properties style:column-width="1.122cm"/>
    </style:style>
    <style:style style:name="Table16.B" style:family="table-column">
      <style:table-column-properties style:column-width="16.877cm"/>
    </style:style>
    <style:style style:name="Table16.A1" style:family="table-cell">
      <style:table-cell-properties style:vertical-align="middle" fo:padding="0.049cm" fo:border="none"/>
    </style:style>
    <style:style style:name="Table17" style:family="table">
      <style:table-properties style:width="16.207cm" table:align="left"/>
    </style:style>
    <style:style style:name="Table17.A" style:family="table-column">
      <style:table-column-properties style:column-width="1.122cm"/>
    </style:style>
    <style:style style:name="Table17.B" style:family="table-column">
      <style:table-column-properties style:column-width="15.085cm"/>
    </style:style>
    <style:style style:name="Table17.A1" style:family="table-cell">
      <style:table-cell-properties style:vertical-align="middle" fo:padding="0.049cm" fo:border="none"/>
    </style:style>
    <style:style style:name="Table18" style:family="table">
      <style:table-properties style:width="7.803cm" table:align="left"/>
    </style:style>
    <style:style style:name="Table18.A" style:family="table-column">
      <style:table-column-properties style:column-width="1.122cm"/>
    </style:style>
    <style:style style:name="Table18.B" style:family="table-column">
      <style:table-column-properties style:column-width="6.682cm"/>
    </style:style>
    <style:style style:name="Table18.A1" style:family="table-cell">
      <style:table-cell-properties style:vertical-align="middle" fo:padding="0.049cm" fo:border="none"/>
    </style:style>
    <style:style style:name="Table19" style:family="table">
      <style:table-properties style:width="17.999cm" table:align="left"/>
    </style:style>
    <style:style style:name="Table19.A" style:family="table-column">
      <style:table-column-properties style:column-width="1.122cm"/>
    </style:style>
    <style:style style:name="Table19.B" style:family="table-column">
      <style:table-column-properties style:column-width="16.877cm"/>
    </style:style>
    <style:style style:name="Table19.A1" style:family="table-cell">
      <style:table-cell-properties style:vertical-align="middle" fo:padding="0.049cm" fo:border="none"/>
    </style:style>
    <style:style style:name="Table20" style:family="table">
      <style:table-properties style:width="17.999cm" table:align="left"/>
    </style:style>
    <style:style style:name="Table20.A" style:family="table-column">
      <style:table-column-properties style:column-width="1.122cm"/>
    </style:style>
    <style:style style:name="Table20.B" style:family="table-column">
      <style:table-column-properties style:column-width="16.877cm"/>
    </style:style>
    <style:style style:name="Table20.A1" style:family="table-cell">
      <style:table-cell-properties style:vertical-align="middle" fo:padding="0.049cm" fo:border="none"/>
    </style:style>
    <style:style style:name="Table21" style:family="table">
      <style:table-properties style:width="16.819cm" table:align="left"/>
    </style:style>
    <style:style style:name="Table21.A" style:family="table-column">
      <style:table-column-properties style:column-width="1.122cm"/>
    </style:style>
    <style:style style:name="Table21.B" style:family="table-column">
      <style:table-column-properties style:column-width="15.697cm"/>
    </style:style>
    <style:style style:name="Table21.A1" style:family="table-cell">
      <style:table-cell-properties style:vertical-align="middle" fo:padding="0.049cm" fo:border="none"/>
    </style:style>
    <style:style style:name="Table22" style:family="table">
      <style:table-properties style:width="15.192cm" table:align="left"/>
    </style:style>
    <style:style style:name="Table22.A" style:family="table-column">
      <style:table-column-properties style:column-width="1.122cm"/>
    </style:style>
    <style:style style:name="Table22.B" style:family="table-column">
      <style:table-column-properties style:column-width="14.071cm"/>
    </style:style>
    <style:style style:name="Table22.A1" style:family="table-cell">
      <style:table-cell-properties style:vertical-align="middle" fo:padding="0.049cm" fo:border="none"/>
    </style:style>
    <style:style style:name="Table23" style:family="table">
      <style:table-properties style:width="9.707cm" table:align="left"/>
    </style:style>
    <style:style style:name="Table23.A" style:family="table-column">
      <style:table-column-properties style:column-width="1.122cm"/>
    </style:style>
    <style:style style:name="Table23.B" style:family="table-column">
      <style:table-column-properties style:column-width="8.585cm"/>
    </style:style>
    <style:style style:name="Table23.A1" style:family="table-cell">
      <style:table-cell-properties style:vertical-align="middle" fo:padding="0.049cm" fo:border="none"/>
    </style:style>
    <style:style style:name="Table24" style:family="table">
      <style:table-properties style:width="17.999cm" table:align="left"/>
    </style:style>
    <style:style style:name="Table24.A" style:family="table-column">
      <style:table-column-properties style:column-width="1.122cm"/>
    </style:style>
    <style:style style:name="Table24.B" style:family="table-column">
      <style:table-column-properties style:column-width="16.877cm"/>
    </style:style>
    <style:style style:name="Table24.A1" style:family="table-cell">
      <style:table-cell-properties style:vertical-align="middle" fo:padding="0.049cm" fo:border="none"/>
    </style:style>
    <style:style style:name="Table25" style:family="table">
      <style:table-properties style:width="17.999cm" table:align="left"/>
    </style:style>
    <style:style style:name="Table25.A" style:family="table-column">
      <style:table-column-properties style:column-width="1.122cm"/>
    </style:style>
    <style:style style:name="Table25.B" style:family="table-column">
      <style:table-column-properties style:column-width="16.877cm"/>
    </style:style>
    <style:style style:name="Table25.A1" style:family="table-cell">
      <style:table-cell-properties style:vertical-align="middle" fo:padding="0.049cm" fo:border="none"/>
    </style:style>
    <style:style style:name="Table26" style:family="table">
      <style:table-properties style:width="10.908cm" table:align="left"/>
    </style:style>
    <style:style style:name="Table26.A" style:family="table-column">
      <style:table-column-properties style:column-width="1.122cm"/>
    </style:style>
    <style:style style:name="Table26.B" style:family="table-column">
      <style:table-column-properties style:column-width="9.786cm"/>
    </style:style>
    <style:style style:name="Table26.A1" style:family="table-cell">
      <style:table-cell-properties style:vertical-align="middle" fo:padding="0.049cm" fo:border="none"/>
    </style:style>
    <style:style style:name="Table27" style:family="table">
      <style:table-properties style:width="17.999cm" table:align="left"/>
    </style:style>
    <style:style style:name="Table27.A" style:family="table-column">
      <style:table-column-properties style:column-width="1.122cm"/>
    </style:style>
    <style:style style:name="Table27.B" style:family="table-column">
      <style:table-column-properties style:column-width="16.877cm"/>
    </style:style>
    <style:style style:name="Table27.A1" style:family="table-cell">
      <style:table-cell-properties style:vertical-align="middle" fo:padding="0.049cm" fo:border="none"/>
    </style:style>
    <style:style style:name="Table28" style:family="table">
      <style:table-properties style:width="13.097cm" table:align="left"/>
    </style:style>
    <style:style style:name="Table28.A" style:family="table-column">
      <style:table-column-properties style:column-width="0.855cm"/>
    </style:style>
    <style:style style:name="Table28.B" style:family="table-column">
      <style:table-column-properties style:column-width="12.241cm"/>
    </style:style>
    <style:style style:name="Table28.A1" style:family="table-cell">
      <style:table-cell-properties style:vertical-align="middle" fo:padding="0.049cm" fo:border="none"/>
    </style:style>
    <style:style style:name="Table29" style:family="table">
      <style:table-properties style:width="17.999cm" table:align="left"/>
    </style:style>
    <style:style style:name="Table29.A" style:family="table-column">
      <style:table-column-properties style:column-width="1.122cm"/>
    </style:style>
    <style:style style:name="Table29.B" style:family="table-column">
      <style:table-column-properties style:column-width="16.877cm"/>
    </style:style>
    <style:style style:name="Table29.A1" style:family="table-cell">
      <style:table-cell-properties style:vertical-align="middle" fo:padding="0.049cm" fo:border="none"/>
    </style:style>
    <style:style style:name="Table30" style:family="table">
      <style:table-properties style:width="17.595cm" table:align="left"/>
    </style:style>
    <style:style style:name="Table30.A" style:family="table-column">
      <style:table-column-properties style:column-width="1.122cm"/>
    </style:style>
    <style:style style:name="Table30.B" style:family="table-column">
      <style:table-column-properties style:column-width="16.473cm"/>
    </style:style>
    <style:style style:name="Table30.A1" style:family="table-cell">
      <style:table-cell-properties style:vertical-align="middle" fo:padding="0.049cm" fo:border="none"/>
    </style:style>
    <style:style style:name="P1" style:family="paragraph" style:parent-style-name="Preformatted_20_Text">
      <style:text-properties fo:color="#990000"/>
    </style:style>
    <style:style style:name="P2" style:family="paragraph" style:parent-style-name="Preformatted_20_Text">
      <style:text-properties fo:color="#9a1900"/>
    </style:style>
    <style:style style:name="P3" style:family="paragraph" style:parent-style-name="Preformatted_20_Text">
      <style:text-properties fo:color="#9a1900" fo:font-style="italic"/>
    </style:style>
    <style:style style:name="P4" style:family="paragraph" style:parent-style-name="Preformatted_20_Text">
      <style:text-properties fo:color="#0000ff" fo:font-weight="bold"/>
    </style:style>
    <style:style style:name="P5" style:family="paragraph" style:parent-style-name="Preformatted_20_Text" style:list-style-name="L21"/>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fo:color="#990000"/>
    </style:style>
    <style:style style:name="P8" style:family="paragraph" style:parent-style-name="Preformatted_20_Text" style:list-style-name="L15">
      <style:paragraph-properties fo:margin-top="0cm" fo:margin-bottom="0.499cm" style:contextual-spacing="false"/>
    </style:style>
    <style:style style:name="P9" style:family="paragraph" style:parent-style-name="Preformatted_20_Text" style:list-style-name="L18">
      <style:paragraph-properties fo:margin-top="0cm" fo:margin-bottom="0.499cm" style:contextual-spacing="false"/>
    </style:style>
    <style:style style:name="P10" style:family="paragraph" style:parent-style-name="Preformatted_20_Text" style:list-style-name="L19">
      <style:paragraph-properties fo:margin-top="0cm" fo:margin-bottom="0.499cm" style:contextual-spacing="false"/>
    </style:style>
    <style:style style:name="P11" style:family="paragraph" style:parent-style-name="Preformatted_20_Text" style:list-style-name="L20">
      <style:paragraph-properties fo:margin-top="0cm" fo:margin-bottom="0.499cm" style:contextual-spacing="false"/>
    </style:style>
    <style:style style:name="P12" style:family="paragraph" style:parent-style-name="Preformatted_20_Text" style:list-style-name="L21">
      <style:paragraph-properties fo:margin-top="0cm" fo:margin-bottom="0.499cm" style:contextual-spacing="false"/>
    </style:style>
    <style:style style:name="P13" style:family="paragraph" style:parent-style-name="Preformatted_20_Text" style:list-style-name="L23">
      <style:paragraph-properties fo:margin-top="0cm" fo:margin-bottom="0.499cm" style:contextual-spacing="false"/>
    </style:style>
    <style:style style:name="P14" style:family="paragraph" style:parent-style-name="Preformatted_20_Text" style:list-style-name="L24">
      <style:paragraph-properties fo:margin-top="0cm" fo:margin-bottom="0.499cm" style:contextual-spacing="false"/>
    </style:style>
    <style:style style:name="P15" style:family="paragraph" style:parent-style-name="Preformatted_20_Text" style:list-style-name="L25">
      <style:paragraph-properties fo:margin-top="0cm" fo:margin-bottom="0.499cm" style:contextual-spacing="false"/>
    </style:style>
    <style:style style:name="P16" style:family="paragraph" style:parent-style-name="Preformatted_20_Text" style:list-style-name="L28">
      <style:paragraph-properties fo:margin-top="0cm" fo:margin-bottom="0.499cm" style:contextual-spacing="false"/>
    </style:style>
    <style:style style:name="P17" style:family="paragraph" style:parent-style-name="Text_20_body" style:master-page-name="HTML">
      <style:paragraph-properties style:page-number="auto"/>
      <style:text-properties officeooo:paragraph-rsid="00142cbe"/>
    </style:style>
    <style:style style:name="P18" style:family="paragraph" style:parent-style-name="Text_20_body" style:list-style-name="L1"/>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paragraph-properties fo:padding-left="0cm" fo:padding-right="0cm" fo:padding-top="0.049cm" fo:padding-bottom="0cm" fo:border-left="none" fo:border-right="none" fo:border-top="1.5pt solid #c0c0c0" fo:border-bottom="none"/>
    </style:style>
    <style:style style:name="P45" style:family="paragraph" style:parent-style-name="Text_20_body">
      <style:paragraph-properties fo:break-before="page"/>
    </style:style>
    <style:style style:name="P46" style:family="paragraph" style:parent-style-name="Table_20_Contents" style:list-style-name="L2"/>
    <style:style style:name="P47" style:family="paragraph" style:parent-style-name="Table_20_Contents" style:list-style-name="L3"/>
    <style:style style:name="P48" style:family="paragraph" style:parent-style-name="Table_20_Contents" style:list-style-name="L29"/>
    <style:style style:name="P49" style:family="paragraph" style:parent-style-name="Table_20_Contents" style:list-style-name="L30"/>
    <style:style style:name="P50" style:family="paragraph" style:parent-style-name="Table_20_Contents">
      <style:paragraph-properties fo:margin-top="0cm" fo:margin-bottom="0cm" style:contextual-spacing="false"/>
    </style:style>
    <style:style style:name="P51" style:family="paragraph" style:parent-style-name="Horizontal_20_Line">
      <style:paragraph-properties fo:margin-left="0.534cm" fo:margin-right="0.534cm" fo:margin-top="0.534cm" fo:margin-bottom="0.534cm" style:contextual-spacing="false" fo:text-indent="0cm" style:auto-text-indent="false" fo:padding="0cm" fo:border="none"/>
    </style:style>
    <style:style style:name="P52" style:family="paragraph" style:parent-style-name="Heading_20_2">
      <style:text-properties officeooo:paragraph-rsid="00142cbe"/>
    </style:style>
    <style:style style:name="T1" style:family="text">
      <style:text-properties fo:color="#000080" fo:font-weight="bold"/>
    </style:style>
    <style:style style:name="T2" style:family="text">
      <style:text-properties fo:color="#990000"/>
    </style:style>
    <style:style style:name="T3" style:family="text">
      <style:text-properties fo:color="#000000" fo:font-weight="bold"/>
    </style:style>
    <style:style style:name="T4" style:family="text">
      <style:text-properties fo:color="#ff0000"/>
    </style:style>
    <style:style style:name="T5" style:family="text">
      <style:text-properties fo:color="#0000ff" fo:font-weight="bold"/>
    </style:style>
    <style:style style:name="T6" style:family="text">
      <style:text-properties fo:color="#993399"/>
    </style:style>
    <style:style style:name="T7" style:family="text">
      <style:text-properties fo:color="#9a1900" fo:font-style="italic"/>
    </style:style>
    <style:style style:name="T8" style:family="text">
      <style:text-properties fo:font-style="italic"/>
    </style:style>
    <style:style style:name="T9" style:family="text">
      <style:text-properties fo:color="#009900"/>
    </style:style>
    <style:style style:name="T10"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h text:style-name="P52" text:outline-level="2"><text:bookmark text:name="_part_0_pre_requisites"/>Part 0 - Pre-requisites</text:h>
        <text:list xml:id="list366660964" text:style-name="L1">
          <text:list-item>
            <text:p text:style-name="P18">Git and my repo checked out (<text:span text:style-name="Source_20_Text">git clone https://github.com/hjwp/Test-Driven-Django-Tutorial</text:span>) </text:p>
          </text:list-item>
          <text:list-item>
            <text:p text:style-name="P18">Firefox </text:p>
          </text:list-item>
          <text:list-item>
            <text:p text:style-name="P18">Python 2.7 </text:p>
          </text:list-item>
          <text:list-item>
            <text:p text:style-name="P18">Django 1.4 or 1.5 </text:p>
          </text:list-item>
          <text:list-item>
            <text:p text:style-name="P18">Selenium (latest version) </text:p>
          </text:list-item>
        </text:list>
        <text:p text:style-name="Text_20_body">If you haven’t got the pre-requisites, you’ll have to follow along with someone else’s PC. That’s OK, my whole tutorial is available online, so you can go through the whole thing in your own time later.</text:p>
        <text:p text:style-name="Heading_20_3"><text:bookmark text:name="_testing_you_have_the_pre_requisites_installed"/>Testing you have the pre-requisites installed</text:p>
        <text:h text:style-name="Heading_20_4" text:outline-level="4"><text:bookmark text:name="_git"/>Git:</text:h>
        <text:p text:style-name="Text_20_body"><text:span text:style-name="Source_20_Text">cd</text:span> to wherever you have my repo checked out</text:p>
        <text:p text:style-name="Preformatted_20_Text"><text:span text:style-name="Source_20_Text">git checkout pycon_2013</text:span></text:p>
        <text:p text:style-name="P6"><text:span text:style-name="Source_20_Text">ls pycon_2013_handout.asciidoc</text:span></text:p>
        <text:h text:style-name="Heading_20_4" text:outline-level="4"><text:bookmark text:name="_django"/>Django:</text:h>
        <text:p text:style-name="Preformatted_20_Text"><text:span text:style-name="Source_20_Text">cd /tmp #or wherever</text:span></text:p>
        <text:p text:style-name="Preformatted_20_Text"><text:span text:style-name="Source_20_Text">django-admin.py startproject delete_me</text:span></text:p>
        <text:p text:style-name="Preformatted_20_Text"><text:span text:style-name="Source_20_Text">cd delete_me</text:span></text:p>
        <text:p text:style-name="P6"><text:span text:style-name="Source_20_Text">python manage.py runserver</text:span></text:p>
        <text:p text:style-name="Text_20_body">And check you can see the Django "It worked" page on <text:a xlink:type="simple" xlink:href="http://localhost:8000/">http://localhost:8000</text:a></text:p>
        <text:h text:style-name="Heading_20_4" text:outline-level="4"><text:bookmark text:name="_selenium"/>Selenium</text:h>
        <text:p text:style-name="Text_20_body">In a script or a Python shell:</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selenium </text:span><text:span text:style-name="Teletype"><text:span text:style-name="T1">import</text:span></text:span><text:span text:style-name="Teletype"> webdriver</text:span></text:p>
        <text:p text:style-name="Preformatted_20_Text"><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reformatted_20_Text"><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www.google.com'</text:span></text:span><text:span text:style-name="Teletype"><text:span text:style-name="T2">)</text:span></text:span></text:p>
        <text:p text:style-name="P6"><text:span text:style-name="Teletype"><text:span text:style-name="T5">print</text:span></text:span><text:span text:style-name="Teletype"> browser</text:span><text:span text:style-name="Teletype"><text:span text:style-name="T2">.</text:span></text:span><text:span text:style-name="Teletype">title</text:span></text:p>
        <text:p text:style-name="Text_20_body">should print “Google”</text:p>
        <text:h text:style-name="Heading_20_2" text:outline-level="2"><text:bookmark text:name="_part_1_getting_django_set_up_using_a_selenium_functional_test"/>Part 1 - Getting Django set up using a Selenium Functional Test</text:h>
        <table:table table:name="Table1" table:style-name="Table1">
          <table:table-column table:style-name="Table1.A"/>
          <table:table-column table:style-name="Table1.B"/>
          <table:table-row>
            <table:table-cell table:style-name="Table1.A1" office:value-type="string">
              <text:p text:style-name="P50">Note</text:p>
            </table:table-cell>
            <table:table-cell table:style-name="Table1.A1" office:value-type="string">
              <text:p text:style-name="Table_20_Contents"><text:span text:style-name="Strong_20_Emphasis">You should use my repo (which is fairly empty) as the base directory for all your work. That will let you do the occasional </text:span><text:span text:style-name="Strong_20_Emphasis"><text:span text:style-name="Source_20_Text">checkout</text:span></text:span><text:span text:style-name="Strong_20_Emphasis"> to get files we need for later stages</text:span></text:p>
            </table:table-cell>
          </table:table-row>
        </table:table>
        <text:p text:style-name="Text_20_body">Open a new file called <text:span text:style-name="Emphasis">functional_tests.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selenium </text:span><text:span text:style-name="Teletype"><text:span text:style-name="T1">import</text:span></text:span><text:span text:style-name="Teletype"> webdriver</text:span></text:p>
        <text:p text:style-name="Preformatted_20_Text"/>
        <text:p text:style-name="Preformatted_20_Text"><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reformatted_20_Text"><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reformatted_20_Text"/>
        <text:p text:style-name="Preformatted_20_Text"><text:span text:style-name="Teletype"><text:span text:style-name="T5">assert</text:span></text:span><text:span text:style-name="Teletype"> </text:span><text:span text:style-name="Teletype"><text:span text:style-name="T4">'Django'</text:span></text:span><text:span text:style-name="Teletype"> </text:span><text:span text:style-name="Teletype"><text:span text:style-name="T5">in</text:span></text:span><text:span text:style-name="Teletype"> browser</text:span><text:span text:style-name="Teletype"><text:span text:style-name="T2">.</text:span></text:span><text:span text:style-name="Teletype">title</text:span></text:p>
        <text:p text:style-name="P6"><text:span text:style-name="Teletype"><text:span text:style-name="T5">print</text:span></text:span><text:span text:style-name="Teletype"> </text:span><text:span text:style-name="Teletype"><text:span text:style-name="T4">'OK!'</text:span></text:span></text:p>
        <text:p text:style-name="Text_20_body">Expected failure: <text:span text:style-name="Source_20_Text">AssertionError</text:span></text:p>
        <text:p text:style-name="Text_20_body">In a separate console window:</text:p>
        <text:p text:style-name="P6"><text:span text:style-name="Source_20_Text">django-admin.py startproject mysite</text:span></text:p>
        <text:p text:style-name="Text_20_body">Should give you a folder structure like this:</text:p>
        <text:p text:style-name="Preformatted_20_Text"><text:span text:style-name="Source_20_Text"><text:s/>tree --charset=ascii -I *.pyc</text:span></text:p>
        <text:p text:style-name="Preformatted_20_Text"><text:span text:style-name="Source_20_Text">.</text:span></text:p>
        <text:p text:style-name="Preformatted_20_Text"><text:span text:style-name="Source_20_Text">|-- mysite</text:span></text:p>
        <text:p text:style-name="Preformatted_20_Text"><text:span text:style-name="Source_20_Text">| <text:s text:c="2"/>|-- manage.py</text:span></text:p>
        <text:p text:style-name="Preformatted_20_Text"><text:span text:style-name="Source_20_Text">| <text:s text:c="2"/>`-- mysite</text:span></text:p>
        <text:p text:style-name="Preformatted_20_Text"><text:span text:style-name="Source_20_Text">| <text:s text:c="6"/>|-- __init__.py</text:span></text:p>
        <text:p text:style-name="Preformatted_20_Text"><text:span text:style-name="Source_20_Text">| <text:s text:c="6"/>|-- settings.py</text:span></text:p>
        <text:p text:style-name="Preformatted_20_Text"><text:span text:style-name="Source_20_Text">| <text:s text:c="6"/>|-- urls.py</text:span></text:p>
        <text:p text:style-name="Preformatted_20_Text"><text:span text:style-name="Source_20_Text">| <text:s text:c="6"/>`-- wsgi.py</text:span></text:p>
        <text:p text:style-name="Preformatted_20_Text"><text:span text:style-name="Source_20_Text">|-- old_tutorial/</text:span></text:p>
        <text:p text:style-name="Preformatted_20_Text"><text:span text:style-name="Source_20_Text">|-- pycon_2013_handout.asciidoc</text:span></text:p>
        <text:p text:style-name="Preformatted_20_Text"><text:span text:style-name="Source_20_Text">|-- pycon_2013_handout.html</text:span></text:p>
        <text:p text:style-name="Preformatted_20_Text"><text:span text:style-name="Source_20_Text">|-- reference_project/</text:span></text:p>
        <text:p text:style-name="P6"><text:span text:style-name="Source_20_Text">`-- workshop.rst</text:span></text:p>
        <text:p text:style-name="Text_20_body">If your folder structure doesn’t look like that — particularly if you don’t have the double <text:span text:style-name="Emphasis">mysite/mysite</text:span> folder — that means you’re on the wrong version of Django. Switch to someone else’s PC.</text:p>
        <text:p text:style-name="Preformatted_20_Text"><text:span text:style-name="Source_20_Text">cd mysite</text:span></text:p>
        <text:p text:style-name="P6"><text:span text:style-name="Source_20_Text">python manage.py runserver</text:span></text:p>
        <text:p text:style-name="Text_20_body">Expected pass: test prints <text:span text:style-name="Emphasis">OK!</text:span></text:p>
        <table:table table:name="Table2" table:style-name="Table2">
          <table:table-column table:style-name="Table2.A"/>
          <table:table-column table:style-name="Table2.B"/>
          <table:table-row>
            <table:table-cell table:style-name="Table2.A1" office:value-type="string">
              <text:p text:style-name="P50">Tip</text:p>
            </table:table-cell>
            <table:table-cell table:style-name="Table2.A1" office:value-type="string">
              <text:p text:style-name="Table_20_Contents">If it doesn’t work, check the port — is <text:span text:style-name="Source_20_Text">runserver</text:span> using port 8000, or is it on a different one? 8001?</text:p>
            </table:table-cell>
          </table:table-row>
        </table:table>
        <table:table table:name="Table3" table:style-name="Table3">
          <table:table-column table:style-name="Table3.A"/>
          <table:table-column table:style-name="Table3.B"/>
          <table:table-row>
            <table:table-cell table:style-name="Table3.A1" office:value-type="string">
              <text:p text:style-name="P50">Note</text:p>
            </table:table-cell>
            <table:table-cell table:style-name="Table3.A1" office:value-type="string">
              <text:p text:style-name="Table_20_Contents">Advanced task</text:p>
              <text:p text:style-name="Table_20_Contents">Can you make the dev server run on a different port? And adjust the FT accordingly? What about running just at <text:span text:style-name="Emphasis">http://localhost/</text:span>, with no <text:span text:style-name="Source_20_Text">:</text:span>?</text:p>
            </table:table-cell>
          </table:table-row>
        </table:table>
        <text:h text:style-name="Heading_20_2" text:outline-level="2"><text:bookmark text:name="_part_2_code_unittest_code_and_looking_for_our_site_8217_s_home_page"/>Part 2 - <text:span text:style-name="Source_20_Text">unittest</text:span> and looking for our site’s home page</text:h>
        <text:p text:style-name="Text_20_body">We update <text:span text:style-name="Emphasis">functional_tests.py</text:span> to use the <text:span text:style-name="Source_20_Text">unittest</text:span> module.</text:p>
        <text:p text:style-name="Preformatted_20_Text"><office:annotation><dc:date>2013-03-06T18:38:13</dc:date><text:p>Generator: GNU source-highlight 3.1.6</text:p><text:p>by Lorenzo Bettini</text:p><text:p>http://www.lorenzobettini.it</text:p><text:p>http://www.gnu.org/software/src-highlite</text:p></office:annotation></text:p>
        <text:p text:style-name="Preformatted_20_Text"><text:span text:style-name="Teletype"><text:span text:style-name="T1">import</text:span></text:span><text:span text:style-name="Teletype"> unittest</text:span></text:p>
        <text:p text:style-name="Preformatted_20_Text"><text:span text:style-name="Teletype"><text:span text:style-name="T1">from</text:span></text:span><text:span text:style-name="Teletype"> selenium </text:span><text:span text:style-name="Teletype"><text:span text:style-name="T1">import</text:span></text:span><text:span text:style-name="Teletype"> webdriver</text:span></text:p>
        <text:p text:style-name="Preformatted_20_Text"/>
        <text:p text:style-name="Preformatted_20_Text"><text:span text:style-name="Teletype"><text:span text:style-name="T5">class</text:span></text:span><text:span text:style-name="Teletype"> </text:span><text:span text:style-name="Teletype"><text:span text:style-name="T3">PollsFunctionalTest</text:span></text:span><text:span text:style-name="Teletype"><text:span text:style-name="T2">(</text:span></text:span><text:span text:style-name="Teletype">unittest</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setUp</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 </text:span><text:span text:style-name="Teletype"><text:span text:style-name="T2">=</text:span></text:span><text:span text:style-name="Teletype"> webdriver</text:span><text:span text:style-name="Teletype"><text:span text:style-name="T2">.</text:span></text:span><text:span text:style-name="Teletype"><text:span text:style-name="T3">Firefox</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implicitly_wait</text:span></text:span><text:span text:style-name="Teletype"><text:span text:style-name="T2">(</text:span></text:span><text:span text:style-name="Teletype"><text:span text:style-name="T6">3</text:span></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arDown</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quit</text:span></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Elspeth goes to check out a cool new polls site she's heard about</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reformatted_20_Text"/>
        <text:p text:style-name="Preformatted_20_Text"><text:span text:style-name="Teletype"><text:s text:c="8"/></text:span><text:span text:style-name="Teletype"><text:span text:style-name="T7"># It is obviously all about polls:</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reformatted_20_Text"/>
        <text:p text:style-name="Preformatted_20_Text"><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Preformatted_20_Text"/>
        <text:p text:style-name="Preformatted_20_Text"><text:span text:style-name="Teletype"><text:span text:style-name="T5">if</text:span></text:span><text:span text:style-name="Teletype"> __name__ </text:span><text:span text:style-name="Teletype"><text:span text:style-name="T2">==</text:span></text:span><text:span text:style-name="Teletype"> </text:span><text:span text:style-name="Teletype"><text:span text:style-name="T4">'__main__'</text:span></text:span><text:span text:style-name="Teletype"><text:span text:style-name="T2">:</text:span></text:span></text:p>
        <text:p text:style-name="P6"><text:span text:style-name="Teletype"><text:s text:c="4"/>unittest</text:span><text:span text:style-name="Teletype"><text:span text:style-name="T2">.</text:span></text:span><text:span text:style-name="Teletype"><text:span text:style-name="T3">main</text:span></text:span><text:span text:style-name="Teletype"><text:span text:style-name="T2">()</text:span></text:span></text:p>
        <table:table table:name="Table4" table:style-name="Table4">
          <table:table-column table:style-name="Table4.A"/>
          <table:table-column table:style-name="Table4.B"/>
          <table:table-row>
            <table:table-cell table:style-name="Table4.A1" office:value-type="string">
              <text:p text:style-name="P50">Note</text:p>
            </table:table-cell>
            <table:table-cell table:style-name="Table4.A1" office:value-type="string">
              <text:p text:style-name="Table_20_Contents">Some things to ask me about, in case I don’t mention them</text:p>
              <text:list xml:id="list352720334" text:style-name="L2">
                <text:list-item>
                  <text:p text:style-name="P46">why is <text:span text:style-name="Source_20_Text">unittest</text:span> helpful? </text:p>
                </text:list-item>
                <text:list-item>
                  <text:p text:style-name="P46">What is <text:span text:style-name="Source_20_Text">assertIn</text:span>? </text:p>
                </text:list-item>
                <text:list-item>
                  <text:p text:style-name="P46"><text:span text:style-name="Source_20_Text">setUp</text:span>, <text:span text:style-name="Source_20_Text">tearDown</text:span> </text:p>
                </text:list-item>
                <text:list-item>
                  <text:p text:style-name="P46"><text:span text:style-name="Source_20_Text">if __name__ == '__main__'</text:span> </text:p>
                </text:list-item>
                <text:list-item>
                  <text:p text:style-name="P46"><text:span text:style-name="Source_20_Text">self.browser.implicitly_wait()</text:span> </text:p>
                </text:list-item>
              </text:list>
            </table:table-cell>
          </table:table-row>
        </table:table>
        <text:p text:style-name="Text_20_body">Expected failure:</text:p>
        <text:p text:style-name="P6"><text:span text:style-name="Source_20_Text">AssertionError: 'Polls' not found in u'Welcome to Django'</text:span></text:p>
        <table:table table:name="Table5" table:style-name="Table5">
          <table:table-column table:style-name="Table5.A"/>
          <table:table-column table:style-name="Table5.B"/>
          <table:table-row>
            <table:table-cell table:style-name="Table5.A1" office:value-type="string">
              <text:p text:style-name="P50">Tip</text:p>
            </table:table-cell>
            <table:table-cell table:style-name="Table5.A1" office:value-type="string">
              <text:p text:style-name="Table_20_Contents">If you get a message saying “Problem loading page” or “Unable to connect”, could it be because the dev server isn’t running? Use <text:span text:style-name="Source_20_Text">python manage.py runserver</text:span> to start it up again…</text:p>
            </table:table-cell>
          </table:table-row>
        </table:table>
        <text:p text:style-name="Text_20_body"/>
        <text:p text:style-name="P45">Finish writing the FT as comments:</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4"/></text:span><text:span text:style-name="Teletype"><text:span text:style-name="T7"># Elspeth goest to check out a cool new polls site she's heard about</text:span></text:span></text:p>
        <text:p text:style-name="Preformatted_20_Text"><text:span text:style-name="Teletype"><text:s text:c="4"/>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reformatted_20_Text"/>
        <text:p text:style-name="Preformatted_20_Text"><text:span text:style-name="Teletype"><text:s text:c="4"/></text:span><text:span text:style-name="Teletype"><text:span text:style-name="T7"># It is obviously all about polls:</text:span></text:span></text:p>
        <text:p text:style-name="Preformatted_20_Text"><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reformatted_20_Text"/>
        <text:p text:style-name="Preformatted_20_Text"><text:span text:style-name="Teletype"><text:s text:c="4"/></text:span><text:span text:style-name="Teletype"><text:span text:style-name="T7"># She clicks on the link to the first Poll, which is titled</text:span></text:span></text:p>
        <text:p text:style-name="Preformatted_20_Text"><text:span text:style-name="Teletype"><text:s text:c="4"/></text:span><text:span text:style-name="Teletype"><text:span text:style-name="T7"># "How awesome is TDD?"</text:span></text:span></text:p>
        <text:p text:style-name="Preformatted_20_Text"><text:span text:style-name="Teletype"><text:s text:c="4"/>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Preformatted_20_Text"/>
        <text:p text:style-name="Preformatted_20_Text"><text:span text:style-name="Teletype"><text:s text:c="4"/></text:span><text:span text:style-name="Teletype"><text:span text:style-name="T7"># She is taken to a poll 'results' page, which says</text:span></text:span></text:p>
        <text:p text:style-name="Preformatted_20_Text"><text:span text:style-name="Teletype"><text:s text:c="4"/></text:span><text:span text:style-name="Teletype"><text:span text:style-name="T7"># "No-one has voted on this poll yet"</text:span></text:span></text:p>
        <text:p text:style-name="Preformatted_20_Text"/>
        <text:p text:style-name="Preformatted_20_Text"><text:span text:style-name="Teletype"><text:s text:c="4"/></text:span><text:span text:style-name="Teletype"><text:span text:style-name="T7"># She also sees a form, which offers her several choices.</text:span></text:span></text:p>
        <text:p text:style-name="Preformatted_20_Text"><text:span text:style-name="Teletype"><text:s text:c="4"/></text:span><text:span text:style-name="Teletype"><text:span text:style-name="T7"># There are three options with radio buttons</text:span></text:span></text:p>
        <text:p text:style-name="Preformatted_20_Text"/>
        <text:p text:style-name="Preformatted_20_Text"><text:span text:style-name="Teletype"><text:s text:c="4"/></text:span><text:span text:style-name="Teletype"><text:span text:style-name="T7"># She decided to select "very awesome", which is answer #1</text:span></text:span></text:p>
        <text:p text:style-name="Preformatted_20_Text"/>
        <text:p text:style-name="Preformatted_20_Text"><text:span text:style-name="Teletype"><text:s text:c="4"/></text:span><text:span text:style-name="Teletype"><text:span text:style-name="T7"># Elspeth clicks 'submit'</text:span></text:span></text:p>
        <text:p text:style-name="Preformatted_20_Text"/>
        <text:p text:style-name="Preformatted_20_Text"><text:span text:style-name="Teletype"><text:s text:c="4"/></text:span><text:span text:style-name="Teletype"><text:span text:style-name="T7"># The page refreshes, and she sees that her choice</text:span></text:span></text:p>
        <text:p text:style-name="Preformatted_20_Text"><text:span text:style-name="Teletype"><text:s text:c="4"/></text:span><text:span text:style-name="Teletype"><text:span text:style-name="T7"># has updated the results. <text:s/>They now say</text:span></text:span></text:p>
        <text:p text:style-name="Preformatted_20_Text"><text:span text:style-name="Teletype"><text:s text:c="4"/></text:span><text:span text:style-name="Teletype"><text:span text:style-name="T7"># "1 vote" and "100 %: very awesome".</text:span></text:span></text:p>
        <text:p text:style-name="Preformatted_20_Text"/>
        <text:p text:style-name="Preformatted_20_Text"><text:span text:style-name="Teletype"><text:s text:c="4"/></text:span><text:span text:style-name="Teletype"><text:span text:style-name="T7"># Elspeth decides to try to vote again</text:span></text:span></text:p>
        <text:p text:style-name="Preformatted_20_Text"/>
        <text:p text:style-name="Preformatted_20_Text"><text:span text:style-name="Teletype"><text:s text:c="4"/></text:span><text:span text:style-name="Teletype"><text:span text:style-name="T7"># The site is not very clever (yet) so it lets her</text:span></text:span></text:p>
        <text:p text:style-name="Preformatted_20_Text"/>
        <text:p text:style-name="Preformatted_20_Text"><text:span text:style-name="Teletype"><text:s text:c="4"/></text:span><text:span text:style-name="Teletype"><text:span text:style-name="T7"># She votes for another choice, and the percentages go 50%-50%</text:span></text:span></text:p>
        <text:p text:style-name="Preformatted_20_Text"/>
        <text:p text:style-name="Preformatted_20_Text"><text:span text:style-name="Teletype"><text:s text:c="4"/></text:span><text:span text:style-name="Teletype"><text:span text:style-name="T7"># She votes again, and they go 66% - 33%</text:span></text:span></text:p>
        <text:p text:style-name="Preformatted_20_Text"/>
        <text:p text:style-name="Preformatted_20_Text"><text:span text:style-name="Teletype"><text:s text:c="4"/></text:span><text:span text:style-name="Teletype"><text:span text:style-name="T7"># Satisfied, she goes back to sleep</text:span></text:span></text:p>
        <text:p text:style-name="Preformatted_20_Text"/>
        <text:p text:style-name="P7"><text:span text:style-name="Teletype">[...]</text:span></text:p>
        <table:table table:name="Table6" table:style-name="Table6">
          <table:table-column table:style-name="Table6.A"/>
          <table:table-column table:style-name="Table6.B"/>
          <table:table-row>
            <table:table-cell table:style-name="Table6.A1" office:value-type="string">
              <text:p text:style-name="P50">Tip</text:p>
            </table:table-cell>
            <table:table-cell table:style-name="Table6.A1" office:value-type="string">
              <text:p text:style-name="Table_20_Contents">Shortcut to typing all that in:</text:p>
              <text:p text:style-name="P6"><text:span text:style-name="Source_20_Text">git checkout PYCON_2013_PART_2_FT -- functional_tests.py</text:span></text:p>
            </table:table-cell>
          </table:table-row>
        </table:table>
        <text:p text:style-name="Text_20_body">Finish up by <text:span text:style-name="Strong_20_Emphasis">moving</text:span> <text:span text:style-name="Emphasis">functional_tests.py</text:span> into the <text:span text:style-name="Emphasis">mysite</text:span> folder</text:p>
        <table:table table:name="Table7" table:style-name="Table7">
          <table:table-column table:style-name="Table7.A"/>
          <table:table-column table:style-name="Table7.B"/>
          <table:table-row>
            <table:table-cell table:style-name="Table7.A1" office:value-type="string">
              <text:p text:style-name="P50">Note</text:p>
            </table:table-cell>
            <table:table-cell table:style-name="Table7.A1" office:value-type="string">
              <text:p text:style-name="Table_20_Contents">Advanced task</text:p>
              <text:p text:style-name="Table_20_Contents">Look up some of the other assertion methods in unittest. Do they all make sense? What might you use <text:span text:style-name="Emphasis">assertItemsEqual</text:span> for?</text:p>
            </table:table-cell>
          </table:table-row>
        </table:table>
        <text:h text:style-name="Heading_20_2" text:outline-level="2"><text:bookmark text:name="_part_3_unit_tests_a_django_app_urls_py_and_views_py"/>Part 3 - Unit tests, a Django app, urls.py and views.py</text:h>
        <text:p text:style-name="Heading_20_3"><text:bookmark text:name="_create_a_polls_app_and_run_its_unit_tests"/>Create a polls app and run its unit tests</text:p>
        <text:p text:style-name="Text_20_body">Run the following command:</text:p>
        <text:p text:style-name="P6"><text:span text:style-name="Source_20_Text">python manage.py startapp polls</text:span></text:p>
        <text:p text:style-name="Text_20_body">Your directory tree will now look like this:</text:p>
        <text:p text:style-name="Preformatted_20_Text"><text:span text:style-name="Source_20_Text">mysite</text:span></text:p>
        <text:p text:style-name="Preformatted_20_Text"><text:span text:style-name="Source_20_Text">|-- functional_test.py</text:span></text:p>
        <text:p text:style-name="Preformatted_20_Text"><text:span text:style-name="Source_20_Text">|-- manage.py</text:span></text:p>
        <text:p text:style-name="Preformatted_20_Text"><text:span text:style-name="Source_20_Text">|-- mysite</text:span></text:p>
        <text:p text:style-name="Preformatted_20_Text"><text:span text:style-name="Source_20_Text">| <text:s text:c="2"/>|-- __init__.py</text:span></text:p>
        <text:p text:style-name="Preformatted_20_Text"><text:span text:style-name="Source_20_Text">| <text:s text:c="2"/>|-- settings.py</text:span></text:p>
        <text:p text:style-name="Preformatted_20_Text"><text:span text:style-name="Source_20_Text">| <text:s text:c="2"/>|-- urls.py</text:span></text:p>
        <text:p text:style-name="Preformatted_20_Text"><text:span text:style-name="Source_20_Text">| <text:s text:c="2"/>`-- wsgi.py</text:span></text:p>
        <text:p text:style-name="Preformatted_20_Text"><text:span text:style-name="Source_20_Text">`-- polls</text:span></text:p>
        <text:p text:style-name="Preformatted_20_Text"><text:span text:style-name="Source_20_Text"><text:s text:c="4"/>|-- __init__.py</text:span></text:p>
        <text:p text:style-name="Preformatted_20_Text"><text:span text:style-name="Source_20_Text"><text:s text:c="4"/>|-- models.py</text:span></text:p>
        <text:p text:style-name="Preformatted_20_Text"><text:span text:style-name="Source_20_Text"><text:s text:c="4"/>|-- tests.py</text:span></text:p>
        <text:p text:style-name="P6"><text:span text:style-name="Source_20_Text"><text:s text:c="4"/>`-- views.py</text:span></text:p>
        <text:p text:style-name="Text_20_body">Now we deliberately break the unit test at <text:span text:style-name="Emphasis">polls/tests.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reformatted_20_Text"/>
        <text:p text:style-name="Preformatted_20_Text"><text:span text:style-name="Teletype"><text:span text:style-name="T5">class</text:span></text:span><text:span text:style-name="Teletype"> </text:span><text:span text:style-name="Teletype"><text:span text:style-name="T3">SimpleTest</text:span></text:span><text:span text:style-name="Teletype"><text:span text:style-name="T2">(</text:span></text:span><text:span text:style-name="Teletype">TestCase</text:span><text:span text:style-name="Teletype"><text:span text:style-name="T2">):</text:span></text:span></text:p>
        <text:p text:style-name="Preformatted_20_Text"><text:span text:style-name="Teletype"><text:s text:c="4"/></text:span><text:span text:style-name="Teletype"><text:span text:style-name="T5">def</text:span></text:span><text:span text:style-name="Teletype"> </text:span><text:span text:style-name="Teletype"><text:span text:style-name="T3">test_basic_addition</text:span></text:span><text:span text:style-name="Teletype"><text:span text:style-name="T2">(</text:span></text:span><text:span text:style-name="Teletype">self</text:span><text:span text:style-name="Teletype"><text:span text:style-name="T2">):</text:span></text:span></text:p>
        <text:p text:style-name="P2"><text:span text:style-name="Teletype"><text:s text:c="8"/></text:span><text:span text:style-name="Teletype"><text:span text:style-name="T8">"""</text:span></text:span></text:p>
        <text:p text:style-name="P2"><text:span text:style-name="Teletype"><text:s text:c="8"/></text:span><text:span text:style-name="Teletype"><text:span text:style-name="T8">Tests that 1 + 1 always equals 2.</text:span></text:span></text:p>
        <text:p text:style-name="P2"><text:span text:style-name="Teletype"><text:s text:c="8"/></text:span><text:span text:style-name="Teletype"><text:span text:style-name="T8">"""</text:span></text:span></text:p>
        <text:p text:style-name="P6"><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text:span text:style-name="T6">1</text:span></text:span><text:span text:style-name="Teletype"> </text:span><text:span text:style-name="Teletype"><text:span text:style-name="T2">+</text:span></text:span><text:span text:style-name="Teletype"> </text:span><text:span text:style-name="Teletype"><text:span text:style-name="T6">1</text:span></text:span><text:span text:style-name="Teletype"><text:span text:style-name="T2">,</text:span></text:span><text:span text:style-name="Teletype"> </text:span><text:span text:style-name="Teletype"><text:span text:style-name="T6">3</text:span></text:span><text:span text:style-name="Teletype"><text:span text:style-name="T2">)</text:span></text:span></text:p>
        <text:p text:style-name="Text_20_body">To run it: <text:span text:style-name="Source_20_Text">python manage.py test</text:span></text:p>
        <text:p text:style-name="Text_20_body">Expected Failure 1:</text:p>
        <text:p text:style-name="P6"><text:span text:style-name="Source_20_Text">settings.DATABASES is improperly configured.</text:span></text:p>
        <table:table table:name="Table8" table:style-name="Table8">
          <table:table-column table:style-name="Table8.A"/>
          <table:table-column table:style-name="Table8.B"/>
          <table:table-row>
            <table:table-cell table:style-name="Table8.A1" office:value-type="string">
              <text:p text:style-name="P50">Note</text:p>
            </table:table-cell>
            <table:table-cell table:style-name="Table8.A1" office:value-type="string">
              <text:p text:style-name="Table_20_Contents">Ask me about: The difference between unit tests and functional tests</text:p>
            </table:table-cell>
          </table:table-row>
        </table:table>
        <text:p text:style-name="Text_20_body">Fix in <text:span text:style-name="Emphasis">mysite/settings.py</text:span></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DATABASES </text:span><text:span text:style-name="Teletype"><text:span text:style-name="T2">=</text:span></text:span><text:span text:style-name="Teletype"> </text:span><text:span text:style-name="Teletype"><text:span text:style-name="T2">{</text:span></text:span></text:p>
        <text:p text:style-name="Preformatted_20_Text"><text:span text:style-name="Teletype"><text:s text:c="4"/></text:span><text:span text:style-name="Teletype"><text:span text:style-name="T4">'default'</text:span></text:span><text:span text:style-name="Teletype"><text:span text:style-name="T2">:</text:span></text:span><text:span text:style-name="Teletype"> </text:span><text:span text:style-name="Teletype"><text:span text:style-name="T2">{</text:span></text:span></text:p>
        <text:p text:style-name="Preformatted_20_Text"><text:span text:style-name="Teletype"><text:s text:c="8"/></text:span><text:span text:style-name="Teletype"><text:span text:style-name="T4">'ENGINE'</text:span></text:span><text:span text:style-name="Teletype"><text:span text:style-name="T2">:</text:span></text:span><text:span text:style-name="Teletype"> </text:span><text:span text:style-name="Teletype"><text:span text:style-name="T4">'django.db.backends.sqlite3'</text:span></text:span><text:span text:style-name="Teletype"><text:span text:style-name="T2">,</text:span></text:span></text:p>
        <text:p text:style-name="P6"><text:span text:style-name="Teletype"><text:s text:c="8"/></text:span><text:span text:style-name="Teletype"><text:span text:style-name="T4">'NAME'</text:span></text:span><text:span text:style-name="Teletype"><text:span text:style-name="T2">:</text:span></text:span><text:span text:style-name="Teletype"> </text:span><text:span text:style-name="Teletype"><text:span text:style-name="T4">''</text:span></text:span><text:span text:style-name="Teletype"><text:span text:style-name="T2">,</text:span></text:span><text:span text:style-name="Teletype"> <text:s text:c="14"/></text:span><text:span text:style-name="Teletype"><text:span text:style-name="T7"># Or path to database file if using sqlite3.</text:span></text:span></text:p>
        <text:p text:style-name="Preformatted_20_Text"><text:span text:style-name="Source_20_Text">$ python manage.py test</text:span></text:p>
        <text:p text:style-name="P6"><text:span text:style-name="Source_20_Text">$ python manage.py test polls</text:span></text:p>
        <text:p text:style-name="Text_20_body">Expected Failure:</text:p>
        <text:p text:style-name="P6"><text:span text:style-name="Source_20_Text">ImproperlyConfigured: App with label polls could not be found</text:span></text:p>
        <table:table table:name="Table9" table:style-name="Table9">
          <table:table-column table:style-name="Table9.A"/>
          <table:table-column table:style-name="Table9.B"/>
          <text:soft-page-break/>
          <table:table-row>
            <table:table-cell table:style-name="Table9.A1" office:value-type="string">
              <text:p text:style-name="P50">Note</text:p>
            </table:table-cell>
            <table:table-cell table:style-name="Table9.A1" office:value-type="string">
              <text:p text:style-name="Table_20_Contents">Ask me about: re-usable apps?</text:p>
            </table:table-cell>
          </table:table-row>
        </table:table>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INSTALLED_APPS </text:span><text:span text:style-name="Teletype"><text:span text:style-name="T2">=</text:span></text:span><text:span text:style-name="Teletype"> </text:span><text:span text:style-name="Teletype"><text:span text:style-name="T2">(</text:span></text:span></text:p>
        <text:p text:style-name="Preformatted_20_Text"><text:span text:style-name="Teletype"><text:s text:c="4"/></text:span><text:span text:style-name="Teletype"><text:span text:style-name="T4">'django.contrib.auth'</text:span></text:span><text:span text:style-name="Teletype"><text:span text:style-name="T2">,</text:span></text:span></text:p>
        <text:p text:style-name="Preformatted_20_Text"><text:span text:style-name="Teletype"><text:s text:c="4"/></text:span><text:span text:style-name="Teletype"><text:span text:style-name="T4">'django.contrib.contenttypes'</text:span></text:span><text:span text:style-name="Teletype"><text:span text:style-name="T2">,</text:span></text:span></text:p>
        <text:p text:style-name="Preformatted_20_Text"><text:span text:style-name="Teletype"><text:s text:c="4"/></text:span><text:span text:style-name="Teletype"><text:span text:style-name="T4">'django.contrib.sessions'</text:span></text:span><text:span text:style-name="Teletype"><text:span text:style-name="T2">,</text:span></text:span></text:p>
        <text:p text:style-name="Preformatted_20_Text"><text:span text:style-name="Teletype"><text:s text:c="4"/></text:span><text:span text:style-name="Teletype"><text:span text:style-name="T4">'django.contrib.sites'</text:span></text:span><text:span text:style-name="Teletype"><text:span text:style-name="T2">,</text:span></text:span></text:p>
        <text:p text:style-name="Preformatted_20_Text"><text:span text:style-name="Teletype"><text:s text:c="4"/></text:span><text:span text:style-name="Teletype"><text:span text:style-name="T4">'django.contrib.messages'</text:span></text:span><text:span text:style-name="Teletype"><text:span text:style-name="T2">,</text:span></text:span></text:p>
        <text:p text:style-name="Preformatted_20_Text"><text:span text:style-name="Teletype"><text:s text:c="4"/></text:span><text:span text:style-name="Teletype"><text:span text:style-name="T4">'django.contrib.staticfiles'</text:span></text:span><text:span text:style-name="Teletype"><text:span text:style-name="T2">,</text:span></text:span></text:p>
        <text:p text:style-name="Preformatted_20_Text"><text:span text:style-name="Teletype"><text:s text:c="4"/></text:span><text:span text:style-name="Teletype"><text:span text:style-name="T7"># Uncomment the next line to enable the admin:</text:span></text:span></text:p>
        <text:p text:style-name="Preformatted_20_Text"><text:span text:style-name="Teletype"><text:s text:c="4"/></text:span><text:span text:style-name="Teletype"><text:span text:style-name="T7"># 'django.contrib.admin',</text:span></text:span></text:p>
        <text:p text:style-name="Preformatted_20_Text"><text:span text:style-name="Teletype"><text:s text:c="4"/></text:span><text:span text:style-name="Teletype"><text:span text:style-name="T7"># Uncomment the next line to enable admin documentation:</text:span></text:span></text:p>
        <text:p text:style-name="Preformatted_20_Text"><text:span text:style-name="Teletype"><text:s text:c="4"/></text:span><text:span text:style-name="Teletype"><text:span text:style-name="T7"># 'django.contrib.admindocs',</text:span></text:span></text:p>
        <text:p text:style-name="Preformatted_20_Text"><text:span text:style-name="Teletype"><text:s text:c="4"/></text:span><text:span text:style-name="Teletype"><text:span text:style-name="T4">'polls'</text:span></text:span><text:span text:style-name="Teletype"><text:span text:style-name="T2">,</text:span></text:span></text:p>
        <text:p text:style-name="P6"><text:span text:style-name="Teletype"><text:span text:style-name="T2">)</text:span></text:span></text:p>
        <text:p text:style-name="Text_20_body">Expected failure:</text:p>
        <text:p text:style-name="P6"><text:span text:style-name="Source_20_Text">AssertionError: 2 != 3</text:span></text:p>
        <text:p text:style-name="Heading_20_3"><text:bookmark text:name="_django_url_mapping_in_urls_py"/>Django url mapping in urls.py</text:p>
        <text:p text:style-name="Text_20_body">Now change <text:span text:style-name="Emphasis">polls/tests.py</text:span>, throwing away almost all the old stuff</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re</text:span><text:span text:style-name="Teletype"><text:span text:style-name="T2">.</text:span></text:span><text:span text:style-name="Teletype">urlresolvers </text:span><text:span text:style-name="Teletype"><text:span text:style-name="T1">import</text:span></text:span><text:span text:style-name="Teletype"> resolve</text:span></text:p>
        <text:p text:style-name="Preformatted_20_Text"><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reformatted_20_Text"><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reformatted_20_Text"/>
        <text:p text:style-name="Preformatted_20_Text"><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root_url_resolves_to_home_page_view</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found </text:span><text:span text:style-name="Teletype"><text:span text:style-name="T2">=</text:span></text:span><text:span text:style-name="Teletype"> </text:span><text:span text:style-name="Teletype"><text:span text:style-name="T3">resolve</text:span></text:span><text:span text:style-name="Teletype"><text:span text:style-name="T2">(</text:span></text:span><text:span text:style-name="Teletype"><text:span text:style-name="T4">'/'</text:span></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found</text:span><text:span text:style-name="Teletype"><text:span text:style-name="T2">.</text:span></text:span><text:span text:style-name="Teletype">func</text:span><text:span text:style-name="Teletype"><text:span text:style-name="T2">,</text:span></text:span><text:span text:style-name="Teletype"> home_page</text:span><text:span text:style-name="Teletype"><text:span text:style-name="T2">)</text:span></text:span></text:p>
        <text:p text:style-name="Text_20_body">Expected failure:</text:p>
        <text:p text:style-name="P6"><text:span text:style-name="Source_20_Text">ImportError: cannot import name home_page</text:span></text:p>
        <text:p text:style-name="Text_20_body">In <text:span text:style-name="Emphasis">polls/views.py</text:span>:</text:p>
        <text:p text:style-name="P3"><text:span text:style-name="Teletype"><office:annotation><dc:date>2013-03-06T18:38:13</dc:date><text:p>Generator: GNU source-highlight 3.1.6</text:p><text:p>by Lorenzo Bettini</text:p><text:p>http://www.lorenzobettini.it</text:p><text:p>http://www.gnu.org/software/src-highlite</text:p></office:annotation></text:span><text:span text:style-name="Teletype"># Create your views here.</text:span></text:p>
        <text:p text:style-name="P6"><text:span text:style-name="Teletype">home_page </text:span><text:span text:style-name="Teletype"><text:span text:style-name="T2">=</text:span></text:span><text:span text:style-name="Teletype"> None</text:span></text:p>
        <table:table table:name="Table10" table:style-name="Table10">
          <table:table-column table:style-name="Table10.A"/>
          <table:table-column table:style-name="Table10.B"/>
          <table:table-row>
            <table:table-cell table:style-name="Table10.A1" office:value-type="string">
              <text:p text:style-name="P50">Note</text:p>
            </table:table-cell>
            <table:table-cell table:style-name="Table10.A1" office:value-type="string">
              <text:p text:style-name="Table_20_Contents">ask me about: that being totally ridiculous!</text:p>
            </table:table-cell>
          </table:table-row>
        </table:table>
        <text:p text:style-name="Text_20_body">Expected failure:</text:p>
        <text:p text:style-name="P6"><text:span text:style-name="Source_20_Text">Resolver404: {'path': '', 'tried': []}</text:span></text:p>
        <text:p text:style-name="Text_20_body">In <text:span text:style-name="Emphasis">mysite/urls.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nf</text:span><text:span text:style-name="Teletype"><text:span text:style-name="T2">.</text:span></text:span><text:span text:style-name="Teletype">urls </text:span><text:span text:style-name="Teletype"><text:span text:style-name="T1">import</text:span></text:span><text:span text:style-name="Teletype"> patterns</text:span><text:span text:style-name="Teletype"><text:span text:style-name="T2">,</text:span></text:span><text:span text:style-name="Teletype"> include</text:span><text:span text:style-name="Teletype"><text:span text:style-name="T2">,</text:span></text:span><text:span text:style-name="Teletype"> url</text:span></text:p>
        <text:p text:style-name="Preformatted_20_Text"/>
        <text:p text:style-name="P3"><text:span text:style-name="Teletype"># Uncomment the next two lines to enable the admin:</text:span></text:p>
        <text:p text:style-name="P3"><text:span text:style-name="Teletype"># from django.contrib import admin</text:span></text:p>
        <text:p text:style-name="P3"><text:span text:style-name="Teletype"># admin.autodiscover()</text:span></text:p>
        <text:p text:style-name="Preformatted_20_Text"/>
        <text:p text:style-name="Preformatted_20_Text"><text:span text:style-name="Teletype">urlpatterns </text:span><text:span text:style-name="Teletype"><text:span text:style-name="T2">=</text:span></text:span><text:span text:style-name="Teletype"> </text:span><text:span text:style-name="Teletype"><text:span text:style-name="T3">patterns</text:span></text:span><text:span text:style-name="Teletype"><text:span text:style-name="T2">(</text:span></text:span><text:span text:style-name="Teletype"><text:span text:style-name="T4">''</text:span></text:span><text:span text:style-name="Teletype"><text:span text:style-name="T2">,</text:span></text:span></text:p>
        <text:p text:style-name="Preformatted_20_Text"><text:span text:style-name="Teletype"><text:s text:c="4"/></text:span><text:span text:style-name="Teletype"><text:span text:style-name="T7"># Examples:</text:span></text:span></text:p>
        <text:p text:style-name="Preformatted_20_Text"><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text:span></text:span><text:span text:style-name="Teletype"><text:span text:style-name="T2">,</text:span></text:span><text:span text:style-name="Teletype"> </text:span><text:span text:style-name="Teletype"><text:span text:style-name="T4">'polls.views.home_page'</text:span></text:span><text:span text:style-name="Teletype"><text:span text:style-name="T2">,</text:span></text:span><text:span text:style-name="Teletype"> name</text:span><text:span text:style-name="Teletype"><text:span text:style-name="T2">=</text:span></text:span><text:span text:style-name="Teletype"><text:span text:style-name="T4">'home'</text:span></text:span><text:span text:style-name="Teletype"><text:span text:style-name="T2">),</text:span></text:span></text:p>
        <text:p text:style-name="Preformatted_20_Text"><text:soft-page-break/><text:span text:style-name="Teletype"><text:s text:c="4"/></text:span><text:span text:style-name="Teletype"><text:span text:style-name="T7"># url(r'^polls/', include('polls.foo.urls')),</text:span></text:span></text:p>
        <text:p text:style-name="Preformatted_20_Text"/>
        <text:p text:style-name="Preformatted_20_Text"><text:span text:style-name="Teletype"><text:s text:c="4"/></text:span><text:span text:style-name="Teletype"><text:span text:style-name="T7"># Uncomment the admin/doc line below to enable admin documentation:</text:span></text:span></text:p>
        <text:p text:style-name="Preformatted_20_Text"><text:span text:style-name="Teletype"><text:s text:c="4"/></text:span><text:span text:style-name="Teletype"><text:span text:style-name="T7"># url(r'^admin/doc/', include('django.contrib.admindocs.urls')),</text:span></text:span></text:p>
        <text:p text:style-name="Preformatted_20_Text"/>
        <text:p text:style-name="Preformatted_20_Text"><text:span text:style-name="Teletype"><text:s text:c="4"/></text:span><text:span text:style-name="Teletype"><text:span text:style-name="T7"># Uncomment the next line to enable the admin:</text:span></text:span></text:p>
        <text:p text:style-name="Preformatted_20_Text"><text:span text:style-name="Teletype"><text:s text:c="4"/></text:span><text:span text:style-name="Teletype"><text:span text:style-name="T7"># url(r'^admin/', include(admin.site.urls)),</text:span></text:span></text:p>
        <text:p text:style-name="P6"><text:span text:style-name="Teletype"><text:span text:style-name="T2">)</text:span></text:span></text:p>
        <text:p text:style-name="Text_20_body">Expected failure:</text:p>
        <text:p text:style-name="P6"><text:span text:style-name="Source_20_Text">ViewDoesNotExist: Could not import polls.views.home_page. View is not callable.</text:span></text:p>
        <table:table table:name="Table11" table:style-name="Table11">
          <table:table-column table:style-name="Table11.A"/>
          <table:table-column table:style-name="Table11.B"/>
          <table:table-row>
            <table:table-cell table:style-name="Table11.A1" office:value-type="string">
              <text:p text:style-name="P50">Note</text:p>
            </table:table-cell>
            <table:table-cell table:style-name="Table11.A1" office:value-type="string">
              <text:p text:style-name="Table_20_Contents">ask me about: dot-notation vs importing views.</text:p>
            </table:table-cell>
          </table:table-row>
        </table:table>
        <text:p text:style-name="Text_20_body">So, in <text:span text:style-name="Emphasis">polls/views.py</text:span></text:p>
        <text:p text:style-name="P3"><text:span text:style-name="Teletype"><office:annotation><dc:date>2013-03-06T18:38:13</dc:date><text:p>Generator: GNU source-highlight 3.1.6</text:p><text:p>by Lorenzo Bettini</text:p><text:p>http://www.lorenzobettini.it</text:p><text:p>http://www.gnu.org/software/src-highlite</text:p></office:annotation></text:span><text:span text:style-name="Teletype"># Create your views here.</text:span></text:p>
        <text:p text:style-name="Preformatted_20_Text"/>
        <text:p text:style-name="Preformatted_20_Text"><text:span text:style-name="Teletype"><text:span text:style-name="T5">def</text:span></text:span><text:span text:style-name="Teletype"> </text:span><text:span text:style-name="Teletype"><text:span text:style-name="T3">home_page</text:span></text:span><text:span text:style-name="Teletype"><text:span text:style-name="T2">():</text:span></text:span></text:p>
        <text:p text:style-name="P6"><text:span text:style-name="Teletype"><text:s text:c="4"/></text:span><text:span text:style-name="Teletype"><text:span text:style-name="T5">pass</text:span></text:span></text:p>
        <text:p text:style-name="Text_20_body">Test should pass!</text:p>
        <table:table table:name="Table12" table:style-name="Table12">
          <table:table-column table:style-name="Table12.A"/>
          <table:table-column table:style-name="Table12.B"/>
          <table:table-row>
            <table:table-cell table:style-name="Table12.A1" office:value-type="string">
              <text:p text:style-name="P50">Note</text:p>
            </table:table-cell>
            <table:table-cell table:style-name="Table12.A1" office:value-type="string">
              <text:p text:style-name="Table_20_Contents">Advanced task</text:p>
              <text:list xml:id="list1776651420" text:style-name="L3">
                <text:list-item>
                  <text:p text:style-name="P47">Would a lambda function work? Are there any other Python objects you could use that would still get the tests to pass? </text:p>
                </text:list-item>
                <text:list-item>
                  <text:p text:style-name="P47">What happens when you use the empty string ('') as the URL you call in the test? What about two slashes (//) </text:p>
                </text:list-item>
              </text:list>
            </table:table-cell>
          </table:table-row>
        </table:table>
        <text:p text:style-name="Heading_20_3"><text:bookmark text:name="_a_minimal_view_to_return_static_html_in_views_py"/>A minimal view to return static HTML in views.py</text:p>
        <text:p text:style-name="Text_20_body">We extend the unit tests in <text:span text:style-name="Emphasis">polls/tests.py</text:span>, to say we want our view to return some static HTML…</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re</text:span><text:span text:style-name="Teletype"><text:span text:style-name="T2">.</text:span></text:span><text:span text:style-name="Teletype">urlresolvers </text:span><text:span text:style-name="Teletype"><text:span text:style-name="T1">import</text:span></text:span><text:span text:style-name="Teletype"> resolve</text:span></text:p>
        <text:p text:style-name="Preformatted_20_Text"><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reformatted_20_Text"><text:span text:style-name="Teletype"><text:span text:style-name="T1">from</text:span></text:span><text:span text:style-name="Teletype"> django</text:span><text:span text:style-name="Teletype"><text:span text:style-name="T2">.</text:span></text:span><text:span text:style-name="Teletype">http </text:span><text:span text:style-name="Teletype"><text:span text:style-name="T1">import</text:span></text:span><text:span text:style-name="Teletype"> HttpRequest</text:span></text:p>
        <text:p text:style-name="Preformatted_20_Text"><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reformatted_20_Text"/>
        <text:p text:style-name="Preformatted_20_Text"><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root_url_resolves_to_home_page_view</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found </text:span><text:span text:style-name="Teletype"><text:span text:style-name="T2">=</text:span></text:span><text:span text:style-name="Teletype"> </text:span><text:span text:style-name="Teletype"><text:span text:style-name="T3">resolve</text:span></text:span><text:span text:style-name="Teletype"><text:span text:style-name="T2">(</text:span></text:span><text:span text:style-name="Teletype"><text:span text:style-name="T4">'/'</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found</text:span><text:span text:style-name="Teletype"><text:span text:style-name="T2">.</text:span></text:span><text:span text:style-name="Teletype">func</text:span><text:span text:style-name="Teletype"><text:span text:style-name="T2">,</text:span></text:span><text:span text:style-name="Teletype"> home_page</text:span><text:span text:style-name="Teletype"><text:span text:style-name="T2">)</text:span></text:span></text:p>
        <text:p text:style-name="Preformatted_20_Text"/>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home_page_returns_correct_htm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reformatted_20_Text"><text:span text:style-name="Teletype"><text:s text:c="8"/>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startswith</text:span></text:span><text:span text:style-name="Teletype"><text:span text:style-name="T2">(</text:span></text:span><text:span text:style-name="Teletype"><text:span text:style-name="T4">'&lt;html&gt;'</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title&gt;Poll ALL The Things&lt;/title&g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endswith</text:span></text:span><text:span text:style-name="Teletype"><text:span text:style-name="T2">(</text:span></text:span><text:span text:style-name="Teletype"><text:span text:style-name="T4">'&lt;/html&gt;'</text:span></text:span><text:span text:style-name="Teletype"><text:span text:style-name="T2">))</text:span></text:span></text:p>
        <text:p text:style-name="Text_20_body">Don’t forget to import <text:span text:style-name="Source_20_Text">HttpRequest</text:span></text:p>
        <text:p text:style-name="Text_20_body">Expected failure:</text:p>
        <text:p text:style-name="P6"><text:soft-page-break/><text:span text:style-name="Source_20_Text">TypeError: home_page() takes no arguments (1 given)</text:span></text:p>
        <text:list xml:id="list95611857" text:style-name="L4">
          <text:list-item>
            <text:p text:style-name="P19">Minimal code change: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pass</text:span></text:span></text:p>
        <text:list xml:id="list1631765252" text:style-name="L5">
          <text:list-item>
            <text:p text:style-name="P20">Tests: </text:p>
          </text:list-item>
        </text:list>
        <text:p text:style-name="Preformatted_20_Text"><text:span text:style-name="Source_20_Text"><text:s text:c="4"/>self.assertTrue(response.content.startswith('&lt;html&gt;'))</text:span></text:p>
        <text:p text:style-name="P6"><text:span text:style-name="Source_20_Text">AttributeError: 'NoneType' object has no attribute 'content'</text:span></text:p>
        <text:list xml:id="list160384514" text:style-name="L6">
          <text:list-item>
            <text:p text:style-name="P21">Code </text:p>
          </text:list-item>
        </text:list>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http </text:span><text:span text:style-name="Teletype"><text:span text:style-name="T1">import</text:span></text:span><text:span text:style-name="Teletype"> HttpResponse</text:span></text:p>
        <text:p text:style-name="Preformatted_20_Text"/>
        <text:p text:style-name="Preformatted_20_Text"><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p>
        <text:list xml:id="list611113375" text:style-name="L7">
          <text:list-item>
            <text:p text:style-name="P22">Tests again: </text:p>
          </text:list-item>
        </text:list>
        <text:p text:style-name="Preformatted_20_Text"><text:span text:style-name="Source_20_Text"><text:s text:c="4"/>self.assertTrue(response.content.startswith('&lt;html&gt;'))</text:span></text:p>
        <text:p text:style-name="P6"><text:span text:style-name="Source_20_Text">AssertionError: False is not true</text:span></text:p>
        <text:list xml:id="list1296830540" text:style-name="L8">
          <text:list-item>
            <text:p text:style-name="P23">Code again: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span text:style-name="Teletype"><text:span text:style-name="T4">'&lt;html&gt;'</text:span></text:span><text:span text:style-name="Teletype"><text:span text:style-name="T2">)</text:span></text:span></text:p>
        <text:list xml:id="list562835942" text:style-name="L9">
          <text:list-item>
            <text:p text:style-name="P24">Tests: </text:p>
          </text:list-item>
        </text:list>
        <text:p text:style-name="P6"><text:span text:style-name="Source_20_Text">AssertionError: '&lt;title&gt;Poll ALL The Things&lt;/title&gt;' not found in '&lt;html&gt;'</text:span></text:p>
        <text:list xml:id="list1528738784" text:style-name="L10">
          <text:list-item>
            <text:p text:style-name="P25">Code: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span text:style-name="Teletype"><text:span text:style-name="T4">'&lt;html&gt;&lt;title&gt;Poll ALL The Things&lt;/title&gt;'</text:span></text:span><text:span text:style-name="Teletype"><text:span text:style-name="T2">)</text:span></text:span></text:p>
        <text:list xml:id="list1455193659" text:style-name="L11">
          <text:list-item>
            <text:p text:style-name="P26">Tests — almost there? </text:p>
          </text:list-item>
        </text:list>
        <text:p text:style-name="Preformatted_20_Text"><text:span text:style-name="Source_20_Text"><text:s text:c="4"/>self.assertTrue(response.content.endswith('&lt;/html&gt;'))</text:span></text:p>
        <text:p text:style-name="P6"><text:span text:style-name="Source_20_Text">AssertionError: False is not true</text:span></text:p>
        <text:list xml:id="list699639266" text:style-name="L12">
          <text:list-item>
            <text:p text:style-name="P27">Come on, one last effort: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HttpResponse</text:span></text:span><text:span text:style-name="Teletype"><text:span text:style-name="T2">(</text:span></text:span><text:span text:style-name="Teletype"><text:span text:style-name="T4">'&lt;html&gt;&lt;title&gt;Poll ALL The Things&lt;/title&gt;&lt;/html&gt;'</text:span></text:span><text:span text:style-name="Teletype"><text:span text:style-name="T2">)</text:span></text:span></text:p>
        <text:list xml:id="list1064212764" text:style-name="L13">
          <text:list-item>
            <text:p text:style-name="P28">Surely? </text:p>
          </text:list-item>
        </text:list>
        <text:p text:style-name="Preformatted_20_Text"><text:span text:style-name="Source_20_Text">$ python manage.py test polls</text:span></text:p>
        <text:p text:style-name="Preformatted_20_Text"><text:span text:style-name="Source_20_Text">Creating test database for alias 'default'...</text:span></text:p>
        <text:p text:style-name="Preformatted_20_Text"><text:span text:style-name="Source_20_Text">..</text:span></text:p>
        <text:p text:style-name="Preformatted_20_Text"><text:span text:style-name="Source_20_Text">----------------------------------------------------------------------</text:span></text:p>
        <text:p text:style-name="Preformatted_20_Text"><text:span text:style-name="Source_20_Text">Ran 2 tests in 0.001s</text:span></text:p>
        <text:p text:style-name="Preformatted_20_Text"/>
        <text:p text:style-name="P6"><text:span text:style-name="Source_20_Text">OK</text:span></text:p>
        <text:p text:style-name="Text_20_body">Now we re-run our functional test, and we expect them to get past the <text:span text:style-name="Source_20_Text">assertIn</text:span> and stop on <text:soft-page-break/>the <text:span text:style-name="Source_20_Text">self.fail</text:span></text:p>
        <table:table table:name="Table13" table:style-name="Table13">
          <table:table-column table:style-name="Table13.A"/>
          <table:table-column table:style-name="Table13.B"/>
          <table:table-row>
            <table:table-cell table:style-name="Table13.A1" office:value-type="string">
              <text:p text:style-name="P50">Note</text:p>
            </table:table-cell>
            <table:table-cell table:style-name="Table13.A1" office:value-type="string">
              <text:p text:style-name="Table_20_Contents">Advanced task</text:p>
              <text:p text:style-name="Table_20_Contents">Can you rewrite the view as a one-liner? Well done. But don’t do that in real life!</text:p>
            </table:table-cell>
          </table:table-row>
        </table:table>
        <text:h text:style-name="Heading_20_2" text:outline-level="2"><text:bookmark text:name="_part_4_switching_to_templates"/>Part 4 - Switching to templates</text:h>
        <text:p text:style-name="Text_20_body">We extend the FT a little:</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Elspeth goes to check out a cool new polls site he's heard about</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text:span></text:span><text:span text:style-name="Teletype"><text:span text:style-name="T2">)</text:span></text:span></text:p>
        <text:p text:style-name="Preformatted_20_Text"/>
        <text:p text:style-name="Preformatted_20_Text"><text:span text:style-name="Teletype"><text:s text:c="8"/></text:span><text:span text:style-name="Teletype"><text:span text:style-name="T7"># It is obviously all about polls:</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reformatted_20_Text"><text:span text:style-name="Teletype"><text:s text:c="8"/>heading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h1'</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heading</text:span><text:span text:style-name="Teletype"><text:span text:style-name="T2">.</text:span></text:span><text:span text:style-name="Teletype">text</text:span><text:span text:style-name="Teletype"><text:span text:style-name="T2">,</text:span></text:span><text:span text:style-name="Teletype"> </text:span><text:span text:style-name="Teletype"><text:span text:style-name="T4">'Current polls'</text:span></text:span><text:span text:style-name="Teletype"><text:span text:style-name="T2">)</text:span></text:span></text:p>
        <text:p text:style-name="Preformatted_20_Text"/>
        <text:p text:style-name="Preformatted_20_Text"><text:span text:style-name="Teletype"><text:s text:c="8"/></text:span><text:span text:style-name="Teletype"><text:span text:style-name="T7"># She clicks on the link to the first Poll, which is titled</text:span></text:span></text:p>
        <text:p text:style-name="Preformatted_20_Text"><text:span text:style-name="Teletype"><text:s text:c="8"/></text:span><text:span text:style-name="Teletype"><text:span text:style-name="T7"># "How awesome is TDD?"</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How awesome is TDD?'</text:spa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8"/></text:span><text:span text:style-name="Teletype"><text:span text:style-name="T7"># She is taken to a poll 'results' page, which says</text:span></text:span></text:p>
        <text:p text:style-name="Preformatted_20_Text"><text:span text:style-name="Teletype"><text:s text:c="8"/></text:span><text:span text:style-name="Teletype"><text:span text:style-name="T7"># "No-one has voted on this poll yet"</text:span></text:span></text:p>
        <text:p text:style-name="P6"><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Text_20_body">Expected failure is:</text:p>
        <text:p text:style-name="Preformatted_20_Text"><text:span text:style-name="Source_20_Text">NoSuchElementException: Message: u'Unable to locate element: {"method":"tag</text:span></text:p>
        <text:p text:style-name="P6"><text:span text:style-name="Source_20_Text">name","selector":"h1"}' ; Stacktrace: [...]</text:span></text:p>
        <table:table table:name="Table14" table:style-name="Table14">
          <table:table-column table:style-name="Table14.A"/>
          <table:table-column table:style-name="Table14.B"/>
          <table:table-row>
            <table:table-cell table:style-name="Table14.A1" office:value-type="string">
              <text:p text:style-name="P50">Note</text:p>
            </table:table-cell>
            <table:table-cell table:style-name="Table14.A1" office:value-type="string">
              <text:p text:style-name="Table_20_Contents">Ask me about: <text:span text:style-name="Source_20_Text">find_element_by_tag_name</text:span> vs <text:span text:style-name="Source_20_Text">find_elements_by_tag_name</text:span></text:p>
            </table:table-cell>
          </table:table-row>
        </table:table>
        <text:p text:style-name="Heading_20_3"><text:bookmark text:name="_refactoring"/>Refactoring</text:p>
        <table:table table:name="Table15" table:style-name="Table15">
          <table:table-column table:style-name="Table15.A"/>
          <table:table-column table:style-name="Table15.B"/>
          <table:table-row>
            <table:table-cell table:style-name="Table15.A1" office:value-type="string">
              <text:p text:style-name="P50">Note</text:p>
            </table:table-cell>
            <table:table-cell table:style-name="Table15.A1" office:value-type="string">
              <text:p text:style-name="Table_20_Contents">Ask me about: “Don’t test constants”</text:p>
            </table:table-cell>
          </table:table-row>
        </table:table>
        <text:p text:style-name="Text_20_body">We start with passing tests:</text:p>
        <text:p text:style-name="Preformatted_20_Text"><text:span text:style-name="Source_20_Text">python manage.py test polls</text:span></text:p>
        <text:p text:style-name="Preformatted_20_Text"><text:span text:style-name="Source_20_Text">[...]</text:span></text:p>
        <text:p text:style-name="P6"><text:span text:style-name="Source_20_Text">OK</text:span></text:p>
        <text:list xml:id="list1800797441" text:style-name="L14">
          <text:list-item>
            <text:p text:style-name="P29">make a new directory at polls/templates </text:p>
          </text:list-item>
        </text:list>
        <text:p text:style-name="Text_20_body">Then open a file at <text:span text:style-name="Emphasis">polls/templates/home.html</text:span>, to which we’ll transfer our HTML:</text:p>
        <text:p text:style-name="P4"><text:span text:style-name="Teletype"><office:annotation><dc:date>2013-03-06T18:38:13</dc:date><text:p>Generator: GNU source-highlight 3.1.6</text:p><text:p>by Lorenzo Bettini</text:p><text:p>http://www.lorenzobettini.it</text:p><text:p>http://www.gnu.org/software/src-highlite</text:p></office:annotation></text:span><text:span text:style-name="Teletype">&lt;html&gt;</text:span></text:p>
        <text:p text:style-name="Preformatted_20_Text"><text:span text:style-name="Teletype"><text:s text:c="4"/></text:span><text:span text:style-name="Teletype"><text:span text:style-name="T5">&lt;title&gt;</text:span></text:span><text:span text:style-name="Teletype">Poll ALL The Things</text:span><text:span text:style-name="Teletype"><text:span text:style-name="T5">&lt;/title&gt;</text:span></text:span></text:p>
        <text:p text:style-name="P6"><text:span text:style-name="Teletype"><text:span text:style-name="T5">&lt;/html&gt;</text:span></text:span></text:p>
        <text:p text:style-name="Text_20_body">Now change <text:span text:style-name="Emphasis">polls/views.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shortcuts </text:span><text:span text:style-name="Teletype"><text:span text:style-name="T1">import</text:span></text:span><text:span text:style-name="Teletype"> render</text:span></text:p>
        <text:p text:style-name="Preformatted_20_Text"/>
        <text:p text:style-name="Preformatted_20_Text"><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home.html'</text:span></text:span><text:span text:style-name="Teletype"><text:span text:style-name="T2">)</text:span></text:span></text:p>
        <text:p text:style-name="Text_20_body">Oops, an unexpected failure:</text:p>
        <text:p text:style-name="Preformatted_20_Text"><text:span text:style-name="Source_20_Text"><text:s text:c="4"/>self.assertTrue(response.content.endswith('&lt;/html&gt;'))</text:span></text:p>
        <text:p text:style-name="P6"><text:span text:style-name="Source_20_Text">AssertionError: False is not true</text:span></text:p>
        <text:p text:style-name="Text_20_body"><text:soft-page-break/>Add a <text:span text:style-name="Source_20_Text">print</text:span> statement to test to debug:</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home_page_returns_correct_htm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reformatted_20_Text"><text:span text:style-name="Teletype"><text:s text:c="8"/>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startswith</text:span></text:span><text:span text:style-name="Teletype"><text:span text:style-name="T2">(</text:span></text:span><text:span text:style-name="Teletype"><text:span text:style-name="T4">'&lt;html&gt;'</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title&gt;Poll ALL The Things&lt;/title&g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reformatted_20_Text"><text:span text:style-name="Teletype"><text:s text:c="8"/></text:span><text:span text:style-name="Teletype"><text:span text:style-name="T5">print</text:span></text:span><text:span text:style-name="Teletype"> </text:span><text:span text:style-name="Teletype"><text:span text:style-name="T3">repr</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True</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text:span text:style-name="T3">endswith</text:span></text:span><text:span text:style-name="Teletype"><text:span text:style-name="T2">(</text:span></text:span><text:span text:style-name="Teletype"><text:span text:style-name="T4">'&lt;/html&gt;'</text:span></text:span><text:span text:style-name="Teletype"><text:span text:style-name="T2">))</text:span></text:span></text:p>
        <text:p text:style-name="Text_20_body">And fix, in your own way.</text:p>
        <text:p text:style-name="Text_20_body">Now we change the test:</text:p>
        <text:p text:style-name="P1"><text:span text:style-name="Teletype"><office:annotation><dc:date>2013-03-06T18:38:13</dc:date><text:p>Generator: GNU source-highlight 3.1.6</text:p><text:p>by Lorenzo Bettini</text:p><text:p>http://www.lorenzobettini.it</text:p><text:p>http://www.gnu.org/software/src-highlite</text:p></office:annotation></text:span><text:span text:style-name="Teletype">[...]</text:span></text:p>
        <text:p text:style-name="Preformatted_20_Text"><text:span text:style-name="Teletype"><text:span text:style-name="T1">from</text:span></text:span><text:span text:style-name="Teletype"> django</text:span><text:span text:style-name="Teletype"><text:span text:style-name="T2">.</text:span></text:span><text:span text:style-name="Teletype">template</text:span><text:span text:style-name="Teletype"><text:span text:style-name="T2">.</text:span></text:span><text:span text:style-name="Teletype">loader </text:span><text:span text:style-name="Teletype"><text:span text:style-name="T1">import</text:span></text:span><text:span text:style-name="Teletype"> render_to_string</text:span></text:p>
        <text:p text:style-name="P1"><text:span text:style-name="Teletype">[...]</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home_page_renders_correct_template</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reformatted_20_Text"><text:span text:style-name="Teletype"><text:s text:c="8"/>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reformatted_20_Text"><text:span text:style-name="Teletype"><text:s text:c="8"/>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able:table table:name="Table16" table:style-name="Table16">
          <table:table-column table:style-name="Table16.A"/>
          <table:table-column table:style-name="Table16.B"/>
          <table:table-row>
            <table:table-cell table:style-name="Table16.A1" office:value-type="string">
              <text:p text:style-name="P50">Note</text:p>
            </table:table-cell>
            <table:table-cell table:style-name="Table16.A1" office:value-type="string">
              <text:p text:style-name="Table_20_Contents">Ask me about the Django Test Client NOTE: Ask me what Kent Beck said — "do I really expect you to always code like this?"</text:p>
            </table:table-cell>
          </table:table-row>
        </table:table>
        <text:p text:style-name="Heading_20_3"><text:bookmark text:name="_adding_the_h1_to_our_home_page"/>Adding the h1 to our home page:</text:p>
        <text:p text:style-name="P4"><text:span text:style-name="Teletype"><office:annotation><dc:date>2013-03-06T18:38:13</dc:date><text:p>Generator: GNU source-highlight 3.1.6</text:p><text:p>by Lorenzo Bettini</text:p><text:p>http://www.lorenzobettini.it</text:p><text:p>http://www.gnu.org/software/src-highlite</text:p></office:annotation></text:span><text:span text:style-name="Teletype">&lt;html&gt;</text:span></text:p>
        <text:p text:style-name="Preformatted_20_Text"><text:span text:style-name="Teletype"><text:s text:c="4"/></text:span><text:span text:style-name="Teletype"><text:span text:style-name="T5">&lt;head&gt;</text:span></text:span></text:p>
        <text:p text:style-name="Preformatted_20_Text"><text:span text:style-name="Teletype"><text:s text:c="8"/></text:span><text:span text:style-name="Teletype"><text:span text:style-name="T5">&lt;title&gt;</text:span></text:span><text:span text:style-name="Teletype">Poll ALL The Things</text:span><text:span text:style-name="Teletype"><text:span text:style-name="T5">&lt;/title&gt;</text:span></text:span></text:p>
        <text:p text:style-name="Preformatted_20_Text"><text:span text:style-name="Teletype"><text:s text:c="4"/></text:span><text:span text:style-name="Teletype"><text:span text:style-name="T5">&lt;/head&gt;</text:span></text:span></text:p>
        <text:p text:style-name="Preformatted_20_Text"><text:span text:style-name="Teletype"><text:s text:c="4"/></text:span><text:span text:style-name="Teletype"><text:span text:style-name="T5">&lt;body&gt;</text:span></text:span></text:p>
        <text:p text:style-name="Preformatted_20_Text"><text:span text:style-name="Teletype"><text:s text:c="8"/></text:span><text:span text:style-name="Teletype"><text:span text:style-name="T5">&lt;h1&gt;</text:span></text:span><text:span text:style-name="Teletype">Current polls</text:span><text:span text:style-name="Teletype"><text:span text:style-name="T5">&lt;/h1&gt;</text:span></text:span></text:p>
        <text:p text:style-name="Preformatted_20_Text"><text:span text:style-name="Teletype"><text:s text:c="4"/></text:span><text:span text:style-name="Teletype"><text:span text:style-name="T5">&lt;/body&gt;</text:span></text:span></text:p>
        <text:p text:style-name="P6"><text:span text:style-name="Teletype"><text:span text:style-name="T5">&lt;/html&gt;</text:span></text:span></text:p>
        <text:p text:style-name="Text_20_body">Expected failure:</text:p>
        <text:p text:style-name="Preformatted_20_Text"><text:span text:style-name="Source_20_Text">NoSuchElementException: Message: u'Unable to locate element:</text:span></text:p>
        <text:p text:style-name="Preformatted_20_Text"><text:span text:style-name="Source_20_Text">{"method":"link text","selector":"How awesome is TDD?"}' ; Stacktrace:</text:span></text:p>
        <text:p text:style-name="P6"><text:span text:style-name="Source_20_Text">[...]</text:span></text:p>
        <text:p text:style-name="Text_20_body"><text:span text:style-name="Strong_20_Emphasis">Hopefully we’ll have a break at this point!</text:span></text:p>
        <table:table table:name="Table17" table:style-name="Table17">
          <table:table-column table:style-name="Table17.A"/>
          <table:table-column table:style-name="Table17.B"/>
          <table:table-row>
            <table:table-cell table:style-name="Table17.A1" office:value-type="string">
              <text:p text:style-name="P50">Note</text:p>
            </table:table-cell>
            <table:table-cell table:style-name="Table17.A1" office:value-type="string">
              <text:p text:style-name="Table_20_Contents">Advanced task</text:p>
              <text:p text:style-name="Table_20_Contents">How would you test that we are returning valid (standards-compliant) HTML?</text:p>
            </table:table-cell>
          </table:table-row>
        </table:table>
        <text:h text:style-name="Heading_20_2" text:outline-level="2"><text:bookmark text:name="_part_5_the_django_admin_site"/>Part 5 - The Django admin site</text:h>
        <text:p text:style-name="Text_20_body">Add a new test method to <text:span text:style-name="Emphasis">functional_tests.py</text:span>:</text:p>
        <text:p text:style-name="Preformatted_20_Text"><text:span text:style-name="Source_20_Text">def test_can_create_a_new_poll_via_admin_site(self):</text:span></text:p>
        <text:p text:style-name="Preformatted_20_Text"><text:span text:style-name="Source_20_Text"><text:s text:c="4"/># Mo the administrator goes to the admin page</text:span></text:p>
        <text:p text:style-name="P6"><text:span text:style-name="Source_20_Text"><text:s text:c="4"/>self.browser.get('http://localhost:8000/admin/')</text:span></text:p>
        <text:p text:style-name="Preformatted_20_Text"><text:span text:style-name="Source_20_Text"># He sees the familiar 'Django administration' heading</text:span></text:p>
        <text:p text:style-name="Preformatted_20_Text"><text:span text:style-name="Source_20_Text">body = self.browser.find_element_by_tag_name('body')</text:span></text:p>
        <text:p text:style-name="Preformatted_20_Text"><text:span text:style-name="Source_20_Text">self.assertIn('Django administration', body.text)</text:span></text:p>
        <text:p text:style-name="P6"><text:span text:style-name="Source_20_Text">self.fail('Finish this test')</text:span></text:p>
        <table:table table:name="Table18" table:style-name="Table18">
          <table:table-column table:style-name="Table18.A"/>
          <table:table-column table:style-name="Table18.B"/>
          <table:table-row>
            <table:table-cell table:style-name="Table18.A1" office:value-type="string">
              <text:p text:style-name="P50">Note</text:p>
            </table:table-cell>
            <table:table-cell table:style-name="Table18.A1" office:value-type="string">
              <text:p text:style-name="Table_20_Contents">Ask me about — DONTifying tests</text:p>
            </table:table-cell>
          </table:table-row>
        </table:table>
        <text:p text:style-name="Text_20_body">Expected failure:</text:p>
        <text:p text:style-name="Preformatted_20_Text"><text:span text:style-name="Source_20_Text">AssertionError: 'Django administration' not found in u"Page not found</text:span></text:p>
        <text:p text:style-name="Preformatted_20_Text"><text:span text:style-name="Source_20_Text">(404)\nRequest Method: GET\nRequest URL:</text:span></text:p>
        <text:p text:style-name="Preformatted_20_Text"><text:span text:style-name="Source_20_Text">http://localhost:8000/admin/\nUsing the URLconf defined in mysite.urls,</text:span></text:p>
        <text:p text:style-name="Preformatted_20_Text"><text:span text:style-name="Source_20_Text">Django tried these URL patterns, in this order:\n^$ [name='home']\nThe</text:span></text:p>
        <text:p text:style-name="Preformatted_20_Text"><text:span text:style-name="Source_20_Text">current URL, admin/, didn't match any of these.\nYou're seeing this error</text:span></text:p>
        <text:p text:style-name="Preformatted_20_Text"><text:span text:style-name="Source_20_Text">because you have DEBUG = True in your Django settings file. Change that to</text:span></text:p>
        <text:p text:style-name="P6"><text:span text:style-name="Source_20_Text">False, and Django will display a standard 404 page."</text:span></text:p>
        <text:p text:style-name="Text_20_body">Switch on the admin involves uncommenting 3 lines in 2 files:</text:p>
        <text:p text:style-name="Text_20_body"><text:span text:style-name="Emphasis">mysite/settings.py</text:span>:</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INSTALLED_APPS </text:span><text:span text:style-name="Teletype"><text:span text:style-name="T2">=</text:span></text:span><text:span text:style-name="Teletype"> </text:span><text:span text:style-name="Teletype"><text:span text:style-name="T2">(</text:span></text:span></text:p>
        <text:p text:style-name="Preformatted_20_Text"><text:span text:style-name="Teletype"><text:s text:c="4"/></text:span><text:span text:style-name="Teletype"><text:span text:style-name="T4">'django.contrib.auth'</text:span></text:span><text:span text:style-name="Teletype"><text:span text:style-name="T2">,</text:span></text:span></text:p>
        <text:p text:style-name="Preformatted_20_Text"><text:span text:style-name="Teletype"><text:s text:c="4"/></text:span><text:span text:style-name="Teletype"><text:span text:style-name="T4">'django.contrib.contenttypes'</text:span></text:span><text:span text:style-name="Teletype"><text:span text:style-name="T2">,</text:span></text:span></text:p>
        <text:p text:style-name="Preformatted_20_Text"><text:span text:style-name="Teletype"><text:s text:c="4"/></text:span><text:span text:style-name="Teletype"><text:span text:style-name="T4">'django.contrib.sessions'</text:span></text:span><text:span text:style-name="Teletype"><text:span text:style-name="T2">,</text:span></text:span></text:p>
        <text:p text:style-name="Preformatted_20_Text"><text:span text:style-name="Teletype"><text:s text:c="4"/></text:span><text:span text:style-name="Teletype"><text:span text:style-name="T4">'django.contrib.sites'</text:span></text:span><text:span text:style-name="Teletype"><text:span text:style-name="T2">,</text:span></text:span></text:p>
        <text:p text:style-name="Preformatted_20_Text"><text:span text:style-name="Teletype"><text:s text:c="4"/></text:span><text:span text:style-name="Teletype"><text:span text:style-name="T4">'django.contrib.messages'</text:span></text:span><text:span text:style-name="Teletype"><text:span text:style-name="T2">,</text:span></text:span></text:p>
        <text:p text:style-name="Preformatted_20_Text"><text:span text:style-name="Teletype"><text:s text:c="4"/></text:span><text:span text:style-name="Teletype"><text:span text:style-name="T4">'django.contrib.staticfiles'</text:span></text:span><text:span text:style-name="Teletype"><text:span text:style-name="T2">,</text:span></text:span></text:p>
        <text:p text:style-name="Preformatted_20_Text"><text:span text:style-name="Teletype"><text:s text:c="4"/></text:span><text:span text:style-name="Teletype"><text:span text:style-name="T7"># Uncomment the next line to enable the admin:</text:span></text:span></text:p>
        <text:p text:style-name="Preformatted_20_Text"><text:span text:style-name="Teletype"><text:s text:c="4"/></text:span><text:span text:style-name="Teletype"><text:span text:style-name="T4">'django.contrib.admin'</text:span></text:span><text:span text:style-name="Teletype"><text:span text:style-name="T2">,</text:span></text:span></text:p>
        <text:p text:style-name="Preformatted_20_Text"><text:span text:style-name="Teletype"><text:s text:c="4"/></text:span><text:span text:style-name="Teletype"><text:span text:style-name="T7"># Uncomment the next line to enable admin documentation:</text:span></text:span></text:p>
        <text:p text:style-name="Preformatted_20_Text"><text:span text:style-name="Teletype"><text:s text:c="4"/></text:span><text:span text:style-name="Teletype"><text:span text:style-name="T7"># 'django.contrib.admindocs',</text:span></text:span></text:p>
        <text:p text:style-name="Preformatted_20_Text"><text:span text:style-name="Teletype"><text:s text:c="4"/></text:span><text:span text:style-name="Teletype"><text:span text:style-name="T4">'polls'</text:span></text:span><text:span text:style-name="Teletype"><text:span text:style-name="T2">,</text:span></text:span></text:p>
        <text:p text:style-name="P6"><text:span text:style-name="Teletype"><text:span text:style-name="T2">)</text:span></text:span></text:p>
        <text:p text:style-name="Text_20_body"><text:span text:style-name="Emphasis">mysite/urls.py</text:span>:</text:p>
        <text:p text:style-name="P3"><text:span text:style-name="Teletype"><office:annotation><dc:date>2013-03-06T18:38:13</dc:date><text:p>Generator: GNU source-highlight 3.1.6</text:p><text:p>by Lorenzo Bettini</text:p><text:p>http://www.lorenzobettini.it</text:p><text:p>http://www.gnu.org/software/src-highlite</text:p></office:annotation></text:span><text:span text:style-name="Teletype"># Uncomment the next two lines to enable the admin:</text:span></text:p>
        <text:p text:style-name="Preformatted_20_Text"><text:span text:style-name="Teletype"><text:span text:style-name="T1">from</text:span></text:span><text:span text:style-name="Teletype"> django</text:span><text:span text:style-name="Teletype"><text:span text:style-name="T2">.</text:span></text:span><text:span text:style-name="Teletype">contrib </text:span><text:span text:style-name="Teletype"><text:span text:style-name="T1">import</text:span></text:span><text:span text:style-name="Teletype"> admin</text:span></text:p>
        <text:p text:style-name="Preformatted_20_Text"><text:span text:style-name="Teletype">admin</text:span><text:span text:style-name="Teletype"><text:span text:style-name="T2">.</text:span></text:span><text:span text:style-name="Teletype"><text:span text:style-name="T3">autodiscover</text:span></text:span><text:span text:style-name="Teletype"><text:span text:style-name="T2">()</text:span></text:span></text:p>
        <text:p text:style-name="Preformatted_20_Text"/>
        <text:p text:style-name="Preformatted_20_Text"><text:span text:style-name="Teletype">urlpatterns </text:span><text:span text:style-name="Teletype"><text:span text:style-name="T2">=</text:span></text:span><text:span text:style-name="Teletype"> </text:span><text:span text:style-name="Teletype"><text:span text:style-name="T3">patterns</text:span></text:span><text:span text:style-name="Teletype"><text:span text:style-name="T2">(</text:span></text:span><text:span text:style-name="Teletype"><text:span text:style-name="T4">''</text:span></text:span><text:span text:style-name="Teletype"><text:span text:style-name="T2">,</text:span></text:span></text:p>
        <text:p text:style-name="Preformatted_20_Text"><text:span text:style-name="Teletype"><text:s text:c="4"/></text:span><text:span text:style-name="Teletype"><text:span text:style-name="T7"># Examples:</text:span></text:span></text:p>
        <text:p text:style-name="Preformatted_20_Text"><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text:span></text:span><text:span text:style-name="Teletype"><text:span text:style-name="T2">,</text:span></text:span><text:span text:style-name="Teletype"> </text:span><text:span text:style-name="Teletype"><text:span text:style-name="T4">'polls.views.home_page'</text:span></text:span><text:span text:style-name="Teletype"><text:span text:style-name="T2">,</text:span></text:span><text:span text:style-name="Teletype"> name</text:span><text:span text:style-name="Teletype"><text:span text:style-name="T2">=</text:span></text:span><text:span text:style-name="Teletype"><text:span text:style-name="T4">'home'</text:span></text:span><text:span text:style-name="Teletype"><text:span text:style-name="T2">),</text:span></text:span></text:p>
        <text:p text:style-name="Preformatted_20_Text"/>
        <text:p text:style-name="Preformatted_20_Text"><text:span text:style-name="Teletype"><text:s text:c="4"/></text:span><text:span text:style-name="Teletype"><text:span text:style-name="T7"># Uncomment the next line to enable the admin:</text:span></text:span></text:p>
        <text:p text:style-name="Preformatted_20_Text"><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admin/'</text:span></text:span><text:span text:style-name="Teletype"><text:span text:style-name="T2">,</text:span></text:span><text:span text:style-name="Teletype"> </text:span><text:span text:style-name="Teletype"><text:span text:style-name="T3">include</text:span></text:span><text:span text:style-name="Teletype"><text:span text:style-name="T2">(</text:span></text:span><text:span text:style-name="Teletype">admin</text:span><text:span text:style-name="Teletype"><text:span text:style-name="T2">.</text:span></text:span><text:span text:style-name="Teletype">site</text:span><text:span text:style-name="Teletype"><text:span text:style-name="T2">.</text:span></text:span><text:span text:style-name="Teletype">urls</text:span><text:span text:style-name="Teletype"><text:span text:style-name="T2">)),</text:span></text:span></text:p>
        <text:p text:style-name="P6"><text:span text:style-name="Teletype"><text:span text:style-name="T2">)</text:span></text:span></text:p>
        <text:p text:style-name="Text_20_body">Expected failure (at the top of a long traceback):</text:p>
        <text:p text:style-name="Preformatted_20_Text"><text:span text:style-name="Source_20_Text">AssertionError: 'Django administration' not found in u'ImproperlyConfigured</text:span></text:p>
        <text:p text:style-name="Preformatted_20_Text"><text:span text:style-name="Source_20_Text">at /admin/\nsettings.DATABASES is improperly configured. Please supply the</text:span></text:p>
        <text:p text:style-name="P6"><text:soft-page-break/><text:span text:style-name="Source_20_Text">NAME value.\nRequest Method: GET\ [...]</text:span></text:p>
        <text:p text:style-name="Text_20_body">Add a database name in <text:span text:style-name="Emphasis">settings.py</text:span>:</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DATABASES </text:span><text:span text:style-name="Teletype"><text:span text:style-name="T2">=</text:span></text:span><text:span text:style-name="Teletype"> </text:span><text:span text:style-name="Teletype"><text:span text:style-name="T2">{</text:span></text:span></text:p>
        <text:p text:style-name="Preformatted_20_Text"><text:span text:style-name="Teletype"><text:s text:c="4"/></text:span><text:span text:style-name="Teletype"><text:span text:style-name="T4">'default'</text:span></text:span><text:span text:style-name="Teletype"><text:span text:style-name="T2">:</text:span></text:span><text:span text:style-name="Teletype"> </text:span><text:span text:style-name="Teletype"><text:span text:style-name="T2">{</text:span></text:span></text:p>
        <text:p text:style-name="Preformatted_20_Text"><text:span text:style-name="Teletype"><text:s text:c="8"/></text:span><text:span text:style-name="Teletype"><text:span text:style-name="T4">'ENGINE'</text:span></text:span><text:span text:style-name="Teletype"><text:span text:style-name="T2">:</text:span></text:span><text:span text:style-name="Teletype"> </text:span><text:span text:style-name="Teletype"><text:span text:style-name="T4">'django.db.backends.sqlite3'</text:span></text:span><text:span text:style-name="Teletype"><text:span text:style-name="T2">,</text:span></text:span></text:p>
        <text:p text:style-name="P6"><text:span text:style-name="Teletype"><text:s text:c="8"/></text:span><text:span text:style-name="Teletype"><text:span text:style-name="T4">'NAME'</text:span></text:span><text:span text:style-name="Teletype"><text:span text:style-name="T2">:</text:span></text:span><text:span text:style-name="Teletype"> </text:span><text:span text:style-name="Teletype"><text:span text:style-name="T4">'db.sqlite'</text:span></text:span><text:span text:style-name="Teletype"><text:span text:style-name="T2">,</text:span></text:span><text:span text:style-name="Teletype"> </text:span><text:span text:style-name="Teletype"><text:span text:style-name="T7"># Or path to database file if using sqlite3.</text:span></text:span></text:p>
        <text:p text:style-name="Text_20_body">Expected failure (at the top of a long traceback):</text:p>
        <text:p text:style-name="Preformatted_20_Text"><text:span text:style-name="Source_20_Text">AssertionError: 'Django administration' not found in u"DatabaseError at</text:span></text:p>
        <text:p text:style-name="P6"><text:span text:style-name="Source_20_Text">/admin/\nno such table: django_site\nRequest Method:</text:span></text:p>
        <text:p text:style-name="Text_20_body">Run syncdb</text:p>
        <text:p text:style-name="P6"><text:span text:style-name="Source_20_Text">python manage.py syncdb</text:span></text:p>
        <text:p text:style-name="Text_20_body">Remember the username and password you use — I’m using <text:span text:style-name="Source_20_Text">admin</text:span> and <text:span text:style-name="Source_20_Text">adm1n</text:span></text:p>
        <text:p text:style-name="Text_20_body">Should now get to:</text:p>
        <text:p text:style-name="P6"><text:span text:style-name="Source_20_Text">AssertionError: Finish this test</text:span></text:p>
        <text:p text:style-name="Text_20_body">Now the FT should be able to log into the admin site:</text:p>
        <text:p text:style-name="Preformatted_20_Text"><office:annotation><dc:date>2013-03-06T18:38:13</dc:date><text:p>Generator: GNU source-highlight 3.1.6</text:p><text:p>by Lorenzo Bettini</text:p><text:p>http://www.lorenzobettini.it</text:p><text:p>http://www.gnu.org/software/src-highlite</text:p></office:annotation></text:p>
        <text:p text:style-name="Preformatted_20_Text"><text:span text:style-name="Teletype"><text:s text:c="4"/></text:span><text:span text:style-name="Teletype"><text:span text:style-name="T5">def</text:span></text:span><text:span text:style-name="Teletype"> </text:span><text:span text:style-name="Teletype"><text:span text:style-name="T3">test_can_create_a_new_poll_via_admin_site</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Mo the administrator goes to the admin page</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text:span text:style-name="T4">'http://localhost:8000/admin/'</text:span></text:span><text:span text:style-name="Teletype"><text:span text:style-name="T2">)</text:span></text:span></text:p>
        <text:p text:style-name="Preformatted_20_Text"/>
        <text:p text:style-name="Preformatted_20_Text"><text:span text:style-name="Teletype"><text:s text:c="8"/></text:span><text:span text:style-name="Teletype"><text:span text:style-name="T7"># He sees the familiar 'Django administration' heading</text:span></text:span></text:p>
        <text:p text:style-name="Preformatted_20_Text"><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Django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reformatted_20_Text"><text:span text:style-name="Teletype"><text:s text:c="8"/></text:span><text:span text:style-name="Teletype"><text:span text:style-name="T7"># He types in his username and passwords and hits return</text:span></text:span></text:p>
        <text:p text:style-name="Preformatted_20_Text"><text:span text:style-name="Teletype"><text:s text:c="8"/>userna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username'</text:span></text:span><text:span text:style-name="Teletype"><text:span text:style-name="T2">)</text:span></text:span></text:p>
        <text:p text:style-name="Preformatted_20_Text"><text:span text:style-name="Teletype"><text:s text:c="8"/>userna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in'</text:span></text:span><text:span text:style-name="Teletype"><text:span text:style-name="T2">)</text:span></text:span></text:p>
        <text:p text:style-name="Preformatted_20_Text"/>
        <text:p text:style-name="Preformatted_20_Text"><text:span text:style-name="Teletype"><text:s text:c="8"/>password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assword'</text:span></text:span><text:span text:style-name="Teletype"><text:span text:style-name="T2">)</text:span></text:span></text:p>
        <text:p text:style-name="Preformatted_20_Text"><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1n'</text:span></text:span><text:span text:style-name="Teletype"><text:span text:style-name="T2">)</text:span></text:span></text:p>
        <text:p text:style-name="Preformatted_20_Text"><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Keys</text:span><text:span text:style-name="Teletype"><text:span text:style-name="T2">.</text:span></text:span><text:span text:style-name="Teletype">RETURN</text:span><text:span text:style-name="Teletype"><text:span text:style-name="T2">)</text:span></text:span></text:p>
        <text:p text:style-name="Preformatted_20_Text"/>
        <text:p text:style-name="Preformatted_20_Text"><text:span text:style-name="Teletype"><text:s text:c="8"/></text:span><text:span text:style-name="Teletype"><text:span text:style-name="T7"># His username and password are accepted, and he is taken to</text:span></text:span></text:p>
        <text:p text:style-name="Preformatted_20_Text"><text:span text:style-name="Teletype"><text:s text:c="8"/></text:span><text:span text:style-name="Teletype"><text:span text:style-name="T7"># the Site Administration page</text:span></text:span></text:p>
        <text:p text:style-name="Preformatted_20_Text"><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Site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6"><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Use the admin site to create a poll'</text:span></text:span><text:span text:style-name="Teletype"><text:span text:style-name="T2">)</text:span></text:span></text:p>
        <text:p text:style-name="Text_20_body">Expected failure:</text:p>
        <text:p text:style-name="P6"><text:span text:style-name="Source_20_Text">AssertionError: Use the admin site to create a poll</text:span></text:p>
        <table:table table:name="Table19" table:style-name="Table19">
          <table:table-column table:style-name="Table19.A"/>
          <table:table-column table:style-name="Table19.B"/>
          <table:table-row>
            <table:table-cell table:style-name="Table19.A1" office:value-type="string">
              <text:p text:style-name="P50">Note</text:p>
            </table:table-cell>
            <table:table-cell table:style-name="Table19.A1" office:value-type="string">
              <text:p text:style-name="Table_20_Contents">Advanced task</text:p>
              <text:p text:style-name="Table_20_Contents">What other methods could we have used, apart from <text:span text:style-name="Source_20_Text">find_element_by_name</text:span>, to find the username and password fields? What about clicking instead of pressing RETURN?</text:p>
            </table:table-cell>
          </table:table-row>
        </table:table>
        <text:h text:style-name="Heading_20_2" text:outline-level="2"><text:bookmark text:name="_part_6_a_model_for_polls"/>Part 6: A model for Polls</text:h>
        <text:p text:style-name="Text_20_body">Extend the FT:</text:p>
        <text:p text:style-name="Preformatted_20_Text"><text:span text:style-name="Source_20_Text">[...]</text:span></text:p>
        <text:p text:style-name="Preformatted_20_Text"><text:span text:style-name="Source_20_Text"># His username and password are accepted, and he is taken to</text:span></text:p>
        <text:p text:style-name="Preformatted_20_Text"><text:span text:style-name="Source_20_Text"># the Site Administration page</text:span></text:p>
        <text:p text:style-name="Preformatted_20_Text"><text:span text:style-name="Source_20_Text">body = self.browser.find_element_by_tag_name('body')</text:span></text:p>
        <text:p text:style-name="P6"><text:span text:style-name="Source_20_Text">self.assertIn('Site administration', body.text)</text:span></text:p>
        <text:p text:style-name="Preformatted_20_Text"><text:span text:style-name="Source_20_Text"># He sees a section named "Polls" with a model called "Polls" in it</text:span></text:p>
        <text:p text:style-name="Preformatted_20_Text"><text:span text:style-name="Source_20_Text">polls_links = self.browser.find_elements_by_link_text('Polls')</text:span></text:p>
        <text:p text:style-name="Preformatted_20_Text"><text:span text:style-name="Source_20_Text">self.assertEquals(len(polls_links), 2)</text:span></text:p>
        <text:p text:style-name="P6"><text:span text:style-name="Source_20_Text">self.fail('Use the admin site to create a poll')</text:span></text:p>
        <text:p text:style-name="Text_20_body">Expected failure:</text:p>
        <text:p text:style-name="Preformatted_20_Text"><text:span text:style-name="Source_20_Text"><text:s text:c="4"/>self.assertEquals(len(polls_links), 2)</text:span></text:p>
        <text:p text:style-name="P6"><text:span text:style-name="Source_20_Text">AssertionError: 0 != 2</text:span></text:p>
        <text:p text:style-name="Text_20_body">Unit test for our Poll model:</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re</text:span><text:span text:style-name="Teletype"><text:span text:style-name="T2">.</text:span></text:span><text:span text:style-name="Teletype">urlresolvers </text:span><text:span text:style-name="Teletype"><text:span text:style-name="T1">import</text:span></text:span><text:span text:style-name="Teletype"> resolve</text:span></text:p>
        <text:p text:style-name="Preformatted_20_Text"><text:span text:style-name="Teletype"><text:span text:style-name="T1">from</text:span></text:span><text:span text:style-name="Teletype"> django</text:span><text:span text:style-name="Teletype"><text:span text:style-name="T2">.</text:span></text:span><text:span text:style-name="Teletype">http </text:span><text:span text:style-name="Teletype"><text:span text:style-name="T1">import</text:span></text:span><text:span text:style-name="Teletype"> HttpRequest</text:span></text:p>
        <text:p text:style-name="Preformatted_20_Text"><text:span text:style-name="Teletype"><text:span text:style-name="T1">from</text:span></text:span><text:span text:style-name="Teletype"> django</text:span><text:span text:style-name="Teletype"><text:span text:style-name="T2">.</text:span></text:span><text:span text:style-name="Teletype">template</text:span><text:span text:style-name="Teletype"><text:span text:style-name="T2">.</text:span></text:span><text:span text:style-name="Teletype">loader </text:span><text:span text:style-name="Teletype"><text:span text:style-name="T1">import</text:span></text:span><text:span text:style-name="Teletype"> render_to_string</text:span></text:p>
        <text:p text:style-name="Preformatted_20_Text"><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TestCase</text:span></text:p>
        <text:p text:style-name="Preformatted_20_Text"><text:span text:style-name="Teletype"><text:span text:style-name="T1">from</text:span></text:span><text:span text:style-name="Teletype"> django</text:span><text:span text:style-name="Teletype"><text:span text:style-name="T2">.</text:span></text:span><text:span text:style-name="Teletype">utils </text:span><text:span text:style-name="Teletype"><text:span text:style-name="T1">import</text:span></text:span><text:span text:style-name="Teletype"> timezone</text:span></text:p>
        <text:p text:style-name="Preformatted_20_Text"><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Poll</text:span></text:p>
        <text:p text:style-name="Preformatted_20_Text"><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reformatted_20_Text"/>
        <text:p text:style-name="Preformatted_20_Text"><text:span text:style-name="Teletype"><text:span text:style-name="T5">class</text:span></text:span><text:span text:style-name="Teletype"> </text:span><text:span text:style-name="Teletype"><text:span text:style-name="T3">PollModel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reating_a_new_poll_and_saving_it_to_the_database</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start by creating a new Poll object with its "question" set</text:span></text:span></text:p>
        <text:p text:style-name="Preformatted_20_Text"><text:span text:style-name="Teletype"><text:s text:c="8"/>poll </text:span><text:span text:style-name="Teletype"><text:span text:style-name="T2">=</text:span></text:span><text:span text:style-name="Teletype"> </text:span><text:span text:style-name="Teletype"><text:span text:style-name="T3">Poll</text:span></text:span><text:span text:style-name="Teletype"><text:span text:style-name="T2">()</text:span></text:span></text:p>
        <text:p text:style-name="Preformatted_20_Text"><text:span text:style-name="Teletype"><text:s text:c="8"/>poll</text:span><text:span text:style-name="Teletype"><text:span text:style-name="T2">.</text:span></text:span><text:span text:style-name="Teletype">question </text:span><text:span text:style-name="Teletype"><text:span text:style-name="T2">=</text:span></text:span><text:span text:style-name="Teletype"> </text:span><text:span text:style-name="Teletype"><text:span text:style-name="T4">"What's up?"</text:span></text:span></text:p>
        <text:p text:style-name="Preformatted_20_Text"><text:span text:style-name="Teletype"><text:s text:c="8"/>poll</text:span><text:span text:style-name="Teletype"><text:span text:style-name="T2">.</text:span></text:span><text:span text:style-name="Teletype">pub_date </text:span><text:span text:style-name="Teletype"><text:span text:style-name="T2">=</text:span></text:span><text:span text:style-name="Teletype"> timezone</text:span><text:span text:style-name="Teletype"><text:span text:style-name="T2">.</text:span></text:span><text:span text:style-name="Teletype"><text:span text:style-name="T3">now</text:span></text:span><text:span text:style-name="Teletype"><text:span text:style-name="T2">()</text:span></text:span></text:p>
        <text:p text:style-name="Preformatted_20_Text"/>
        <text:p text:style-name="Preformatted_20_Text"><text:span text:style-name="Teletype"><text:s text:c="8"/></text:span><text:span text:style-name="Teletype"><text:span text:style-name="T7"># check we can save it to the database</text:span></text:span></text:p>
        <text:p text:style-name="Preformatted_20_Text"><text:span text:style-name="Teletype"><text:s text:c="8"/>poll</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8"/></text:span><text:span text:style-name="Teletype"><text:span text:style-name="T7"># now check we can find it in the database again</text:span></text:span></text:p>
        <text:p text:style-name="Preformatted_20_Text"><text:span text:style-name="Teletype"><text:s text:c="8"/>all_polls_in_database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all</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all_polls_in_database</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Preformatted_20_Text"><text:span text:style-name="Teletype"><text:s text:c="8"/>only_poll_in_database </text:span><text:span text:style-name="Teletype"><text:span text:style-name="T2">=</text:span></text:span><text:span text:style-name="Teletype"> all_polls_in_database</text:span><text:span text:style-name="Teletype"><text:span text:style-name="T2">[</text:span></text:span><text:span text:style-name="Teletype"><text:span text:style-name="T6">0</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only_poll_in_database</text:span><text:span text:style-name="Teletype"><text:span text:style-name="T2">,</text:span></text:span><text:span text:style-name="Teletype"> poll</text:span><text:span text:style-name="Teletype"><text:span text:style-name="T2">)</text:span></text:span></text:p>
        <text:p text:style-name="Preformatted_20_Text"/>
        <text:p text:style-name="Preformatted_20_Text"><text:span text:style-name="Teletype"><text:s text:c="8"/></text:span><text:span text:style-name="Teletype"><text:span text:style-name="T7"># and check that it's saved its two attributes: question and pub_date</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only_poll_in_database</text:span><text:span text:style-name="Teletype"><text:span text:style-name="T2">.</text:span></text:span><text:span text:style-name="Teletype">question</text:span><text:span text:style-name="Teletype"><text:span text:style-name="T2">,</text:span></text:span><text:span text:style-name="Teletype"> </text:span><text:span text:style-name="Teletype"><text:span text:style-name="T4">"What's up?"</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only_poll_in_database</text:span><text:span text:style-name="Teletype"><text:span text:style-name="T2">.</text:span></text:span><text:span text:style-name="Teletype">pub_date</text:span><text:span text:style-name="Teletype"><text:span text:style-name="T2">,</text:span></text:span><text:span text:style-name="Teletype"> poll</text:span><text:span text:style-name="Teletype"><text:span text:style-name="T2">.</text:span></text:span><text:span text:style-name="Teletype">pub_date</text:span><text:span text:style-name="Teletype"><text:span text:style-name="T2">)</text:span></text:span></text:p>
        <text:p text:style-name="Preformatted_20_Text"/>
        <text:p text:style-name="Preformatted_20_Text"/>
        <text:p text:style-name="Preformatted_20_Text"><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root_url_resolves_to_home_page_view</text:span></text:span><text:span text:style-name="Teletype"><text:span text:style-name="T2">(</text:span></text:span><text:span text:style-name="Teletype">self</text:span><text:span text:style-name="Teletype"><text:span text:style-name="T2">):</text:span></text:span></text:p>
        <text:p text:style-name="P6"><text:span text:style-name="Teletype"><text:s text:c="8"/></text:span><text:span text:style-name="Teletype"><text:span text:style-name="T2">[...]</text:span></text:span></text:p>
        <text:p text:style-name="Text_20_body">Don’t miss the 2 extra imports (I did!)</text:p>
        <text:list xml:id="list856653050" text:style-name="L15">
          <text:list-item>
            <text:p text:style-name="P30">Expected failure: </text:p>
            <text:p text:style-name="P8"><text:span text:style-name="Source_20_Text">ImportError: cannot import name Poll</text:span></text:p>
          </text:list-item>
          <text:list-item>
            <text:p text:style-name="P30"><text:soft-page-break/>Now edit <text:span text:style-name="Emphasis">polls/models.py</text:span>: </text:p>
          </text:list-item>
        </text:list>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db </text:span><text:span text:style-name="Teletype"><text:span text:style-name="T1">import</text:span></text:span><text:span text:style-name="Teletype"> models</text:span></text:p>
        <text:p text:style-name="Preformatted_20_Text"/>
        <text:p text:style-name="P6"><text:span text:style-name="Teletype">Poll </text:span><text:span text:style-name="Teletype"><text:span text:style-name="T2">=</text:span></text:span><text:span text:style-name="Teletype"> None</text:span></text:p>
        <text:list xml:id="list1964044709" text:style-name="L16">
          <text:list-item>
            <text:p text:style-name="P31">Expected failure: </text:p>
          </text:list-item>
        </text:list>
        <text:p text:style-name="Preformatted_20_Text"><text:span text:style-name="Source_20_Text">TypeError: 'NoneType' object is not callable</text:span></text:p>
        <text:p text:style-name="P6"><text:span text:style-name="Source_20_Text"><text:s text:c="4"/>ImportError: cannot import name Poll</text:span></text:p>
        <text:list xml:id="list1306702336" text:style-name="L17">
          <text:list-item>
            <text:p text:style-name="P32"><text:span text:style-name="Emphasis">models.py</text:span>: </text:p>
          </text:list-item>
        </text:list>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db </text:span><text:span text:style-name="Teletype"><text:span text:style-name="T1">import</text:span></text:span><text:span text:style-name="Teletype"> models</text:span></text:p>
        <text:p text:style-name="Preformatted_20_Text"/>
        <text:p text:style-name="Preformatted_20_Text"><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object</text:span><text:span text:style-name="Teletype"><text:span text:style-name="T2">):</text:span></text:span></text:p>
        <text:p text:style-name="P6"><text:span text:style-name="Teletype"><text:s text:c="4"/></text:span><text:span text:style-name="Teletype"><text:span text:style-name="T5">pass</text:span></text:span></text:p>
        <text:list xml:id="list1643663280" text:style-name="L18">
          <text:list-item>
            <text:p text:style-name="P33">failure: </text:p>
            <text:p text:style-name="P9"><text:span text:style-name="Source_20_Text">AttributeError: 'Poll' object has no attribute 'save'</text:span></text:p>
          </text:list-item>
          <text:list-item>
            <text:p text:style-name="P33">inherit: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text:span text:style-name="Teletype"><text:s text:c="4"/></text:span><text:span text:style-name="Teletype"><text:span text:style-name="T5">pass</text:span></text:span></text:p>
        <text:list xml:id="list804600468" text:style-name="L19">
          <text:list-item>
            <text:p text:style-name="P34">failure - note it’s quite late! </text:p>
            <text:p text:style-name="P10"><text:span text:style-name="Source_20_Text">AttributeError: 'Poll' object has no attribute 'question'</text:span></text:p>
          </text:list-item>
          <text:list-item>
            <text:p text:style-name="P34">add question attribute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text:span text:style-name="Teletype"><text:s text:c="4"/>question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list xml:id="list1757296655" text:style-name="L20">
          <text:list-item>
            <text:p text:style-name="P35">new failure: </text:p>
            <text:p text:style-name="P11"><text:span text:style-name="Source_20_Text">AttributeError: 'Poll' object has no attribute 'pub_date'</text:span></text:p>
          </text:list-item>
          <text:list-item>
            <text:p text:style-name="P35">new field - deliberately wrong: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Poll</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reformatted_20_Text"><text:span text:style-name="Teletype"><text:s text:c="4"/>question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6"><text:span text:style-name="Teletype"><text:s text:c="4"/>pub_dat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list xml:id="list1453799472" text:style-name="L21">
          <text:list-item>
            <text:p text:style-name="P36">sure enough, tests help us: </text:p>
            <text:p text:style-name="P5"><text:span text:style-name="Source_20_Text">AssertionError: u'2013-03-03 12:40:29.241235+00:00' !=</text:span></text:p>
            <text:p text:style-name="P12"><text:span text:style-name="Source_20_Text">datetime.datetime(2013, 3, 3, 12, 40, 29, 241235, tzinfo=&lt;UTC&gt;)</text:span></text:p>
          </text:list-item>
          <text:list-item>
            <text:p text:style-name="P36">fix </text:p>
          </text:list-item>
        </text:list>
        <text:p text:style-name="P6"><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pub_date </text:span><text:span text:style-name="Teletype"><text:span text:style-name="T2">=</text:span></text:span><text:span text:style-name="Teletype"> models</text:span><text:span text:style-name="Teletype"><text:span text:style-name="T2">.</text:span></text:span><text:span text:style-name="Teletype"><text:span text:style-name="T3">DateTimeField</text:span></text:span><text:span text:style-name="Teletype"><text:span text:style-name="T2">()</text:span></text:span></text:p>
        <text:list xml:id="list126197768" text:style-name="L22">
          <text:list-item>
            <text:p text:style-name="P37">and it should now work! </text:p>
          </text:list-item>
        </text:list>
        <text:p text:style-name="Preformatted_20_Text"><text:span text:style-name="Source_20_Text">$ python manage.py test polls</text:span></text:p>
        <text:p text:style-name="Preformatted_20_Text"><text:span text:style-name="Source_20_Text">Creating test database for alias 'default'...</text:span></text:p>
        <text:p text:style-name="Preformatted_20_Text"><text:soft-page-break/><text:span text:style-name="Source_20_Text">...</text:span></text:p>
        <text:p text:style-name="Preformatted_20_Text"><text:span text:style-name="Source_20_Text">----------------------------------------------------------------------</text:span></text:p>
        <text:p text:style-name="Preformatted_20_Text"><text:span text:style-name="Source_20_Text">Ran 3 tests in 0.008s</text:span></text:p>
        <text:p text:style-name="Preformatted_20_Text"/>
        <text:p text:style-name="P6"><text:span text:style-name="Source_20_Text">OK</text:span></text:p>
        <text:p text:style-name="Text_20_body">Do the FTs pass? No, still need to <text:span text:style-name="Emphasis">register</text:span> Polls in the admin site, using a new file at <text:span text:style-name="Emphasis">polls/admin.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ntrib </text:span><text:span text:style-name="Teletype"><text:span text:style-name="T1">import</text:span></text:span><text:span text:style-name="Teletype"> admin</text:span></text:p>
        <text:p text:style-name="Preformatted_20_Text"><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Poll</text:span></text:p>
        <text:p text:style-name="Preformatted_20_Text"/>
        <text:p text:style-name="P6"><text:span text:style-name="Teletype">admin</text:span><text:span text:style-name="Teletype"><text:span text:style-name="T2">.</text:span></text:span><text:span text:style-name="Teletype">site</text:span><text:span text:style-name="Teletype"><text:span text:style-name="T2">.</text:span></text:span><text:span text:style-name="Teletype"><text:span text:style-name="T3">register</text:span></text:span><text:span text:style-name="Teletype"><text:span text:style-name="T2">(</text:span></text:span><text:span text:style-name="Teletype">Poll</text:span><text:span text:style-name="Teletype"><text:span text:style-name="T2">)</text:span></text:span></text:p>
        <text:p text:style-name="Text_20_body">And now we should get our self.fail:</text:p>
        <text:p text:style-name="P6"><text:span text:style-name="Source_20_Text">AssertionError: Use the admin site to create a poll</text:span></text:p>
        <table:table table:name="Table20" table:style-name="Table20">
          <table:table-column table:style-name="Table20.A"/>
          <table:table-column table:style-name="Table20.B"/>
          <table:table-row>
            <table:table-cell table:style-name="Table20.A1" office:value-type="string">
              <text:p text:style-name="P50">Note</text:p>
            </table:table-cell>
            <table:table-cell table:style-name="Table20.A1" office:value-type="string">
              <text:p text:style-name="Table_20_Contents">Advanced task</text:p>
              <text:p text:style-name="Table_20_Contents">Give pub_date a verbose name of <text:span text:style-name="Emphasis">Date published</text:span>. See the official tutorial for the implementation… but can you find a way to unit test it? Hint: the model <text:span text:style-name="Source_20_Text">._meta</text:span> attribute might work… Is there another way?</text:p>
            </table:table-cell>
          </table:table-row>
        </table:table>
        <text:p text:style-name="Text_20_body">Part 7: LiveServerTestCase and test fixtures</text:p>
        <text:p text:style-name="Preformatted_20_Text"><text:span text:style-name="Source_20_Text">Start by extending the FT to actually create a new poll via the admin site:</text:span></text:p>
        <text:p text:style-name="Preformatted_20_Text"/>
        <text:p text:style-name="P6"><text:span text:style-name="Source_20_Text">[source,python]</text:span></text:p>
        <text:p text:style-name="Preformatted_20_Text"><text:span text:style-name="Source_20_Text"># He clicks the 'Add poll' link</text:span></text:p>
        <text:p text:style-name="Preformatted_20_Text"><text:span text:style-name="Source_20_Text">new_poll_link = self.browser.find_element_by_link_text('Add poll')</text:span></text:p>
        <text:p text:style-name="P6"><text:span text:style-name="Source_20_Text">new_poll_link.click()</text:span></text:p>
        <text:p text:style-name="Preformatted_20_Text"><text:span text:style-name="Source_20_Text"># He types in an interesting question for the Poll</text:span></text:p>
        <text:p text:style-name="Preformatted_20_Text"><text:span text:style-name="Source_20_Text">question_field = self.browser.find_element_by_name('question')</text:span></text:p>
        <text:p text:style-name="P6"><text:span text:style-name="Source_20_Text">question_field.send_keys("How awesome is Test-Driven Development?")</text:span></text:p>
        <text:p text:style-name="Preformatted_20_Text"><text:span text:style-name="Source_20_Text"># He sets the date and time of publication - it'll be a new year's</text:span></text:p>
        <text:p text:style-name="Preformatted_20_Text"><text:span text:style-name="Source_20_Text"># poll!</text:span></text:p>
        <text:p text:style-name="Preformatted_20_Text"><text:span text:style-name="Source_20_Text">date_field = self.browser.find_element_by_name('pub_date_0')</text:span></text:p>
        <text:p text:style-name="Preformatted_20_Text"><text:span text:style-name="Source_20_Text">date_field.send_keys('01/01/12')</text:span></text:p>
        <text:p text:style-name="Preformatted_20_Text"><text:span text:style-name="Source_20_Text">time_field = self.browser.find_element_by_name('pub_date_1')</text:span></text:p>
        <text:p text:style-name="P6"><text:span text:style-name="Source_20_Text">time_field.send_keys('00:00')</text:span></text:p>
        <text:p text:style-name="Preformatted_20_Text"><text:span text:style-name="Source_20_Text"># Mo clicks the save button</text:span></text:p>
        <text:p text:style-name="Preformatted_20_Text"><text:span text:style-name="Source_20_Text">save_button = self.browser.find_element_by_css_selector("input[value='Save']")</text:span></text:p>
        <text:p text:style-name="P6"><text:span text:style-name="Source_20_Text">save_button.click()</text:span></text:p>
        <text:p text:style-name="Preformatted_20_Text"><text:span text:style-name="Source_20_Text"># He is returned to the "Polls" listing, where he can see his</text:span></text:p>
        <text:p text:style-name="Preformatted_20_Text"><text:span text:style-name="Source_20_Text"># new poll, listed as a clickable link</text:span></text:p>
        <text:p text:style-name="Preformatted_20_Text"><text:span text:style-name="Source_20_Text">new_poll_links = self.browser.find_elements_by_link_text(</text:span></text:p>
        <text:p text:style-name="Preformatted_20_Text"><text:span text:style-name="Source_20_Text"><text:s text:c="8"/>"How awesome is Test-Driven Development?"</text:span></text:p>
        <text:p text:style-name="Preformatted_20_Text"><text:span text:style-name="Source_20_Text">)</text:span></text:p>
        <text:p text:style-name="P6"><text:span text:style-name="Source_20_Text">self.assertEquals(len(new_poll_links), 1)</text:span></text:p>
        <text:p text:style-name="P6"><text:span text:style-name="Source_20_Text">First expected fail -</text:span></text:p>
        <text:p text:style-name="Preformatted_20_Text"><text:span text:style-name="Source_20_Text"><text:s text:c="4"/>self.assertEquals(len(new_poll_links), 1)</text:span></text:p>
        <text:p text:style-name="P6"><text:span text:style-name="Source_20_Text">AssertionError: 0 != 1</text:span></text:p>
        <text:p text:style-name="Preformatted_20_Text"><text:span text:style-name="Source_20_Text">`__unicode__`</text:span></text:p>
        <text:p text:style-name="Preformatted_20_Text"><text:span text:style-name="Source_20_Text">~~~~~~~~~~~~~</text:span></text:p>
        <text:p text:style-name="Preformatted_20_Text"><text:soft-page-break/></text:p>
        <text:p text:style-name="Preformatted_20_Text"><text:span text:style-name="Source_20_Text">Fix by changing the string representation of a poll:</text:span></text:p>
        <text:p text:style-name="Preformatted_20_Text"/>
        <text:p text:style-name="Preformatted_20_Text"><text:span text:style-name="Source_20_Text">in 'polls/tests.py', add to `PollModelTest`:</text:span></text:p>
        <text:p text:style-name="Preformatted_20_Text"/>
        <text:p text:style-name="Preformatted_20_Text"/>
        <text:p text:style-name="P6"><text:span text:style-name="Source_20_Text">[source,python]</text:span></text:p>
        <text:p text:style-name="Preformatted_20_Text"><text:span text:style-name="Source_20_Text">def test_string_representation(self):</text:span></text:p>
        <text:p text:style-name="Preformatted_20_Text"><text:span text:style-name="Source_20_Text"><text:s text:c="4"/>poll = Poll()</text:span></text:p>
        <text:p text:style-name="Preformatted_20_Text"><text:span text:style-name="Source_20_Text"><text:s text:c="4"/>poll.question = "Why?"</text:span></text:p>
        <text:p text:style-name="P6"><text:span text:style-name="Source_20_Text"><text:s text:c="4"/>self.assertEqual(unicode(poll), "Why?")</text:span></text:p>
        <text:p text:style-name="Preformatted_20_Text"><text:span text:style-name="Source_20_Text">Expected fail:</text:span></text:p>
        <text:p text:style-name="Preformatted_20_Text"/>
        <text:p text:style-name="Preformatted_20_Text"><text:span text:style-name="Source_20_Text"><text:s text:c="4"/>AssertionError: u'Poll object' != 'Why?'</text:span></text:p>
        <text:p text:style-name="Preformatted_20_Text"/>
        <text:p text:style-name="Preformatted_20_Text"><text:span text:style-name="Source_20_Text">'models.py':</text:span></text:p>
        <text:p text:style-name="Preformatted_20_Text"/>
        <text:p text:style-name="Preformatted_20_Text"/>
        <text:p text:style-name="P6"><text:span text:style-name="Source_20_Text">[source,python]</text:span></text:p>
        <text:p text:style-name="Text_20_body">class Poll(models.Model): question = models.CharField(max_length=200) pub_date = models.DateTimeField()</text:p>
        <text:p text:style-name="Preformatted_20_Text"><text:span text:style-name="Source_20_Text">def __unicode__(self):</text:span></text:p>
        <text:p text:style-name="P6"><text:span text:style-name="Source_20_Text"><text:s text:c="4"/>return self.question</text:span></text:p>
        <text:p text:style-name="Preformatted_20_Text"><text:span text:style-name="Source_20_Text">Unit tests should now pass</text:span></text:p>
        <text:p text:style-name="Preformatted_20_Text"/>
        <text:p text:style-name="Preformatted_20_Text"><text:span text:style-name="Source_20_Text">LiveServerTestCase and the test database</text:span></text:p>
        <text:p text:style-name="Preformatted_20_Text"><text:span text:style-name="Source_20_Text">~~~~~~~~~~~~~~~~~~~~~~~~~~~~~~~~~~~~~~~~</text:span></text:p>
        <text:p text:style-name="Preformatted_20_Text"/>
        <text:p text:style-name="P6"><text:span text:style-name="Source_20_Text">Functional tests should pass once... but fail the second time:</text:span></text:p>
        <text:p text:style-name="Text_20_body">AssertionError: <text:span text:style-name="Emphasis">0 polls</text:span> not found in u’Django administration\nWelcome, admin. Change password / Log out\nHome \u203a Polls \u203a Polls\nSelect poll to change\nAdd poll\nAction:\n---------\nDelete selected polls\nGo 0 of 1 selected\nPoll\nHow awesome is Test-Driven Development?\n1 poll'</text:p>
        <text:p text:style-name="P6"><text:span text:style-name="Source_20_Text">change 'functional_tests.py' to being tests inside a new Django app called 'fts':</text:span></text:p>
        <text:p text:style-name="Text_20_body">python manage.py startapp fts mv functional_tests.py fts/tests.py</text:p>
        <text:p text:style-name="Preformatted_20_Text"><text:span text:style-name="Source_20_Text">then edit 'fts/tests.py' to inherit from `LiveServerTestCase`:</text:span></text:p>
        <text:p text:style-name="Preformatted_20_Text"/>
        <text:p text:style-name="Preformatted_20_Text"/>
        <text:p text:style-name="P6"><text:span text:style-name="Source_20_Text">[source,python]</text:span></text:p>
        <text:p text:style-name="Text_20_body">from django.test import LiveServerTestCase from selenium import webdriver from selenium.webdriver.common.keys import Keys</text:p>
        <text:p text:style-name="Text_20_body">class PollsFunctionalTest(LiveServerTestCase):</text:p>
        <text:p text:style-name="Preformatted_20_Text"><text:span text:style-name="Source_20_Text">def setUp(self):</text:span></text:p>
        <text:p text:style-name="Preformatted_20_Text"><text:span text:style-name="Source_20_Text"><text:s text:c="4"/>self.browser = webdriver.Firefox()</text:span></text:p>
        <text:p text:style-name="P6"><text:span text:style-name="Source_20_Text"><text:s text:c="4"/>self.browser.implicitly_wait(3)</text:span></text:p>
        <text:p text:style-name="Preformatted_20_Text"><text:span text:style-name="Source_20_Text">def tearDown(self):</text:span></text:p>
        <text:p text:style-name="P6"><text:span text:style-name="Source_20_Text"><text:s text:c="4"/>self.browser.quit()</text:span></text:p>
        <text:p text:style-name="Preformatted_20_Text"><text:span text:style-name="Source_20_Text">def test_voting_on_a_poll(self):</text:span></text:p>
        <text:p text:style-name="Preformatted_20_Text"><text:span text:style-name="Source_20_Text"><text:s text:c="4"/># Elspeth goes to check out a cool new polls site she's heard about</text:span></text:p>
        <text:p text:style-name="P6"><text:soft-page-break/><text:span text:style-name="Source_20_Text"><text:s text:c="4"/>self.browser.get(self.live_server_url)</text:span></text:p>
        <text:p text:style-name="P6"><text:span text:style-name="Source_20_Text">[...]</text:span></text:p>
        <text:p text:style-name="Preformatted_20_Text"><text:span text:style-name="Source_20_Text">def test_can_create_a_new_poll_via_admin_site(self):</text:span></text:p>
        <text:p text:style-name="Preformatted_20_Text"><text:span text:style-name="Source_20_Text"><text:s text:c="4"/># Mo the administrator goes to the admin page</text:span></text:p>
        <text:p text:style-name="Preformatted_20_Text"><text:span text:style-name="Source_20_Text"><text:s text:c="4"/>self.browser.get(self.live_server_url + '/admin/')</text:span></text:p>
        <text:p text:style-name="P6"><text:span text:style-name="Source_20_Text"><text:s text:c="4"/>[...]</text:span></text:p>
        <text:p text:style-name="Preformatted_20_Text"><text:span text:style-name="Source_20_Text">* make sure to use `self.live_server_url` in both test methods</text:span></text:p>
        <text:p text:style-name="Preformatted_20_Text"><text:span text:style-name="Source_20_Text">* also delete the `if __name__ == __main__` block</text:span></text:p>
        <text:p text:style-name="Preformatted_20_Text"/>
        <text:p text:style-name="Preformatted_20_Text"><text:span text:style-name="Source_20_Text">Add `fts` to 'settings.py':</text:span></text:p>
        <text:p text:style-name="Preformatted_20_Text"/>
        <text:p text:style-name="P6"><text:span text:style-name="Source_20_Text">[source,python]</text:span></text:p>
        <text:p text:style-name="Text_20_body">INSTALLED_APPS = ( <text:span text:style-name="Emphasis">django.contrib.auth</text:span>, <text:span text:style-name="Emphasis">django.contrib.contenttypes</text:span>, <text:span text:style-name="Emphasis">django.contrib.sessions</text:span>, <text:span text:style-name="Emphasis">django.contrib.sites</text:span>, <text:span text:style-name="Emphasis">django.contrib.messages</text:span>, <text:span text:style-name="Emphasis">django.contrib.staticfiles</text:span>, # Uncomment the next line to enable the admin: <text:span text:style-name="Emphasis">django.contrib.admin</text:span>, # Uncomment the next line to enable admin documentation: # <text:span text:style-name="Emphasis">django.contrib.admindocs</text:span>, <text:span text:style-name="Emphasis">polls</text:span>, <text:span text:style-name="Emphasis">fts</text:span>, )</text:p>
        <text:p text:style-name="P6"><text:span text:style-name="Source_20_Text">Now run</text:span></text:p>
        <text:p text:style-name="Text_20_body">$ python manage.py test fts</text:p>
        <text:p text:style-name="P6"><text:span text:style-name="Source_20_Text">Should see one `self.fail` (can DONTify this test now) and one:</text:span></text:p>
        <text:p text:style-name="Preformatted_20_Text"><text:span text:style-name="Source_20_Text"><text:s text:c="4"/>self.assertIn('Site administration', body.text)</text:span></text:p>
        <text:p text:style-name="Preformatted_20_Text"><text:span text:style-name="Source_20_Text">AssertionError: 'Site administration' not found in u'Django</text:span></text:p>
        <text:p text:style-name="Preformatted_20_Text"><text:span text:style-name="Source_20_Text">administration\nPlease enter the correct username and password for a staff</text:span></text:p>
        <text:p text:style-name="P6"><text:span text:style-name="Source_20_Text">account. Note that both fields may be case-sensitive.\nUsername:\nPassword:\n '</text:span></text:p>
        <text:p text:style-name="Preformatted_20_Text"><text:span text:style-name="Source_20_Text">Test fixture setup</text:span></text:p>
        <text:p text:style-name="Preformatted_20_Text"><text:span text:style-name="Source_20_Text">~~~~~~~~~~~~~~~~~~</text:span></text:p>
        <text:p text:style-name="Preformatted_20_Text"/>
        <text:p text:style-name="P6"><text:span text:style-name="Source_20_Text">* make a new directory at 'polls/fixtures'</text:span></text:p>
        <text:p text:style-name="Text_20_body">python manage.py dumpdata auth.user &gt; polls/fixtures/admin_user.json</text:p>
        <text:p text:style-name="Preformatted_20_Text"><text:span text:style-name="Source_20_Text">Add to 'fts/tests.py':</text:span></text:p>
        <text:p text:style-name="Preformatted_20_Text"/>
        <text:p text:style-name="P6"><text:span text:style-name="Source_20_Text">[source,python]</text:span></text:p>
        <text:p text:style-name="Text_20_body">class PollsFunctionalTest(LiveServerTestCase):</text:p>
        <text:p text:style-name="P6"><text:span text:style-name="Source_20_Text">fixtures = ['admin_user.json']</text:span></text:p>
        <text:p text:style-name="Preformatted_20_Text"><text:span text:style-name="Source_20_Text">def setUp(self):</text:span></text:p>
        <text:p text:style-name="P6"><text:span text:style-name="Source_20_Text"><text:s text:c="4"/>[...]</text:span></text:p>
        <text:p text:style-name="Preformatted_20_Text"><text:span text:style-name="Source_20_Text">FT should now pass, no matter how many times you run them!</text:span></text:p>
        <text:p text:style-name="Preformatted_20_Text"/>
        <text:p text:style-name="P6"><text:span text:style-name="Source_20_Text">By the end, your folder structure should look like this:</text:span></text:p>
        <text:p text:style-name="Text_20_body">. |-- fts |   |-- <text:span text:style-name="Emphasis">init</text:span>.py |   |-- models.py |   |-- tests.py |   `-- views.py |-- manage.py |-- mysite |   |-- <text:span text:style-name="Emphasis">init</text:span>.py |   |-- settings.py |   |-- urls.py |   `-- wsgi.py `-- polls |-- admin.py |-- fixtures |   `-- admin_user.json |-- <text:span text:style-name="Emphasis">init</text:span>.py |-- models.py |-- templates |   `-- home.html |-- tests.py `-- views.py</text:p>
        <text:p text:style-name="P6"><text:span text:style-name="Source_20_Text">Part 8 - Add the Choice model</text:span></text:p>
        <text:p text:style-name="Text_20_body">Add a bit to the FT (<text:span text:style-name="Emphasis">fts/tests.py</text:span>), just before we save the new poll</text:p>
        <text:p text:style-name="Preformatted_20_Text"><text:soft-page-break/><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7"># He sets the date and time of publication - it'll be a new year's</text:span></text:span></text:p>
        <text:p text:style-name="Preformatted_20_Text"><text:span text:style-name="Teletype"><text:s text:c="4"/></text:span><text:span text:style-name="Teletype"><text:span text:style-name="T7"># poll!</text:span></text:span></text:p>
        <text:p text:style-name="Preformatted_20_Text"><text:span text:style-name="Teletype"><text:s text:c="4"/>dat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0'</text:span></text:span><text:span text:style-name="Teletype"><text:span text:style-name="T2">)</text:span></text:span></text:p>
        <text:p text:style-name="Preformatted_20_Text"><text:span text:style-name="Teletype"><text:s text:c="4"/>dat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01/01/12'</text:span></text:span><text:span text:style-name="Teletype"><text:span text:style-name="T2">)</text:span></text:span></text:p>
        <text:p text:style-name="Preformatted_20_Text"><text:span text:style-name="Teletype"><text:s text:c="4"/>ti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1'</text:span></text:span><text:span text:style-name="Teletype"><text:span text:style-name="T2">)</text:span></text:span></text:p>
        <text:p text:style-name="Preformatted_20_Text"><text:span text:style-name="Teletype"><text:s text:c="4"/>ti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00:00'</text:span></text:span><text:span text:style-name="Teletype"><text:span text:style-name="T2">)</text:span></text:span></text:p>
        <text:p text:style-name="Preformatted_20_Text"/>
        <text:p text:style-name="Preformatted_20_Text"><text:span text:style-name="Teletype"><text:s text:c="4"/></text:span><text:span text:style-name="Teletype"><text:span text:style-name="T7"># He sees he can enter choices for the Poll. <text:s/>He adds three</text:span></text:span></text:p>
        <text:p text:style-name="Preformatted_20_Text"><text:span text:style-name="Teletype"><text:s text:c="4"/>choice_1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choice_set-0-choice'</text:span></text:span><text:span text:style-name="Teletype"><text:span text:style-name="T2">)</text:span></text:span></text:p>
        <text:p text:style-name="Preformatted_20_Text"><text:span text:style-name="Teletype"><text:s text:c="4"/>choice_1</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Very awesome'</text:span></text:span><text:span text:style-name="Teletype"><text:span text:style-name="T2">)</text:span></text:span></text:p>
        <text:p text:style-name="Preformatted_20_Text"><text:span text:style-name="Teletype"><text:s text:c="4"/>choice_2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choice_set-1-choice'</text:span></text:span><text:span text:style-name="Teletype"><text:span text:style-name="T2">)</text:span></text:span></text:p>
        <text:p text:style-name="Preformatted_20_Text"><text:span text:style-name="Teletype"><text:s text:c="4"/>choice_2</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Quite awesome'</text:span></text:span><text:span text:style-name="Teletype"><text:span text:style-name="T2">)</text:span></text:span></text:p>
        <text:p text:style-name="Preformatted_20_Text"><text:span text:style-name="Teletype"><text:s text:c="4"/>choice_3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choice_set-2-choice'</text:span></text:span><text:span text:style-name="Teletype"><text:span text:style-name="T2">)</text:span></text:span></text:p>
        <text:p text:style-name="Preformatted_20_Text"><text:span text:style-name="Teletype"><text:s text:c="4"/>choice_3</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Moderately awesome'</text:span></text:span><text:span text:style-name="Teletype"><text:span text:style-name="T2">)</text:span></text:span></text:p>
        <text:p text:style-name="Preformatted_20_Text"/>
        <text:p text:style-name="Preformatted_20_Text"><text:span text:style-name="Teletype"><text:s text:c="4"/></text:span><text:span text:style-name="Teletype"><text:span text:style-name="T7"># Mo clicks the save button</text:span></text:span></text:p>
        <text:p text:style-name="P6"><text:span text:style-name="Teletype"><text:s text:c="4"/>save_butto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span text:style-name="Teletype"><text:span text:style-name="T4">"input[value='Save']"</text:span></text:span><text:span text:style-name="Teletype"><text:span text:style-name="T2">)</text:span></text:span></text:p>
        <text:p text:style-name="Text_20_body">Expected failure for <text:span text:style-name="Source_20_Text">manage.py test fts</text:span>:</text:p>
        <text:p text:style-name="Preformatted_20_Text"><text:span text:style-name="Source_20_Text">NoSuchElementException: Message: u'Unable to locate element:</text:span></text:p>
        <text:p text:style-name="P6"><text:span text:style-name="Source_20_Text">{"method":"name","selector":"choice_set-0-choice"}' ; Stacktrace: [...]</text:span></text:p>
        <text:p text:style-name="Text_20_body">Now in the unit tests - <text:span text:style-name="Emphasis">polls/tests.py</text:span></text:p>
        <text:p text:style-name="P1"><text:span text:style-name="Teletype"><office:annotation><dc:date>2013-03-06T18:38:13</dc:date><text:p>Generator: GNU source-highlight 3.1.6</text:p><text:p>by Lorenzo Bettini</text:p><text:p>http://www.lorenzobettini.it</text:p><text:p>http://www.gnu.org/software/src-highlite</text:p></office:annotation></text:span><text:span text:style-name="Teletype">[...]</text:span></text:p>
        <text:p text:style-name="Preformatted_20_Text"><text:span text:style-name="Teletype"><text:span text:style-name="T1">from</text:span></text:span><text:span text:style-name="Teletype"> django</text:span><text:span text:style-name="Teletype"><text:span text:style-name="T2">.</text:span></text:span><text:span text:style-name="Teletype">utils </text:span><text:span text:style-name="Teletype"><text:span text:style-name="T1">import</text:span></text:span><text:span text:style-name="Teletype"> timezone</text:span></text:p>
        <text:p text:style-name="Preformatted_20_Text"><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Choice</text:span><text:span text:style-name="Teletype"><text:span text:style-name="T2">,</text:span></text:span><text:span text:style-name="Teletype"> Poll</text:span></text:p>
        <text:p text:style-name="Preformatted_20_Text"><text:span text:style-name="Teletype"><text:span text:style-name="T1">from</text:span></text:span><text:span text:style-name="Teletype"> polls</text:span><text:span text:style-name="Teletype"><text:span text:style-name="T2">.</text:span></text:span><text:span text:style-name="Teletype">views </text:span><text:span text:style-name="Teletype"><text:span text:style-name="T1">import</text:span></text:span><text:span text:style-name="Teletype"> home_page</text:span></text:p>
        <text:p text:style-name="Preformatted_20_Text"/>
        <text:p text:style-name="Preformatted_20_Text"><text:span text:style-name="Teletype"><text:span text:style-name="T5">class</text:span></text:span><text:span text:style-name="Teletype"> </text:span><text:span text:style-name="Teletype"><text:span text:style-name="T3">PollModelTest</text:span></text:span><text:span text:style-name="Teletype"><text:span text:style-name="T2">(</text:span></text:span><text:span text:style-name="Teletype">TestCase</text:span><text:span text:style-name="Teletype"><text:span text:style-name="T2">):</text:span></text:span></text:p>
        <text:p text:style-name="Preformatted_20_Text"><text:span text:style-name="Teletype"><text:s text:c="4"/></text:span><text:span text:style-name="Teletype"><text:span text:style-name="T2">[...]</text:span></text:span></text:p>
        <text:p text:style-name="Preformatted_20_Text"/>
        <text:p text:style-name="Preformatted_20_Text"/>
        <text:p text:style-name="Preformatted_20_Text"><text:span text:style-name="Teletype"><text:span text:style-name="T5">class</text:span></text:span><text:span text:style-name="Teletype"> </text:span><text:span text:style-name="Teletype"><text:span text:style-name="T3">ChoiceModel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reating_some_choices_for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start by creating a new Poll object</text:span></text:span></text:p>
        <text:p text:style-name="Preformatted_20_Text"><text:span text:style-name="Teletype"><text:s text:c="8"/>poll </text:span><text:span text:style-name="Teletype"><text:span text:style-name="T2">=</text:span></text:span><text:span text:style-name="Teletype"> </text:span><text:span text:style-name="Teletype"><text:span text:style-name="T3">Poll</text:span></text:span><text:span text:style-name="Teletype"><text:span text:style-name="T2">()</text:span></text:span></text:p>
        <text:p text:style-name="Preformatted_20_Text"><text:span text:style-name="Teletype"><text:s text:c="8"/>poll</text:span><text:span text:style-name="Teletype"><text:span text:style-name="T2">.</text:span></text:span><text:span text:style-name="Teletype">question</text:span><text:span text:style-name="Teletype"><text:span text:style-name="T2">=</text:span></text:span><text:span text:style-name="Teletype"><text:span text:style-name="T4">"What's up?"</text:span></text:span></text:p>
        <text:p text:style-name="Preformatted_20_Text"><text:span text:style-name="Teletype"><text:s text:c="8"/>poll</text:span><text:span text:style-name="Teletype"><text:span text:style-name="T2">.</text:span></text:span><text:span text:style-name="Teletype">pub_date </text:span><text:span text:style-name="Teletype"><text:span text:style-name="T2">=</text:span></text:span><text:span text:style-name="Teletype"> 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8"/>poll</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8"/></text:span><text:span text:style-name="Teletype"><text:span text:style-name="T7"># now create a Choice object</text:span></text:span></text:p>
        <text:p text:style-name="Preformatted_20_Text"><text:span text:style-name="Teletype"><text:s text:c="8"/>choice </text:span><text:span text:style-name="Teletype"><text:span text:style-name="T2">=</text:span></text:span><text:span text:style-name="Teletype"> </text:span><text:span text:style-name="Teletype"><text:span text:style-name="T3">Choice</text:span></text:span><text:span text:style-name="Teletype"><text:span text:style-name="T2">()</text:span></text:span></text:p>
        <text:p text:style-name="Preformatted_20_Text"/>
        <text:p text:style-name="Preformatted_20_Text"><text:span text:style-name="Teletype"><text:s text:c="8"/></text:span><text:span text:style-name="Teletype"><text:span text:style-name="T7"># link it with our Poll</text:span></text:span></text:p>
        <text:p text:style-name="Preformatted_20_Text"><text:span text:style-name="Teletype"><text:s text:c="8"/>choice</text:span><text:span text:style-name="Teletype"><text:span text:style-name="T2">.</text:span></text:span><text:span text:style-name="Teletype">poll </text:span><text:span text:style-name="Teletype"><text:span text:style-name="T2">=</text:span></text:span><text:span text:style-name="Teletype"> poll</text:span></text:p>
        <text:p text:style-name="Preformatted_20_Text"/>
        <text:p text:style-name="Preformatted_20_Text"><text:span text:style-name="Teletype"><text:s text:c="8"/></text:span><text:span text:style-name="Teletype"><text:span text:style-name="T7"># give it some text</text:span></text:span></text:p>
        <text:p text:style-name="Preformatted_20_Text"><text:span text:style-name="Teletype"><text:s text:c="8"/>choice</text:span><text:span text:style-name="Teletype"><text:span text:style-name="T2">.</text:span></text:span><text:span text:style-name="Teletype">choice </text:span><text:span text:style-name="Teletype"><text:span text:style-name="T2">=</text:span></text:span><text:span text:style-name="Teletype"> </text:span><text:span text:style-name="Teletype"><text:span text:style-name="T4">"doin' fine..."</text:span></text:span></text:p>
        <text:p text:style-name="Preformatted_20_Text"/>
        <text:p text:style-name="Preformatted_20_Text"><text:span text:style-name="Teletype"><text:s text:c="8"/></text:span><text:span text:style-name="Teletype"><text:span text:style-name="T7"># and let's say it's had some votes</text:span></text:span></text:p>
        <text:p text:style-name="Preformatted_20_Text"><text:span text:style-name="Teletype"><text:s text:c="8"/>choice</text:span><text:span text:style-name="Teletype"><text:span text:style-name="T2">.</text:span></text:span><text:span text:style-name="Teletype">votes </text:span><text:span text:style-name="Teletype"><text:span text:style-name="T2">=</text:span></text:span><text:span text:style-name="Teletype"> </text:span><text:span text:style-name="Teletype"><text:span text:style-name="T6">3</text:span></text:span></text:p>
        <text:p text:style-name="Preformatted_20_Text"/>
        <text:p text:style-name="Preformatted_20_Text"><text:span text:style-name="Teletype"><text:s text:c="8"/></text:span><text:span text:style-name="Teletype"><text:span text:style-name="T7"># save it</text:span></text:span></text:p>
        <text:p text:style-name="Preformatted_20_Text"><text:span text:style-name="Teletype"><text:s text:c="8"/>choice</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8"/></text:span><text:span text:style-name="Teletype"><text:span text:style-name="T7"># try retrieving it from the database, using the poll object's reverse</text:span></text:span></text:p>
        <text:p text:style-name="Preformatted_20_Text"><text:span text:style-name="Teletype"><text:s text:c="8"/></text:span><text:span text:style-name="Teletype"><text:span text:style-name="T7"># lookup</text:span></text:span></text:p>
        <text:p text:style-name="Preformatted_20_Text"><text:span text:style-name="Teletype"><text:s text:c="8"/>poll_choices </text:span><text:span text:style-name="Teletype"><text:span text:style-name="T2">=</text:span></text:span><text:span text:style-name="Teletype"> poll</text:span><text:span text:style-name="Teletype"><text:span text:style-name="T2">.</text:span></text:span><text:span text:style-name="Teletype">choice_set</text:span><text:span text:style-name="Teletype"><text:span text:style-name="T2">.</text:span></text:span><text:span text:style-name="Teletype"><text:span text:style-name="T3">all</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poll_choices</text:span><text:span text:style-name="Teletype"><text:span text:style-name="T2">.</text:span></text:span><text:span text:style-name="Teletype"><text:span text:style-name="T3">count</text:span></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Preformatted_20_Text"/>
        <text:p text:style-name="Preformatted_20_Text"><text:span text:style-name="Teletype"><text:s text:c="8"/></text:span><text:span text:style-name="Teletype"><text:span text:style-name="T7"># finally, check its attributes have been saved</text:span></text:span></text:p>
        <text:p text:style-name="Preformatted_20_Text"><text:span text:style-name="Teletype"><text:s text:c="8"/>choice_from_db </text:span><text:span text:style-name="Teletype"><text:span text:style-name="T2">=</text:span></text:span><text:span text:style-name="Teletype"> poll_choices</text:span><text:span text:style-name="Teletype"><text:span text:style-name="T2">[</text:span></text:span><text:span text:style-name="Teletype"><text:span text:style-name="T6">0</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from_db</text:span><text:span text:style-name="Teletype"><text:span text:style-name="T2">.</text:span></text:span><text:span text:style-name="Teletype">id</text:span><text:span text:style-name="Teletype"><text:span text:style-name="T2">,</text:span></text:span><text:span text:style-name="Teletype"> choice</text:span><text:span text:style-name="Teletype"><text:span text:style-name="T2">.</text:span></text:span><text:span text:style-name="Teletype">id</text:span><text:span text:style-name="Teletype"><text:span text:style-name="T2">)</text:span></text:span></text:p>
        <text:p text:style-name="Preformatted_20_Text"><text:soft-page-break/><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from_db</text:span><text:span text:style-name="Teletype"><text:span text:style-name="T2">.</text:span></text:span><text:span text:style-name="Teletype">choice</text:span><text:span text:style-name="Teletype"><text:span text:style-name="T2">,</text:span></text:span><text:span text:style-name="Teletype"> </text:span><text:span text:style-name="Teletype"><text:span text:style-name="T4">"doin' fine..."</text:span></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from_db</text:span><text:span text:style-name="Teletype"><text:span text:style-name="T2">.</text:span></text:span><text:span text:style-name="Teletype">votes</text:span><text:span text:style-name="Teletype"><text:span text:style-name="T2">,</text:span></text:span><text:span text:style-name="Teletype"> </text:span><text:span text:style-name="Teletype"><text:span text:style-name="T6">3</text:span></text:span><text:span text:style-name="Teletype"><text:span text:style-name="T2">)</text:span></text:span></text:p>
        <text:list xml:id="list2140059746" text:style-name="L23">
          <text:list-item>
            <text:p text:style-name="P38">Expected failure: </text:p>
            <text:p text:style-name="P13"><text:span text:style-name="Source_20_Text">ImportError: cannot import name Choice</text:span></text:p>
          </text:list-item>
          <text:list-item>
            <text:p text:style-name="P38"><text:span text:style-name="Emphasis">polls/models.py</text:span>: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object</text:span><text:span text:style-name="Teletype"><text:span text:style-name="T2">):</text:span></text:span></text:p>
        <text:p text:style-name="P6"><text:span text:style-name="Teletype"><text:s text:c="4"/></text:span><text:span text:style-name="Teletype"><text:span text:style-name="T5">pass</text:span></text:span></text:p>
        <text:list xml:id="list615309118" text:style-name="L24">
          <text:list-item>
            <text:p text:style-name="P39">Then </text:p>
            <text:p text:style-name="P14"><text:span text:style-name="Source_20_Text">AttributeError: 'Choice' object has no attribute 'save'</text:span></text:p>
          </text:list-item>
          <text:list-item>
            <text:p text:style-name="P39"><text:span text:style-name="Emphasis">models.py</text:span>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text:span text:style-name="Teletype"><text:s text:c="4"/></text:span><text:span text:style-name="Teletype"><text:span text:style-name="T5">pass</text:span></text:span></text:p>
        <text:list xml:id="list1652815054" text:style-name="L25">
          <text:list-item>
            <text:p text:style-name="P40">tests: </text:p>
            <text:p text:style-name="P15"><text:span text:style-name="Source_20_Text">AttributeError: 'Poll' object has no attribute 'choice_set'</text:span></text:p>
          </text:list-item>
          <text:list-item>
            <text:p text:style-name="P40"><text:span text:style-name="Emphasis">models.py</text:span>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6"><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list xml:id="list730821307" text:style-name="L26">
          <text:list-item>
            <text:p text:style-name="P41">tests: </text:p>
          </text:list-item>
        </text:list>
        <text:p text:style-name="Preformatted_20_Text"><text:span text:style-name="Source_20_Text"><text:s text:c="4"/>self.assertEquals(choice_from_db.choice, "doin' fine...")</text:span></text:p>
        <text:p text:style-name="P6"><text:span text:style-name="Source_20_Text">AttributeError: 'Choice' object has no attribute 'choice'</text:span></text:p>
        <text:list xml:id="list2019799462" text:style-name="L27">
          <text:list-item>
            <text:p text:style-name="P42"><text:span text:style-name="Emphasis">models.py</text:span>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reformatted_20_Text"><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p text:style-name="P6"><text:span text:style-name="Teletype"><text:s text:c="4"/>choic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list xml:id="list1981548994" text:style-name="L28">
          <text:list-item>
            <text:p text:style-name="P43">tests: </text:p>
            <text:p text:style-name="P16"><text:span text:style-name="Source_20_Text">AttributeError: 'Choice' object has no attribute 'votes'</text:span></text:p>
          </text:list-item>
          <text:list-item>
            <text:p text:style-name="P43"><text:span text:style-name="Emphasis">models.py</text:span> </text:p>
          </text:list-item>
        </text:list>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reformatted_20_Text"><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p text:style-name="Preformatted_20_Text"><text:span text:style-name="Teletype"><text:s text:c="4"/>choic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6"><text:span text:style-name="Teletype"><text:s text:c="4"/>votes </text:span><text:span text:style-name="Teletype"><text:span text:style-name="T2">=</text:span></text:span><text:span text:style-name="Teletype"> models</text:span><text:span text:style-name="Teletype"><text:span text:style-name="T2">.</text:span></text:span><text:span text:style-name="Teletype"><text:span text:style-name="T3">IntegerField</text:span></text:span><text:span text:style-name="Teletype"><text:span text:style-name="T2">()</text:span></text:span></text:p>
        <text:p text:style-name="Text_20_body">Now, in <text:span text:style-name="Emphasis">polls/admin.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contrib </text:span><text:span text:style-name="Teletype"><text:span text:style-name="T1">import</text:span></text:span><text:span text:style-name="Teletype"> admin</text:span></text:p>
        <text:p text:style-name="Preformatted_20_Text"><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Choice</text:span><text:span text:style-name="Teletype"><text:span text:style-name="T2">,</text:span></text:span><text:span text:style-name="Teletype"> Poll</text:span></text:p>
        <text:p text:style-name="Preformatted_20_Text"/>
        <text:p text:style-name="Preformatted_20_Text"><text:span text:style-name="Teletype"><text:span text:style-name="T5">class</text:span></text:span><text:span text:style-name="Teletype"> </text:span><text:span text:style-name="Teletype"><text:span text:style-name="T3">ChoiceInline</text:span></text:span><text:span text:style-name="Teletype"><text:span text:style-name="T2">(</text:span></text:span><text:span text:style-name="Teletype">admin</text:span><text:span text:style-name="Teletype"><text:span text:style-name="T2">.</text:span></text:span><text:span text:style-name="Teletype">StackedInline</text:span><text:span text:style-name="Teletype"><text:span text:style-name="T2">):</text:span></text:span></text:p>
        <text:p text:style-name="Preformatted_20_Text"><text:span text:style-name="Teletype"><text:s text:c="4"/>model </text:span><text:span text:style-name="Teletype"><text:span text:style-name="T2">=</text:span></text:span><text:span text:style-name="Teletype"> Choice</text:span></text:p>
        <text:p text:style-name="Preformatted_20_Text"><text:soft-page-break/><text:span text:style-name="Teletype"><text:s text:c="4"/>extra </text:span><text:span text:style-name="Teletype"><text:span text:style-name="T2">=</text:span></text:span><text:span text:style-name="Teletype"> </text:span><text:span text:style-name="Teletype"><text:span text:style-name="T6">3</text:span></text:span></text:p>
        <text:p text:style-name="Preformatted_20_Text"/>
        <text:p text:style-name="Preformatted_20_Text"><text:span text:style-name="Teletype"><text:span text:style-name="T5">class</text:span></text:span><text:span text:style-name="Teletype"> </text:span><text:span text:style-name="Teletype"><text:span text:style-name="T3">PollAdmin</text:span></text:span><text:span text:style-name="Teletype"><text:span text:style-name="T2">(</text:span></text:span><text:span text:style-name="Teletype">admin</text:span><text:span text:style-name="Teletype"><text:span text:style-name="T2">.</text:span></text:span><text:span text:style-name="Teletype">ModelAdmin</text:span><text:span text:style-name="Teletype"><text:span text:style-name="T2">):</text:span></text:span></text:p>
        <text:p text:style-name="Preformatted_20_Text"><text:span text:style-name="Teletype"><text:s text:c="4"/>inlines </text:span><text:span text:style-name="Teletype"><text:span text:style-name="T2">=</text:span></text:span><text:span text:style-name="Teletype"> </text:span><text:span text:style-name="Teletype"><text:span text:style-name="T2">[</text:span></text:span><text:span text:style-name="Teletype">ChoiceInline</text:span><text:span text:style-name="Teletype"><text:span text:style-name="T2">]</text:span></text:span></text:p>
        <text:p text:style-name="Preformatted_20_Text"/>
        <text:p text:style-name="P6"><text:span text:style-name="Teletype">admin</text:span><text:span text:style-name="Teletype"><text:span text:style-name="T2">.</text:span></text:span><text:span text:style-name="Teletype">site</text:span><text:span text:style-name="Teletype"><text:span text:style-name="T2">.</text:span></text:span><text:span text:style-name="Teletype"><text:span text:style-name="T3">register</text:span></text:span><text:span text:style-name="Teletype"><text:span text:style-name="T2">(</text:span></text:span><text:span text:style-name="Teletype">Poll</text:span><text:span text:style-name="Teletype"><text:span text:style-name="T2">,</text:span></text:span><text:span text:style-name="Teletype"> PollAdmin</text:span><text:span text:style-name="Teletype"><text:span text:style-name="T2">)</text:span></text:span></text:p>
        <text:p text:style-name="Text_20_body">Run the FT - still fails:</text:p>
        <text:p text:style-name="Preformatted_20_Text"><text:span text:style-name="Source_20_Text"><text:s text:c="4"/>self.assertEquals(len(new_poll_links), 1)</text:span></text:p>
        <text:p text:style-name="P6"><text:span text:style-name="Source_20_Text">AssertionError: 0 != 1</text:span></text:p>
        <text:p text:style-name="Text_20_body">Inspect manually</text:p>
        <text:p text:style-name="Text_20_body">Need to add a default:</text:p>
        <text:p text:style-name="Text_20_body">in <text:span text:style-name="Emphasis">polls/tests.py</text:span>:</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Model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reating_some_choices_for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hoice_defaults</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choice </text:span><text:span text:style-name="Teletype"><text:span text:style-name="T2">=</text:span></text:span><text:span text:style-name="Teletype"> </text:span><text:span text:style-name="Teletype"><text:span text:style-name="T3">Choice</text:span></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text:span><text:span text:style-name="Teletype"><text:span text:style-name="T2">.</text:span></text:span><text:span text:style-name="Teletype">votes</text:span><text:span text:style-name="Teletype"><text:span text:style-name="T2">,</text:span></text:span><text:span text:style-name="Teletype"> </text:span><text:span text:style-name="Teletype"><text:span text:style-name="T6">0</text:span></text:span><text:span text:style-name="Teletype"><text:span text:style-name="T2">)</text:span></text:span></text:p>
        <text:p text:style-name="Text_20_body"><text:span text:style-name="Emphasis">polls/models.py</text:span>:</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Choice</text:span></text:span><text:span text:style-name="Teletype"><text:span text:style-name="T2">(</text:span></text:span><text:span text:style-name="Teletype">models</text:span><text:span text:style-name="Teletype"><text:span text:style-name="T2">.</text:span></text:span><text:span text:style-name="Teletype">Model</text:span><text:span text:style-name="Teletype"><text:span text:style-name="T2">):</text:span></text:span></text:p>
        <text:p text:style-name="Preformatted_20_Text"><text:span text:style-name="Teletype"><text:s text:c="4"/>poll </text:span><text:span text:style-name="Teletype"><text:span text:style-name="T2">=</text:span></text:span><text:span text:style-name="Teletype"> models</text:span><text:span text:style-name="Teletype"><text:span text:style-name="T2">.</text:span></text:span><text:span text:style-name="Teletype"><text:span text:style-name="T3">ForeignKey</text:span></text:span><text:span text:style-name="Teletype"><text:span text:style-name="T2">(</text:span></text:span><text:span text:style-name="Teletype">Poll</text:span><text:span text:style-name="Teletype"><text:span text:style-name="T2">)</text:span></text:span></text:p>
        <text:p text:style-name="Preformatted_20_Text"><text:span text:style-name="Teletype"><text:s text:c="4"/>choice </text:span><text:span text:style-name="Teletype"><text:span text:style-name="T2">=</text:span></text:span><text:span text:style-name="Teletype"> models</text:span><text:span text:style-name="Teletype"><text:span text:style-name="T2">.</text:span></text:span><text:span text:style-name="Teletype"><text:span text:style-name="T3">CharField</text:span></text:span><text:span text:style-name="Teletype"><text:span text:style-name="T2">(</text:span></text:span><text:span text:style-name="Teletype">max_length</text:span><text:span text:style-name="Teletype"><text:span text:style-name="T2">=</text:span></text:span><text:span text:style-name="Teletype"><text:span text:style-name="T6">200</text:span></text:span><text:span text:style-name="Teletype"><text:span text:style-name="T2">)</text:span></text:span></text:p>
        <text:p text:style-name="P6"><text:span text:style-name="Teletype"><text:s text:c="4"/>votes </text:span><text:span text:style-name="Teletype"><text:span text:style-name="T2">=</text:span></text:span><text:span text:style-name="Teletype"> models</text:span><text:span text:style-name="Teletype"><text:span text:style-name="T2">.</text:span></text:span><text:span text:style-name="Teletype"><text:span text:style-name="T3">IntegerField</text:span></text:span><text:span text:style-name="Teletype"><text:span text:style-name="T2">(</text:span></text:span><text:span text:style-name="Teletype">default</text:span><text:span text:style-name="Teletype"><text:span text:style-name="T2">=</text:span></text:span><text:span text:style-name="Teletype"><text:span text:style-name="T6">0</text:span></text:span><text:span text:style-name="Teletype"><text:span text:style-name="T2">)</text:span></text:span></text:p>
        <text:p text:style-name="Text_20_body">FT should now pass</text:p>
        <table:table table:name="Table21" table:style-name="Table21">
          <table:table-column table:style-name="Table21.A"/>
          <table:table-column table:style-name="Table21.B"/>
          <table:table-row>
            <table:table-cell table:style-name="Table21.A1" office:value-type="string">
              <text:p text:style-name="P50">Note</text:p>
            </table:table-cell>
            <table:table-cell table:style-name="Table21.A1" office:value-type="string">
              <text:p text:style-name="Table_20_Contents">ask me about: <text:span text:style-name="Source_20_Text">TemplateDoesNotExist: 500.html</text:span> and <text:span text:style-name="Source_20_Text">settings.DEBUG</text:span></text:p>
            </table:table-cell>
          </table:table-row>
        </table:table>
        <table:table table:name="Table22" table:style-name="Table22">
          <table:table-column table:style-name="Table22.A"/>
          <table:table-column table:style-name="Table22.B"/>
          <table:table-row>
            <table:table-cell table:style-name="Table22.A1" office:value-type="string">
              <text:p text:style-name="P50">Note</text:p>
            </table:table-cell>
            <table:table-cell table:style-name="Table22.A1" office:value-type="string">
              <text:p text:style-name="Table_20_Contents">Advanced task</text:p>
              <text:p text:style-name="Table_20_Contents">Figure out how to fix the <text:span text:style-name="Source_20_Text">TemplateDoesNotExist: 500.html</text:span> issue</text:p>
            </table:table-cell>
          </table:table-row>
        </table:table>
        <text:h text:style-name="Heading_20_2" text:outline-level="2"><text:bookmark text:name="_part_9_the_page_pattern"/>Part 9 - The Page pattern</text:h>
        <text:p text:style-name="Text_20_body">Start by refactoring the admin ft:</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atetime </text:span><text:span text:style-name="Teletype"><text:span text:style-name="T1">import</text:span></text:span><text:span text:style-name="Teletype"> datetime</text:span></text:p>
        <text:p text:style-name="Preformatted_20_Text"><text:span text:style-name="Teletype"><text:span text:style-name="T1">from</text:span></text:span><text:span text:style-name="Teletype"> django</text:span><text:span text:style-name="Teletype"><text:span text:style-name="T2">.</text:span></text:span><text:span text:style-name="Teletype">test </text:span><text:span text:style-name="Teletype"><text:span text:style-name="T1">import</text:span></text:span><text:span text:style-name="Teletype"> LiveServerTestCase</text:span></text:p>
        <text:p text:style-name="Preformatted_20_Text"><text:span text:style-name="Teletype"><text:span text:style-name="T1">from</text:span></text:span><text:span text:style-name="Teletype"> selenium </text:span><text:span text:style-name="Teletype"><text:span text:style-name="T1">import</text:span></text:span><text:span text:style-name="Teletype"> webdriver</text:span></text:p>
        <text:p text:style-name="Preformatted_20_Text"><text:span text:style-name="Teletype"><text:span text:style-name="T1">from</text:span></text:span><text:span text:style-name="Teletype"> selenium</text:span><text:span text:style-name="Teletype"><text:span text:style-name="T2">.</text:span></text:span><text:span text:style-name="Teletype">webdriver</text:span><text:span text:style-name="Teletype"><text:span text:style-name="T2">.</text:span></text:span><text:span text:style-name="Teletype">common</text:span><text:span text:style-name="Teletype"><text:span text:style-name="T2">.</text:span></text:span><text:span text:style-name="Teletype">keys </text:span><text:span text:style-name="Teletype"><text:span text:style-name="T1">import</text:span></text:span><text:span text:style-name="Teletype"> Keys</text:span></text:p>
        <text:p text:style-name="Preformatted_20_Text"/>
        <text:p text:style-name="Preformatted_20_Text"><text:span text:style-name="Teletype"><text:span text:style-name="T5">class</text:span></text:span><text:span text:style-name="Teletype"> </text:span><text:span text:style-name="Teletype"><text:span text:style-name="T3">AdminPage</text:span></text:span><text:span text:style-name="Teletype"><text:span text:style-name="T2">(</text:span></text:span><text:span text:style-name="Teletype">object</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__init__</text:span></text:span><text:span text:style-name="Teletype"><text:span text:style-name="T2">(</text:span></text:span><text:span text:style-name="Teletype">self</text:span><text:span text:style-name="Teletype"><text:span text:style-name="T2">,</text:span></text:span><text:span text:style-name="Teletype"> test</text:span><text:span text:style-name="Teletype"><text:span text:style-name="T2">,</text:span></text:span><text:span text:style-name="Teletype"> browser</text:span><text:span text:style-name="Teletype"><text:span text:style-name="T2">):</text:span></text:span></text:p>
        <text:p text:style-name="Preformatted_20_Text"><text:span text:style-name="Teletype"><text:s text:c="8"/>self</text:span><text:span text:style-name="Teletype"><text:span text:style-name="T2">.</text:span></text:span><text:span text:style-name="Teletype">test </text:span><text:span text:style-name="Teletype"><text:span text:style-name="T2">=</text:span></text:span><text:span text:style-name="Teletype"> test</text:span></text:p>
        <text:p text:style-name="Preformatted_20_Text"><text:span text:style-name="Teletype"><text:s text:c="8"/>self</text:span><text:span text:style-name="Teletype"><text:span text:style-name="T2">.</text:span></text:span><text:span text:style-name="Teletype">browser </text:span><text:span text:style-name="Teletype"><text:span text:style-name="T2">=</text:span></text:span><text:span text:style-name="Teletype"> browser</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login</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Mo the administrator goes to the admin page</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test</text:span><text:span text:style-name="Teletype"><text:span text:style-name="T2">.</text:span></text:span><text:span text:style-name="Teletype">live_server_url </text:span><text:span text:style-name="Teletype"><text:span text:style-name="T2">+</text:span></text:span><text:span text:style-name="Teletype"> </text:span><text:span text:style-name="Teletype"><text:span text:style-name="T4">'/admin/'</text:span></text:span><text:span text:style-name="Teletype"><text:span text:style-name="T2">)</text:span></text:span></text:p>
        <text:p text:style-name="Preformatted_20_Text"/>
        <text:p text:style-name="Preformatted_20_Text"><text:span text:style-name="Teletype"><text:s text:c="8"/></text:span><text:span text:style-name="Teletype"><text:span text:style-name="T7"># He sees the familiar 'Django administration' heading</text:span></text:span></text:p>
        <text:p text:style-name="Preformatted_20_Text"><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Django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reformatted_20_Text"><text:span text:style-name="Teletype"><text:s text:c="8"/></text:span><text:span text:style-name="Teletype"><text:span text:style-name="T7"># He types in his username and passwords and hits return</text:span></text:span></text:p>
        <text:p text:style-name="Preformatted_20_Text"><text:span text:style-name="Teletype"><text:s text:c="8"/>userna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username'</text:span></text:span><text:span text:style-name="Teletype"><text:span text:style-name="T2">)</text:span></text:span></text:p>
        <text:p text:style-name="Preformatted_20_Text"><text:span text:style-name="Teletype"><text:s text:c="8"/>username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in'</text:span></text:span><text:span text:style-name="Teletype"><text:span text:style-name="T2">)</text:span></text:span></text:p>
        <text:p text:style-name="Preformatted_20_Text"/>
        <text:p text:style-name="Preformatted_20_Text"><text:span text:style-name="Teletype"><text:s text:c="8"/>password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assword'</text:span></text:span><text:span text:style-name="Teletype"><text:span text:style-name="T2">)</text:span></text:span></text:p>
        <text:p text:style-name="Preformatted_20_Text"><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text:span text:style-name="T4">'adm1n'</text:span></text:span><text:span text:style-name="Teletype"><text:span text:style-name="T2">)</text:span></text:span></text:p>
        <text:p text:style-name="Preformatted_20_Text"><text:span text:style-name="Teletype"><text:s text:c="8"/>password_field</text:span><text:span text:style-name="Teletype"><text:span text:style-name="T2">.</text:span></text:span><text:span text:style-name="Teletype"><text:span text:style-name="T3">send_keys</text:span></text:span><text:span text:style-name="Teletype"><text:span text:style-name="T2">(</text:span></text:span><text:span text:style-name="Teletype">Keys</text:span><text:span text:style-name="Teletype"><text:span text:style-name="T2">.</text:span></text:span><text:span text:style-name="Teletype">RETURN</text:span><text:span text:style-name="Teletype"><text:span text:style-name="T2">)</text:span></text:span></text:p>
        <text:p text:style-name="Preformatted_20_Text"/>
        <text:p text:style-name="Preformatted_20_Text"><text:span text:style-name="Teletype"><text:s text:c="8"/></text:span><text:span text:style-name="Teletype"><text:span text:style-name="T7"># His username and password are accepted, and he is taken to</text:span></text:span></text:p>
        <text:p text:style-name="Preformatted_20_Text"><text:span text:style-name="Teletype"><text:s text:c="8"/></text:span><text:span text:style-name="Teletype"><text:span text:style-name="T7"># the Site Administration page</text:span></text:span></text:p>
        <text:p text:style-name="Preformatted_20_Text"><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Site administration'</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logout</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Log out'</text:spa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add_poll</text:span></text:span><text:span text:style-name="Teletype"><text:span text:style-name="T2">(</text:span></text:span><text:span text:style-name="Teletype">self</text:span><text:span text:style-name="Teletype"><text:span text:style-name="T2">,</text:span></text:span><text:span text:style-name="Teletype"> question</text:span><text:span text:style-name="Teletype"><text:span text:style-name="T2">,</text:span></text:span><text:span text:style-name="Teletype"> pub_date</text:span><text:span text:style-name="Teletype"><text:span text:style-name="T2">,</text:span></text:span><text:span text:style-name="Teletype"> choices</text:span><text:span text:style-name="Teletype"><text:span text:style-name="T2">):</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test</text:span><text:span text:style-name="Teletype"><text:span text:style-name="T2">.</text:span></text:span><text:span text:style-name="Teletype">live_server_url </text:span><text:span text:style-name="Teletype"><text:span text:style-name="T2">+</text:span></text:span><text:span text:style-name="Teletype"> </text:span><text:span text:style-name="Teletype"><text:span text:style-name="T4">'/admin/'</text:span></text:span><text:span text:style-name="Teletype"><text:span text:style-name="T2">)</text:span></text:span></text:p>
        <text:p text:style-name="Preformatted_20_Text"><text:span text:style-name="Teletype"><text:s text:c="8"/></text:span><text:span text:style-name="Teletype"><text:span text:style-name="T7"># He sees a section named "Polls" with a model called "Polls" in it</text:span></text:span></text:p>
        <text:p text:style-name="Preformatted_20_Text"><text:span text:style-name="Teletype"><text:s text:c="8"/>polls_link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link_text</text:span></text:span><text:span text:style-name="Teletype"><text:span text:style-name="T2">(</text:span></text:span><text:span text:style-name="Teletype"><text:span text:style-name="T4">'Polls'</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polls_links</text:span><text:span text:style-name="Teletype"><text:span text:style-name="T2">),</text:span></text:span><text:span text:style-name="Teletype"> </text:span><text:span text:style-name="Teletype"><text:span text:style-name="T6">2</text:span></text:span><text:span text:style-name="Teletype"><text:span text:style-name="T2">)</text:span></text:span></text:p>
        <text:p text:style-name="Preformatted_20_Text"><text:span text:style-name="Teletype"><text:s text:c="8"/>polls_links</text:span><text:span text:style-name="Teletype"><text:span text:style-name="T2">[</text:span></text:span><text:span text:style-name="Teletype"><text:span text:style-name="T6">1</text:spa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8"/></text:span><text:span text:style-name="Teletype"><text:span text:style-name="T7"># He clicks the 'Add poll' link</text:span></text:span></text:p>
        <text:p text:style-name="Preformatted_20_Text"><text:span text:style-name="Teletype"><text:s text:c="8"/>new_poll_link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Add poll'</text:span></text:span><text:span text:style-name="Teletype"><text:span text:style-name="T2">)</text:span></text:span></text:p>
        <text:p text:style-name="Preformatted_20_Text"><text:span text:style-name="Teletype"><text:s text:c="8"/>new_poll_link</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8"/></text:span><text:span text:style-name="Teletype"><text:span text:style-name="T7"># He types in an interesting question for the Poll</text:span></text:span></text:p>
        <text:p text:style-name="Preformatted_20_Text"><text:span text:style-name="Teletype"><text:s text:c="8"/>question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question'</text:span></text:span><text:span text:style-name="Teletype"><text:span text:style-name="T2">)</text:span></text:span></text:p>
        <text:p text:style-name="Preformatted_20_Text"><text:span text:style-name="Teletype"><text:s text:c="8"/>question_field</text:span><text:span text:style-name="Teletype"><text:span text:style-name="T2">.</text:span></text:span><text:span text:style-name="Teletype"><text:span text:style-name="T3">send_keys</text:span></text:span><text:span text:style-name="Teletype"><text:span text:style-name="T2">(</text:span></text:span><text:span text:style-name="Teletype">question</text:span><text:span text:style-name="Teletype"><text:span text:style-name="T2">)</text:span></text:span></text:p>
        <text:p text:style-name="Preformatted_20_Text"/>
        <text:p text:style-name="Preformatted_20_Text"><text:span text:style-name="Teletype"><text:s text:c="8"/></text:span><text:span text:style-name="Teletype"><text:span text:style-name="T7"># He sets the date and time of publication</text:span></text:span></text:p>
        <text:p text:style-name="Preformatted_20_Text"><text:span text:style-name="Teletype"><text:s text:c="8"/>dat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0'</text:span></text:span><text:span text:style-name="Teletype"><text:span text:style-name="T2">)</text:span></text:span></text:p>
        <text:p text:style-name="Preformatted_20_Text"><text:span text:style-name="Teletype"><text:s text:c="8"/>date_field</text:span><text:span text:style-name="Teletype"><text:span text:style-name="T2">.</text:span></text:span><text:span text:style-name="Teletype"><text:span text:style-name="T3">send_keys</text:span></text:span><text:span text:style-name="Teletype"><text:span text:style-name="T2">(</text:span></text:span><text:span text:style-name="Teletype">pub_date</text:span><text:span text:style-name="Teletype"><text:span text:style-name="T2">.</text:span></text:span><text:span text:style-name="Teletype"><text:span text:style-name="T3">date</text:span></text:span><text:span text:style-name="Teletype"><text:span text:style-name="T2">().</text:span></text:span><text:span text:style-name="Teletype"><text:span text:style-name="T3">strftime</text:span></text:span><text:span text:style-name="Teletype"><text:span text:style-name="T2">(</text:span></text:span><text:span text:style-name="Teletype"><text:span text:style-name="T4">'%x'</text:span></text:span><text:span text:style-name="Teletype"><text:span text:style-name="T2">))</text:span></text:span></text:p>
        <text:p text:style-name="Preformatted_20_Text"><text:span text:style-name="Teletype"><text:s text:c="8"/>time_field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span text:style-name="Teletype"><text:span text:style-name="T4">'pub_date_1'</text:span></text:span><text:span text:style-name="Teletype"><text:span text:style-name="T2">)</text:span></text:span></text:p>
        <text:p text:style-name="Preformatted_20_Text"><text:span text:style-name="Teletype"><text:s text:c="8"/>time_field</text:span><text:span text:style-name="Teletype"><text:span text:style-name="T2">.</text:span></text:span><text:span text:style-name="Teletype"><text:span text:style-name="T3">send_keys</text:span></text:span><text:span text:style-name="Teletype"><text:span text:style-name="T2">(</text:span></text:span><text:span text:style-name="Teletype">pub_date</text:span><text:span text:style-name="Teletype"><text:span text:style-name="T2">.</text:span></text:span><text:span text:style-name="Teletype"><text:span text:style-name="T3">time</text:span></text:span><text:span text:style-name="Teletype"><text:span text:style-name="T2">().</text:span></text:span><text:span text:style-name="Teletype"><text:span text:style-name="T3">strftime</text:span></text:span><text:span text:style-name="Teletype"><text:span text:style-name="T2">(</text:span></text:span><text:span text:style-name="Teletype"><text:span text:style-name="T4">'%X'</text:span></text:span><text:span text:style-name="Teletype"><text:span text:style-name="T2">))</text:span></text:span></text:p>
        <text:p text:style-name="Preformatted_20_Text"/>
        <text:p text:style-name="Preformatted_20_Text"><text:span text:style-name="Teletype"><text:s text:c="8"/></text:span><text:span text:style-name="Teletype"><text:span text:style-name="T7"># He sees he can enter choices for the Poll. <text:s/>He adds them</text:span></text:span></text:p>
        <text:p text:style-name="Preformatted_20_Text"><text:span text:style-name="Teletype"><text:s text:c="8"/></text:span><text:span text:style-name="Teletype"><text:span text:style-name="T5">for</text:span></text:span><text:span text:style-name="Teletype"> no</text:span><text:span text:style-name="Teletype"><text:span text:style-name="T2">,</text:span></text:span><text:span text:style-name="Teletype"> choice </text:span><text:span text:style-name="Teletype"><text:span text:style-name="T5">in</text:span></text:span><text:span text:style-name="Teletype"> </text:span><text:span text:style-name="Teletype"><text:span text:style-name="T3">enumerate</text:span></text:span><text:span text:style-name="Teletype"><text:span text:style-name="T2">(</text:span></text:span><text:span text:style-name="Teletype">choices</text:span><text:span text:style-name="Teletype"><text:span text:style-name="T2">):</text:span></text:span></text:p>
        <text:p text:style-name="Preformatted_20_Text"><text:soft-page-break/><text:span text:style-name="Teletype"><text:s text:c="12"/>choice_input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name</text:span></text:span><text:span text:style-name="Teletype"><text:span text:style-name="T2">(</text:span></text:span></text:p>
        <text:p text:style-name="Preformatted_20_Text"><text:span text:style-name="Teletype"><text:s text:c="16"/></text:span><text:span text:style-name="Teletype"><text:span text:style-name="T4">'choice_set-%d-choice'</text:span></text:span><text:span text:style-name="Teletype"> </text:span><text:span text:style-name="Teletype"><text:span text:style-name="T2">%</text:span></text:span><text:span text:style-name="Teletype"> </text:span><text:span text:style-name="Teletype"><text:span text:style-name="T2">(</text:span></text:span><text:span text:style-name="Teletype">no</text:span><text:span text:style-name="Teletype"><text:span text:style-name="T2">,)</text:span></text:span></text:p>
        <text:p text:style-name="Preformatted_20_Text"><text:span text:style-name="Teletype"><text:s text:c="12"/></text:span><text:span text:style-name="Teletype"><text:span text:style-name="T2">)</text:span></text:span></text:p>
        <text:p text:style-name="Preformatted_20_Text"><text:span text:style-name="Teletype"><text:s text:c="12"/>choice_input</text:span><text:span text:style-name="Teletype"><text:span text:style-name="T2">.</text:span></text:span><text:span text:style-name="Teletype"><text:span text:style-name="T3">send_keys</text:span></text:span><text:span text:style-name="Teletype"><text:span text:style-name="T2">(</text:span></text:span><text:span text:style-name="Teletype">choice</text:span><text:span text:style-name="Teletype"><text:span text:style-name="T2">)</text:span></text:span></text:p>
        <text:p text:style-name="Preformatted_20_Text"/>
        <text:p text:style-name="Preformatted_20_Text"><text:span text:style-name="Teletype"><text:s text:c="8"/></text:span><text:span text:style-name="Teletype"><text:span text:style-name="T7"># Mo clicks the save button</text:span></text:span></text:p>
        <text:p text:style-name="Preformatted_20_Text"><text:span text:style-name="Teletype"><text:s text:c="8"/>save_butto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span text:style-name="Teletype"><text:span text:style-name="T4">"input[value='Save']"</text:span></text:span><text:span text:style-name="Teletype"><text:span text:style-name="T2">)</text:span></text:span></text:p>
        <text:p text:style-name="Preformatted_20_Text"><text:span text:style-name="Teletype"><text:s text:c="8"/>save_butto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8"/></text:span><text:span text:style-name="Teletype"><text:span text:style-name="T7"># He is returned to the "Polls" listing, where he can see his</text:span></text:span></text:p>
        <text:p text:style-name="Preformatted_20_Text"><text:span text:style-name="Teletype"><text:s text:c="8"/></text:span><text:span text:style-name="Teletype"><text:span text:style-name="T7"># new poll, listed as a clickable link</text:span></text:span></text:p>
        <text:p text:style-name="Preformatted_20_Text"><text:span text:style-name="Teletype"><text:s text:c="8"/>new_poll_link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link_text</text:span></text:span><text:span text:style-name="Teletype"><text:span text:style-name="T2">(</text:span></text:span></text:p>
        <text:p text:style-name="Preformatted_20_Text"><text:span text:style-name="Teletype"><text:s text:c="16"/>question</text:span></text:p>
        <text:p text:style-name="Preformatted_20_Text"><text:span text:style-name="Teletype"><text:s text:c="8"/></text:span><text:span text:style-name="Teletype"><text:span text:style-name="T2">)</text:span></text:span></text:p>
        <text:p text:style-name="Preformatted_20_Text"><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new_poll_links</text:span><text:span text:style-name="Teletype"><text:span text:style-name="T2">),</text:span></text:span><text:span text:style-name="Teletype"> </text:span><text:span text:style-name="Teletype"><text:span text:style-name="T6">1</text:span></text:span><text:span text:style-name="Teletype"><text:span text:style-name="T2">)</text:span></text:span></text:p>
        <text:p text:style-name="Preformatted_20_Text"/>
        <text:p text:style-name="Preformatted_20_Text"/>
        <text:p text:style-name="Preformatted_20_Text"/>
        <text:p text:style-name="Preformatted_20_Text"><text:span text:style-name="Teletype"><text:span text:style-name="T5">class</text:span></text:span><text:span text:style-name="Teletype"> </text:span><text:span text:style-name="Teletype"><text:span text:style-name="T3">PollsFunctionalTest</text:span></text:span><text:span text:style-name="Teletype"><text:span text:style-name="T2">(</text:span></text:span><text:span text:style-name="Teletype">LiveServerTestCase</text:span><text:span text:style-name="Teletype"><text:span text:style-name="T2">):</text:span></text:span></text:p>
        <text:p text:style-name="Preformatted_20_Text"/>
        <text:p text:style-name="Preformatted_20_Text"><text:span text:style-name="Teletype"><text:s text:c="4"/></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2">[...]</text:span></text:span></text:p>
        <text:p text:style-name="Preformatted_20_Text"/>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an_create_a_new_poll_via_admin_site</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Mo the administrator goes to the admin page</text:span></text:span></text:p>
        <text:p text:style-name="Preformatted_20_Text"><text:span text:style-name="Teletype"><text:s text:c="8"/></text:span><text:span text:style-name="Teletype"><text:span text:style-name="T7"># and creates a new poll, with 3 choices</text:span></text:span></text:p>
        <text:p text:style-name="Preformatted_20_Text"><text:span text:style-name="Teletype"><text:s text:c="8"/>admin_page </text:span><text:span text:style-name="Teletype"><text:span text:style-name="T2">=</text:span></text:span><text:span text:style-name="Teletype"> </text:span><text:span text:style-name="Teletype"><text:span text:style-name="T3">AdminPage</text:span></text:span><text:span text:style-name="Teletype"><text:span text:style-name="T2">(</text:span></text:span><text:span text:style-name="Teletype">self</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p>
        <text:p text:style-name="Preformatted_20_Text"><text:span text:style-name="Teletype"><text:s text:c="8"/>admin_page</text:span><text:span text:style-name="Teletype"><text:span text:style-name="T2">.</text:span></text:span><text:span text:style-name="Teletype"><text:span text:style-name="T3">login</text:span></text:span><text:span text:style-name="Teletype"><text:span text:style-name="T2">()</text:span></text:span></text:p>
        <text:p text:style-name="Preformatted_20_Text"><text:span text:style-name="Teletype"><text:s text:c="8"/>admin_page</text:span><text:span text:style-name="Teletype"><text:span text:style-name="T2">.</text:span></text:span><text:span text:style-name="Teletype"><text:span text:style-name="T3">add_poll</text:span></text:span><text:span text:style-name="Teletype"><text:span text:style-name="T2">(</text:span></text:span></text:p>
        <text:p text:style-name="Preformatted_20_Text"><text:span text:style-name="Teletype"><text:s text:c="12"/>question</text:span><text:span text:style-name="Teletype"><text:span text:style-name="T2">=</text:span></text:span><text:span text:style-name="Teletype"><text:span text:style-name="T4">"How awesome is Test-Driven Development?"</text:span></text:span><text:span text:style-name="Teletype"><text:span text:style-name="T2">,</text:span></text:span></text:p>
        <text:p text:style-name="Preformatted_20_Text"><text:span text:style-name="Teletype"><text:s text:c="12"/>pub_date</text:span><text:span text:style-name="Teletype"><text:span text:style-name="T2">=</text:span></text:span><text:span text:style-name="Teletype"><text:span text:style-name="T3">datetime</text:span></text:span><text:span text:style-name="Teletype"><text:span text:style-name="T2">(</text:span></text:span><text:span text:style-name="Teletype"><text:span text:style-name="T6">2012</text:span></text:span><text:span text:style-name="Teletype"><text:span text:style-name="T2">,</text:span></text:span><text:span text:style-name="Teletype"><text:span text:style-name="T6">01</text:span></text:span><text:span text:style-name="Teletype"><text:span text:style-name="T2">,</text:span></text:span><text:span text:style-name="Teletype"><text:span text:style-name="T6">01</text:span></text:span><text:span text:style-name="Teletype"><text:span text:style-name="T2">),</text:span></text:span></text:p>
        <text:p text:style-name="Preformatted_20_Text"><text:span text:style-name="Teletype"><text:s text:c="12"/>choices </text:span><text:span text:style-name="Teletype"><text:span text:style-name="T2">=</text:span></text:span><text:span text:style-name="Teletype"> </text:span><text:span text:style-name="Teletype"><text:span text:style-name="T2">[</text:span></text:span><text:span text:style-name="Teletype"><text:span text:style-name="T4">'Very awesome'</text:span></text:span><text:span text:style-name="Teletype"><text:span text:style-name="T2">,</text:span></text:span><text:span text:style-name="Teletype"> </text:span><text:span text:style-name="Teletype"><text:span text:style-name="T4">'Quite awesome'</text:span></text:span><text:span text:style-name="Teletype"><text:span text:style-name="T2">,</text:span></text:span><text:span text:style-name="Teletype"> </text:span><text:span text:style-name="Teletype"><text:span text:style-name="T4">'Moderately awesome'</text:span></text:span><text:span text:style-name="Teletype"><text:span text:style-name="T2">]</text:span></text:span></text:p>
        <text:p text:style-name="Preformatted_20_Text"><text:span text:style-name="Teletype"><text:s text:c="8"/></text:span><text:span text:style-name="Teletype"><text:span text:style-name="T2">)</text:span></text:span></text:p>
        <text:p text:style-name="P6"><text:span text:style-name="Teletype"><text:s text:c="8"/>admin_page</text:span><text:span text:style-name="Teletype"><text:span text:style-name="T2">.</text:span></text:span><text:span text:style-name="Teletype"><text:span text:style-name="T3">logout</text:span></text:span><text:span text:style-name="Teletype"><text:span text:style-name="T2">()</text:span></text:span></text:p>
        <table:table table:name="Table23" table:style-name="Table23">
          <table:table-column table:style-name="Table23.A"/>
          <table:table-column table:style-name="Table23.B"/>
          <table:table-row>
            <table:table-cell table:style-name="Table23.A1" office:value-type="string">
              <text:p text:style-name="P50">Note</text:p>
            </table:table-cell>
            <table:table-cell table:style-name="Table23.A1" office:value-type="string">
              <text:p text:style-name="Table_20_Contents">Ask me about: “Three strikes then refactor”</text:p>
            </table:table-cell>
          </table:table-row>
        </table:table>
        <text:p text:style-name="Text_20_body">Check it works by running <text:span text:style-name="Source_20_Text">python manage.py test fts</text:span>.</text:p>
        <text:p text:style-name="Text_20_body">Then, use our new AdminPage to pre-populate some polls for our other FT:</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voting_on_a_pol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Mo the administrator has entered a couple of polls</text:span></text:span></text:p>
        <text:p text:style-name="Preformatted_20_Text"><text:span text:style-name="Teletype"><text:s text:c="8"/>admin_page </text:span><text:span text:style-name="Teletype"><text:span text:style-name="T2">=</text:span></text:span><text:span text:style-name="Teletype"> </text:span><text:span text:style-name="Teletype"><text:span text:style-name="T3">AdminPage</text:span></text:span><text:span text:style-name="Teletype"><text:span text:style-name="T2">(</text:span></text:span><text:span text:style-name="Teletype">self</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p>
        <text:p text:style-name="Preformatted_20_Text"><text:span text:style-name="Teletype"><text:s text:c="8"/>admin_page</text:span><text:span text:style-name="Teletype"><text:span text:style-name="T2">.</text:span></text:span><text:span text:style-name="Teletype"><text:span text:style-name="T3">login</text:span></text:span><text:span text:style-name="Teletype"><text:span text:style-name="T2">()</text:span></text:span></text:p>
        <text:p text:style-name="Preformatted_20_Text"><text:span text:style-name="Teletype"><text:s text:c="8"/>admin_page</text:span><text:span text:style-name="Teletype"><text:span text:style-name="T2">.</text:span></text:span><text:span text:style-name="Teletype"><text:span text:style-name="T3">add_poll</text:span></text:span><text:span text:style-name="Teletype"><text:span text:style-name="T2">(</text:span></text:span></text:p>
        <text:p text:style-name="Preformatted_20_Text"><text:span text:style-name="Teletype"><text:s text:c="12"/>question</text:span><text:span text:style-name="Teletype"><text:span text:style-name="T2">=</text:span></text:span><text:span text:style-name="Teletype"><text:span text:style-name="T4">"How awesome is TDD?"</text:span></text:span><text:span text:style-name="Teletype"><text:span text:style-name="T2">,</text:span></text:span></text:p>
        <text:p text:style-name="Preformatted_20_Text"><text:span text:style-name="Teletype"><text:s text:c="12"/>pub_date </text:span><text:span text:style-name="Teletype"><text:span text:style-name="T2">=</text:span></text:span><text:span text:style-name="Teletype"> datetime</text:span><text:span text:style-name="Teletype"><text:span text:style-name="T2">.</text:span></text:span><text:span text:style-name="Teletype"><text:span text:style-name="T3">today</text:span></text:span><text:span text:style-name="Teletype"><text:span text:style-name="T2">(),</text:span></text:span></text:p>
        <text:p text:style-name="Preformatted_20_Text"><text:span text:style-name="Teletype"><text:s text:c="12"/>choices</text:span><text:span text:style-name="Teletype"><text:span text:style-name="T2">=[</text:span></text:span><text:span text:style-name="Teletype"><text:span text:style-name="T4">'Very awesome'</text:span></text:span><text:span text:style-name="Teletype"><text:span text:style-name="T2">,</text:span></text:span><text:span text:style-name="Teletype"> </text:span><text:span text:style-name="Teletype"><text:span text:style-name="T4">'Quite awesome'</text:span></text:span><text:span text:style-name="Teletype"><text:span text:style-name="T2">,</text:span></text:span><text:span text:style-name="Teletype"> </text:span><text:span text:style-name="Teletype"><text:span text:style-name="T4">'Moderately awesome'</text:span></text:span><text:span text:style-name="Teletype"><text:span text:style-name="T2">],</text:span></text:span></text:p>
        <text:p text:style-name="Preformatted_20_Text"><text:span text:style-name="Teletype"><text:s text:c="8"/></text:span><text:span text:style-name="Teletype"><text:span text:style-name="T2">)</text:span></text:span></text:p>
        <text:p text:style-name="Preformatted_20_Text"><text:span text:style-name="Teletype"><text:s text:c="8"/>admin_page</text:span><text:span text:style-name="Teletype"><text:span text:style-name="T2">.</text:span></text:span><text:span text:style-name="Teletype"><text:span text:style-name="T3">add_poll</text:span></text:span><text:span text:style-name="Teletype"><text:span text:style-name="T2">(</text:span></text:span></text:p>
        <text:p text:style-name="Preformatted_20_Text"><text:span text:style-name="Teletype"><text:s text:c="12"/>question</text:span><text:span text:style-name="Teletype"><text:span text:style-name="T2">=</text:span></text:span><text:span text:style-name="Teletype"><text:span text:style-name="T4">"Which workshop treat do you prefer?"</text:span></text:span><text:span text:style-name="Teletype"><text:span text:style-name="T2">,</text:span></text:span></text:p>
        <text:p text:style-name="Preformatted_20_Text"><text:span text:style-name="Teletype"><text:s text:c="12"/>pub_date </text:span><text:span text:style-name="Teletype"><text:span text:style-name="T2">=</text:span></text:span><text:span text:style-name="Teletype"> datetime</text:span><text:span text:style-name="Teletype"><text:span text:style-name="T2">.</text:span></text:span><text:span text:style-name="Teletype"><text:span text:style-name="T3">today</text:span></text:span><text:span text:style-name="Teletype"><text:span text:style-name="T2">(),</text:span></text:span></text:p>
        <text:p text:style-name="Preformatted_20_Text"><text:span text:style-name="Teletype"><text:s text:c="12"/>choices</text:span><text:span text:style-name="Teletype"><text:span text:style-name="T2">=[</text:span></text:span><text:span text:style-name="Teletype"><text:span text:style-name="T4">'Beer'</text:span></text:span><text:span text:style-name="Teletype"><text:span text:style-name="T2">,</text:span></text:span><text:span text:style-name="Teletype"> </text:span><text:span text:style-name="Teletype"><text:span text:style-name="T4">'Pizza'</text:span></text:span><text:span text:style-name="Teletype"><text:span text:style-name="T2">,</text:span></text:span><text:span text:style-name="Teletype"> </text:span><text:span text:style-name="Teletype"><text:span text:style-name="T4">'The Acquisition of Knowledge'</text:span></text:span><text:span text:style-name="Teletype"><text:span text:style-name="T2">],</text:span></text:span></text:p>
        <text:p text:style-name="Preformatted_20_Text"><text:span text:style-name="Teletype"><text:s text:c="8"/></text:span><text:span text:style-name="Teletype"><text:span text:style-name="T2">)</text:span></text:span></text:p>
        <text:p text:style-name="Preformatted_20_Text"><text:span text:style-name="Teletype"><text:s text:c="8"/>admin_page</text:span><text:span text:style-name="Teletype"><text:span text:style-name="T2">.</text:span></text:span><text:span text:style-name="Teletype"><text:span text:style-name="T3">logout</text:span></text:span><text:span text:style-name="Teletype"><text:span text:style-name="T2">()</text:span></text:span></text:p>
        <text:p text:style-name="Preformatted_20_Text"/>
        <text:p text:style-name="Preformatted_20_Text"><text:span text:style-name="Teletype"><text:s text:c="8"/></text:span><text:span text:style-name="Teletype"><text:span text:style-name="T7"># Elspeth goes to check out a cool new polls site she's heard about</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get</text:span></text:span><text:span text:style-name="Teletype"><text:span text:style-name="T2">(</text:span></text:span><text:span text:style-name="Teletype">self</text:span><text:span text:style-name="Teletype"><text:span text:style-name="T2">.</text:span></text:span><text:span text:style-name="Teletype">live_server_url</text:span><text:span text:style-name="Teletype"><text:span text:style-name="T2">)</text:span></text:span></text:p>
        <text:p text:style-name="Preformatted_20_Text"/>
        <text:p text:style-name="Preformatted_20_Text"><text:span text:style-name="Teletype"><text:s text:c="8"/></text:span><text:span text:style-name="Teletype"><text:span text:style-name="T7"># It is obviously all about polls:</text:span></text:span></text:p>
        <text:p text:style-name="Preformatted_20_Text"><text:soft-page-break/><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Poll'</text:span></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itle</text:span><text:span text:style-name="Teletype"><text:span text:style-name="T2">)</text:span></text:span></text:p>
        <text:p text:style-name="Preformatted_20_Text"><text:span text:style-name="Teletype"><text:s text:c="8"/>heading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h1'</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heading</text:span><text:span text:style-name="Teletype"><text:span text:style-name="T2">.</text:span></text:span><text:span text:style-name="Teletype">text</text:span><text:span text:style-name="Teletype"><text:span text:style-name="T2">,</text:span></text:span><text:span text:style-name="Teletype"> </text:span><text:span text:style-name="Teletype"><text:span text:style-name="T4">'Current polls'</text:span></text:span><text:span text:style-name="Teletype"><text:span text:style-name="T2">)</text:span></text:span></text:p>
        <text:p text:style-name="Preformatted_20_Text"/>
        <text:p text:style-name="Preformatted_20_Text"><text:span text:style-name="Teletype"><text:s text:c="8"/></text:span><text:span text:style-name="Teletype"><text:span text:style-name="T7"># She clicks on the link to the first Poll, which is titled</text:span></text:span></text:p>
        <text:p text:style-name="Preformatted_20_Text"><text:span text:style-name="Teletype"><text:s text:c="8"/></text:span><text:span text:style-name="Teletype"><text:span text:style-name="T7"># "How awesome is TDD?"</text:span></text:span></text:p>
        <text:p text:style-name="Preformatted_20_Text"><text:span text:style-name="Teletype"><text:s text:c="8"/>self</text:span><text:span text:style-name="Teletype"><text:span text:style-name="T2">.</text:span></text:span><text:span text:style-name="Teletype">browser</text:span><text:span text:style-name="Teletype"><text:span text:style-name="T2">.</text:span></text:span><text:span text:style-name="Teletype"><text:span text:style-name="T3">find_element_by_link_text</text:span></text:span><text:span text:style-name="Teletype"><text:span text:style-name="T2">(</text:span></text:span><text:span text:style-name="Teletype"><text:span text:style-name="T4">'How awesome is TDD?'</text:spa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8"/></text:span><text:span text:style-name="Teletype"><text:span text:style-name="T7"># She is taken to a poll 'results' page, which says</text:span></text:span></text:p>
        <text:p text:style-name="Preformatted_20_Text"><text:span text:style-name="Teletype"><text:s text:c="8"/></text:span><text:span text:style-name="Teletype"><text:span text:style-name="T7"># "No-one has voted on this poll yet"</text:span></text:span></text:p>
        <text:p text:style-name="Preformatted_20_Text"><text:span text:style-name="Teletype"><text:s text:c="8"/>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8"/>self</text:span><text:span text:style-name="Teletype"><text:span text:style-name="T2">.</text:span></text:span><text:span text:style-name="Teletype">test</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text:span text:style-name="Teletype"><text:s text:c="8"/></text:span><text:span text:style-name="Teletype"><text:span text:style-name="T7"># She also sees a form, which offers her several choices.</text:span></text:span></text:p>
        <text:p text:style-name="Preformatted_20_Text"><text:span text:style-name="Teletype"><text:s text:c="8"/></text:span><text:span text:style-name="Teletype"><text:span text:style-name="T7"># There are three options with radio buttons</text:span></text:span></text:p>
        <text:p text:style-name="P6"><text:span text:style-name="Teletype"><text:s text:c="8"/>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finish this test'</text:span></text:span><text:span text:style-name="Teletype"><text:span text:style-name="T2">)</text:span></text:span></text:p>
        <text:p text:style-name="Text_20_body">Expected fail:</text:p>
        <text:p text:style-name="Preformatted_20_Text"><text:span text:style-name="Source_20_Text">NoSuchElementException: Message: u'Unable to locate element:</text:span></text:p>
        <text:p text:style-name="P6"><text:span text:style-name="Source_20_Text">{"method":"link text","selector":"How awesome is TDD?"}' [...]</text:span></text:p>
        <table:table table:name="Table24" table:style-name="Table24">
          <table:table-column table:style-name="Table24.A"/>
          <table:table-column table:style-name="Table24.B"/>
          <table:table-row>
            <table:table-cell table:style-name="Table24.A1" office:value-type="string">
              <text:p text:style-name="P50">Note</text:p>
            </table:table-cell>
            <table:table-cell table:style-name="Table24.A1" office:value-type="string">
              <text:p text:style-name="Table_20_Contents">Advanced task</text:p>
              <text:p text:style-name="Table_20_Contents">Remove some of the duplicated strings like the poll question, and use some constants instead</text:p>
            </table:table-cell>
          </table:table-row>
        </table:table>
        <text:p text:style-name="Heading_20_3"><text:bookmark text:name="_fixing_that_darned_500_template_error"/>Fixing that darned 500 template error!</text:p>
        <text:p text:style-name="Text_20_body">It’s about time we sorted this out!</text:p>
        <text:p text:style-name="Preformatted_20_Text"><text:span text:style-name="Source_20_Text">mkdir mysite/templates</text:span></text:p>
        <text:p text:style-name="P6"><text:span text:style-name="Source_20_Text">echo "Unexpected Error (500) :-/" &gt; mysite/templates/500.html</text:span></text:p>
        <text:p text:style-name="Text_20_body">then, in <text:span text:style-name="Emphasis">mysite/settings.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import</text:span></text:span><text:span text:style-name="Teletype"> os</text:span></text:p>
        <text:p text:style-name="P1"><text:span text:style-name="Teletype">[...]</text:span></text:p>
        <text:p text:style-name="Preformatted_20_Text"><text:span text:style-name="Teletype">TEMPLATE_DIRS </text:span><text:span text:style-name="Teletype"><text:span text:style-name="T2">=</text:span></text:span><text:span text:style-name="Teletype"> </text:span><text:span text:style-name="Teletype"><text:span text:style-name="T2">(</text:span></text:span></text:p>
        <text:p text:style-name="Preformatted_20_Text"><text:span text:style-name="Teletype"><text:s text:c="4"/></text:span><text:span text:style-name="Teletype"><text:span text:style-name="T7"># Put strings here, like "/home/html/django_templates" or "C:/www/django/templates".</text:span></text:span></text:p>
        <text:p text:style-name="Preformatted_20_Text"><text:span text:style-name="Teletype"><text:s text:c="4"/></text:span><text:span text:style-name="Teletype"><text:span text:style-name="T7"># Always use forward slashes, even on Windows.</text:span></text:span></text:p>
        <text:p text:style-name="Preformatted_20_Text"><text:span text:style-name="Teletype"><text:s text:c="4"/></text:span><text:span text:style-name="Teletype"><text:span text:style-name="T7"># Don't forget to use absolute paths, not relative paths.</text:span></text:span></text:p>
        <text:p text:style-name="Preformatted_20_Text"><text:span text:style-name="Teletype"><text:s text:c="4"/>os</text:span><text:span text:style-name="Teletype"><text:span text:style-name="T2">.</text:span></text:span><text:span text:style-name="Teletype">path</text:span><text:span text:style-name="Teletype"><text:span text:style-name="T2">.</text:span></text:span><text:span text:style-name="Teletype"><text:span text:style-name="T3">join</text:span></text:span><text:span text:style-name="Teletype"><text:span text:style-name="T2">(</text:span></text:span><text:span text:style-name="Teletype">os</text:span><text:span text:style-name="Teletype"><text:span text:style-name="T2">.</text:span></text:span><text:span text:style-name="Teletype">path</text:span><text:span text:style-name="Teletype"><text:span text:style-name="T2">.</text:span></text:span><text:span text:style-name="Teletype"><text:span text:style-name="T3">dirname</text:span></text:span><text:span text:style-name="Teletype"><text:span text:style-name="T2">(</text:span></text:span><text:span text:style-name="Teletype">__file__</text:span><text:span text:style-name="Teletype"><text:span text:style-name="T2">),</text:span></text:span><text:span text:style-name="Teletype"> </text:span><text:span text:style-name="Teletype"><text:span text:style-name="T4">'templates'</text:span></text:span><text:span text:style-name="Teletype"><text:span text:style-name="T2">).</text:span></text:span><text:span text:style-name="Teletype"><text:span text:style-name="T3">replace</text:span></text:span><text:span text:style-name="Teletype"><text:span text:style-name="T2">(</text:span></text:span><text:span text:style-name="Teletype"><text:span text:style-name="T4">'\\'</text:span></text:span><text:span text:style-name="Teletype"><text:span text:style-name="T2">,</text:span></text:span><text:span text:style-name="Teletype"> </text:span><text:span text:style-name="Teletype"><text:span text:style-name="T4">'/'</text:span></text:span><text:span text:style-name="Teletype"><text:span text:style-name="T2">),</text:span></text:span></text:p>
        <text:p text:style-name="P6"><text:span text:style-name="Teletype"><text:span text:style-name="T2">)</text:span></text:span></text:p>
        <text:h text:style-name="Heading_20_2" text:outline-level="2"><text:bookmark text:name="_part_10_listing_polls_on_the_home_page_template"/>Part 10 - Listing polls on the home page template</text:h>
        <table:table table:name="Table25" table:style-name="Table25">
          <table:table-column table:style-name="Table25.A"/>
          <table:table-column table:style-name="Table25.B"/>
          <table:table-row>
            <table:table-cell table:style-name="Table25.A1" office:value-type="string">
              <text:p text:style-name="P50">Note</text:p>
            </table:table-cell>
            <table:table-cell table:style-name="Table25.A1" office:value-type="string">
              <text:p text:style-name="Table_20_Contents">Skipping ahead to this section</text:p>
              <text:p text:style-name="Table_20_Contents">From the top-level folder of the repo</text:p>
              <text:p text:style-name="Preformatted_20_Text"><text:span text:style-name="Source_20_Text">git stash # if you want to save what you had so far</text:span></text:p>
              <text:p text:style-name="P6"><text:span text:style-name="Source_20_Text">git checkout PYCON_2013_PART_10 -- mysite</text:span></text:p>
              <text:p text:style-name="Table_20_Contents">Those two commands will blow away everything in <text:span text:style-name="Emphasis">mysite</text:span> and replace them with versions as if you’d skipped to this part</text:p>
            </table:table-cell>
          </table:table-row>
        </table:table>
        <text:p text:style-name="Text_20_body"><text:span text:style-name="Source_20_Text">python manage.py test fts</text:span> should give:</text:p>
        <text:p text:style-name="Preformatted_20_Text"><text:span text:style-name="Source_20_Text">NoSuchElementException: Message: u'Unable to locate element: {"method":"link</text:span></text:p>
        <text:p text:style-name="P6"><text:span text:style-name="Source_20_Text">text","selector":"How awesome is TDD?"}'</text:span></text:p>
        <text:p text:style-name="Text_20_body">So start by adding check for poll questions to our view unit test. In <text:span text:style-name="Emphasis">polls/tests.py</text:span>, change <text:span text:style-name="Source_20_Text">test_home_page_renders_correct_template</text:span> inside <text:span text:style-name="Source_20_Text">HomePageTest</text:span>, to:</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test_home_page_renders_home_template_with_current_polls</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4"/></text:span><text:span text:style-name="Teletype"><text:span text:style-name="T7"># set up some polls</text:span></text:span></text:p>
        <text:p text:style-name="Preformatted_20_Text"><text:span text:style-name="Teletype"><text:s text:c="4"/>poll1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6 times 7'</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4"/>poll1</text:span><text:span text:style-name="Teletype"><text:span text:style-name="T2">.</text:span></text:span><text:span text:style-name="Teletype"><text:span text:style-name="T3">save</text:span></text:span><text:span text:style-name="Teletype"><text:span text:style-name="T2">()</text:span></text:span></text:p>
        <text:p text:style-name="Preformatted_20_Text"><text:span text:style-name="Teletype"><text:s text:c="4"/>poll2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life, the universe and everything'</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4"/>poll2</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4"/>request </text:span><text:span text:style-name="Teletype"><text:span text:style-name="T2">=</text:span></text:span><text:span text:style-name="Teletype"> </text:span><text:span text:style-name="Teletype"><text:span text:style-name="T3">HttpRequest</text:span></text:span><text:span text:style-name="Teletype"><text:span text:style-name="T2">()</text:span></text:span></text:p>
        <text:p text:style-name="Preformatted_20_Text"><text:span text:style-name="Teletype"><text:s text:c="4"/>response </text:span><text:span text:style-name="Teletype"><text:span text:style-name="T2">=</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reformatted_20_Text"/>
        <text:p text:style-name="Preformatted_20_Text"><text:span text:style-name="Teletype"><text:s text:c="4"/></text:span><text:span text:style-name="Teletype"><text:span text:style-name="T7"># check template rendered correctly</text:span></text:span></text:p>
        <text:p text:style-name="Preformatted_20_Text"><text:span text:style-name="Teletype"><text:s text:c="4"/>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ext:p text:style-name="Preformatted_20_Text"/>
        <text:p text:style-name="Preformatted_20_Text"><text:span text:style-name="Teletype"><text:s text:c="4"/></text:span><text:span text:style-name="Teletype"><text:span text:style-name="T7"># check template includes all polls</text:span></text:span></text:p>
        <text:p text:style-name="Preformatted_20_Text"><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poll1</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6"><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poll2</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Text_20_body">Should fail:</text:p>
        <text:p text:style-name="Preformatted_20_Text"><text:span text:style-name="Source_20_Text">AssertionError: '6 times 7' not found in '&lt;html&gt;\n <text:s text:c="3"/>&lt;head&gt;\n</text:span></text:p>
        <text:p text:style-name="Preformatted_20_Text"><text:span text:style-name="Source_20_Text">&lt;title&gt;Poll ALL The Things&lt;/title&gt;\n <text:s text:c="3"/>&lt;/head&gt;\n <text:s text:c="3"/>&lt;body&gt;\n</text:span></text:p>
        <text:p text:style-name="P6"><text:span text:style-name="Source_20_Text">&lt;h1&gt;Current polls&lt;/h1&gt;\n <text:s text:c="3"/>&lt;/body&gt;\n&lt;/html&gt;\n'</text:span></text:p>
        <text:p text:style-name="Text_20_body">Now add them to our template, <text:span text:style-name="Emphasis">polls/templates/home.html</text:span>, using special Django template tags — <text:span text:style-name="Source_20_Text">{% %}</text:span> and <text:span text:style-name="Source_20_Text">{{ }}</text:span></text:p>
        <text:p text:style-name="P4"><text:span text:style-name="Teletype"><office:annotation><dc:date>2013-03-06T18:38:13</dc:date><text:p>Generator: GNU source-highlight 3.1.6</text:p><text:p>by Lorenzo Bettini</text:p><text:p>http://www.lorenzobettini.it</text:p><text:p>http://www.gnu.org/software/src-highlite</text:p></office:annotation></text:span><text:span text:style-name="Teletype">&lt;html&gt;</text:span></text:p>
        <text:p text:style-name="Preformatted_20_Text"><text:span text:style-name="Teletype"><text:s text:c="4"/></text:span><text:span text:style-name="Teletype"><text:span text:style-name="T5">&lt;head&gt;</text:span></text:span></text:p>
        <text:p text:style-name="Preformatted_20_Text"><text:span text:style-name="Teletype"><text:s text:c="8"/></text:span><text:span text:style-name="Teletype"><text:span text:style-name="T5">&lt;title&gt;</text:span></text:span><text:span text:style-name="Teletype">Poll ALL The Things</text:span><text:span text:style-name="Teletype"><text:span text:style-name="T5">&lt;/title&gt;</text:span></text:span></text:p>
        <text:p text:style-name="Preformatted_20_Text"><text:span text:style-name="Teletype"><text:s text:c="4"/></text:span><text:span text:style-name="Teletype"><text:span text:style-name="T5">&lt;/head&gt;</text:span></text:span></text:p>
        <text:p text:style-name="Preformatted_20_Text"><text:span text:style-name="Teletype"><text:s text:c="4"/></text:span><text:span text:style-name="Teletype"><text:span text:style-name="T5">&lt;body&gt;</text:span></text:span></text:p>
        <text:p text:style-name="Preformatted_20_Text"><text:span text:style-name="Teletype"><text:s text:c="8"/></text:span><text:span text:style-name="Teletype"><text:span text:style-name="T5">&lt;h1&gt;</text:span></text:span><text:span text:style-name="Teletype">Current polls</text:span><text:span text:style-name="Teletype"><text:span text:style-name="T5">&lt;/h1&gt;</text:span></text:span></text:p>
        <text:p text:style-name="Preformatted_20_Text"><text:span text:style-name="Teletype"><text:s text:c="8"/></text:span><text:span text:style-name="Teletype"><text:span text:style-name="T5">&lt;ul&gt;</text:span></text:span></text:p>
        <text:p text:style-name="Preformatted_20_Text"><text:span text:style-name="Teletype"><text:s text:c="8"/>{% for poll in current_polls %}</text:span></text:p>
        <text:p text:style-name="Preformatted_20_Text"><text:span text:style-name="Teletype"><text:s text:c="12"/></text:span><text:span text:style-name="Teletype"><text:span text:style-name="T5">&lt;li&gt;</text:span></text:span><text:span text:style-name="Teletype">{{ poll.question }}</text:span><text:span text:style-name="Teletype"><text:span text:style-name="T5">&lt;/li&gt;</text:span></text:span></text:p>
        <text:p text:style-name="Preformatted_20_Text"><text:span text:style-name="Teletype"><text:s text:c="8"/>{% endfor %}</text:span></text:p>
        <text:p text:style-name="Preformatted_20_Text"><text:span text:style-name="Teletype"><text:s text:c="8"/></text:span><text:span text:style-name="Teletype"><text:span text:style-name="T5">&lt;/ul&gt;</text:span></text:span></text:p>
        <text:p text:style-name="Preformatted_20_Text"><text:span text:style-name="Teletype"><text:s text:c="4"/></text:span><text:span text:style-name="Teletype"><text:span text:style-name="T5">&lt;/body&gt;</text:span></text:span></text:p>
        <text:p text:style-name="P6"><text:soft-page-break/><text:span text:style-name="Teletype"><text:span text:style-name="T5">&lt;/html&gt;</text:span></text:span></text:p>
        <text:p text:style-name="Text_20_body">Tests still fail - v. slightly different error.</text:p>
        <table:table table:name="Table26" table:style-name="Table26">
          <table:table-column table:style-name="Table26.A"/>
          <table:table-column table:style-name="Table26.B"/>
          <table:table-row>
            <table:table-cell table:style-name="Table26.A1" office:value-type="string">
              <text:p text:style-name="P50">Note</text:p>
            </table:table-cell>
            <table:table-cell table:style-name="Table26.A1" office:value-type="string">
              <text:p text:style-name="Table_20_Contents">ask me about — Django template syntax. obviously</text:p>
            </table:table-cell>
          </table:table-row>
        </table:table>
        <text:p text:style-name="Text_20_body">Where would <text:span text:style-name="Source_20_Text">current_polls</text:span> come from? They’re actually passed into the render call - we can test that! In <text:span text:style-name="Emphasis">polls/tests.py</text:span>:</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span text:style-name="Teletype"> </text:span><text:span text:style-name="Teletype"><text:span text:style-name="T2">{</text:span></text:span><text:span text:style-name="Teletype"><text:span text:style-name="T4">'current_polls'</text:span></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 poll2</text:span><text:span text:style-name="Teletype"><text:span text:style-name="T2">]})</text:span></text:span></text:p>
        <text:p text:style-name="P6"><text:span text:style-name="Teletype"><text:s text:c="4"/>self</text:span><text:span text:style-name="Teletype"><text:span text:style-name="T2">.</text:span></text:span><text:span text:style-name="Teletype"><text:span text:style-name="T3">assert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ext:p text:style-name="Text_20_body">Now test failure happens earlier :</text:p>
        <text:p text:style-name="Preformatted_20_Text"><text:span text:style-name="Source_20_Text"><text:s text:c="4"/>self.assertEqual(response.content, expected_html)</text:span></text:p>
        <text:p text:style-name="Preformatted_20_Text"><text:span text:style-name="Source_20_Text">AssertionError: '&lt;html&gt;\n <text:s text:c="3"/>&lt;head&gt;\n <text:s text:c="7"/>&lt;title&gt;Poll ALL The</text:span></text:p>
        <text:p text:style-name="Preformatted_20_Text"><text:span text:style-name="Source_20_Text">Things&lt;/title&gt;\n <text:s text:c="3"/>&lt;/head&gt;\n <text:s text:c="3"/>&lt;body&gt;\n <text:s text:c="7"/>&lt;h1&gt;Current polls&lt;/h1&gt;\n</text:span></text:p>
        <text:p text:style-name="Preformatted_20_Text"><text:span text:style-name="Source_20_Text">&lt;ul&gt;\n <text:s text:c="7"/>\n <text:s text:c="7"/>&lt;/ul&gt;\n <text:s text:c="3"/>&lt;/body&gt;\n&lt;/html&gt;\n' != u'&lt;html&gt;\n &lt;head&gt;\n</text:span></text:p>
        <text:p text:style-name="Preformatted_20_Text"><text:span text:style-name="Source_20_Text">&lt;title&gt;Poll ALL The Things&lt;/title&gt;\n <text:s text:c="3"/>&lt;/head&gt;\n <text:s text:c="3"/>&lt;body&gt;\n &lt;h1&gt;Current</text:span></text:p>
        <text:p text:style-name="Preformatted_20_Text"><text:span text:style-name="Source_20_Text">polls&lt;/h1&gt;\n <text:s text:c="7"/>&lt;ul&gt;\n <text:s text:c="7"/>\n <text:s text:c="11"/>&lt;li&gt;6 times 7&lt;/li&gt;\n <text:s text:c="7"/>\n</text:span></text:p>
        <text:p text:style-name="Preformatted_20_Text"><text:span text:style-name="Source_20_Text">&lt;li&gt;life, the universe and everything&lt;/li&gt;\n <text:s text:c="7"/>\n <text:s text:c="7"/>&lt;/ul&gt;\n</text:span></text:p>
        <text:p text:style-name="P6"><text:span text:style-name="Source_20_Text">&lt;/body&gt;\n&lt;/html&gt;\n'</text:span></text:p>
        <text:p text:style-name="Text_20_body">Yuk! Let’s try using <text:span text:style-name="Source_20_Text">assertMultiLineEqual</text:span>:</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7"># render template with polls</text:span></text:span></text:p>
        <text:p text:style-name="Preformatted_20_Text"><text:span text:style-name="Teletype"><text:s text:c="4"/>expected_html </text:span><text:span text:style-name="Teletype"><text:span text:style-name="T2">=</text:span></text:span><text:span text:style-name="Teletype"> </text:span><text:span text:style-name="Teletype"><text:span text:style-name="T3">render_to_string</text:span></text:span><text:span text:style-name="Teletype"><text:span text:style-name="T2">(</text:span></text:span><text:span text:style-name="Teletype"><text:span text:style-name="T4">'home.html'</text:span></text:span><text:span text:style-name="Teletype"><text:span text:style-name="T2">,</text:span></text:span><text:span text:style-name="Teletype"> </text:span><text:span text:style-name="Teletype"><text:span text:style-name="T2">{</text:span></text:span><text:span text:style-name="Teletype"><text:span text:style-name="T4">'current_polls'</text:span></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 poll2</text:span><text:span text:style-name="Teletype"><text:span text:style-name="T2">]})</text:span></text:span></text:p>
        <text:p text:style-name="P6"><text:span text:style-name="Teletype"><text:s text:c="4"/>self</text:span><text:span text:style-name="Teletype"><text:span text:style-name="T2">.</text:span></text:span><text:span text:style-name="Teletype"><text:span text:style-name="T3">assertMultiLineEqual</text:span></text:span><text:span text:style-name="Teletype"><text:span text:style-name="T2">(</text:span></text:span><text:span text:style-name="Teletype">response</text:span><text:span text:style-name="Teletype"><text:span text:style-name="T2">.</text:span></text:span><text:span text:style-name="Teletype">content</text:span><text:span text:style-name="Teletype"><text:span text:style-name="T2">,</text:span></text:span><text:span text:style-name="Teletype"> expected_html</text:span><text:span text:style-name="Teletype"><text:span text:style-name="T2">)</text:span></text:span></text:p>
        <text:p text:style-name="Text_20_body">Much better:</text:p>
        <text:p text:style-name="Preformatted_20_Text"><text:span text:style-name="Source_20_Text">AssertionError: '&lt;html&gt;\n <text:s text:c="3"/>&lt;head&gt;\n <text:s text:c="7"/>&lt;title&gt;Poll ALL The</text:span></text:p>
        <text:p text:style-name="Preformatted_20_Text"><text:span text:style-name="Source_20_Text">Things&lt;/title&gt;\n <text:s text:c="3"/>&lt;/head&gt;\n <text:s text:c="2"/>[truncated]... != u'&lt;html&gt;\n <text:s text:c="3"/>&lt;head&gt;\n</text:span></text:p>
        <text:p text:style-name="Preformatted_20_Text"><text:span text:style-name="Source_20_Text">&lt;title&gt;Poll ALL The Things&lt;/title&gt;\n <text:s text:c="3"/>&lt;/head&gt;\n <text:s/>[truncated]...</text:span></text:p>
        <text:p text:style-name="Preformatted_20_Text"><text:span text:style-name="Source_20_Text"><text:s text:c="2"/>&lt;html&gt;</text:span></text:p>
        <text:p text:style-name="Preformatted_20_Text"><text:span text:style-name="Source_20_Text"><text:s text:c="6"/>&lt;head&gt;</text:span></text:p>
        <text:p text:style-name="Preformatted_20_Text"><text:span text:style-name="Source_20_Text"><text:s text:c="10"/>&lt;title&gt;Poll ALL The Things&lt;/title&gt;</text:span></text:p>
        <text:p text:style-name="Preformatted_20_Text"><text:span text:style-name="Source_20_Text"><text:s text:c="6"/>&lt;/head&gt;</text:span></text:p>
        <text:p text:style-name="Preformatted_20_Text"><text:span text:style-name="Source_20_Text"><text:s text:c="6"/>&lt;body&gt;</text:span></text:p>
        <text:p text:style-name="Preformatted_20_Text"><text:span text:style-name="Source_20_Text"><text:s text:c="10"/>&lt;h1&gt;Current polls&lt;/h1&gt;</text:span></text:p>
        <text:p text:style-name="Preformatted_20_Text"><text:span text:style-name="Source_20_Text"><text:s text:c="10"/>&lt;ul&gt;</text:span></text:p>
        <text:p text:style-name="Preformatted_20_Text"><text:span text:style-name="Source_20_Text">+ <text:s text:c="12"/>&lt;li&gt;6 times 7&lt;/li&gt;</text:span></text:p>
        <text:p text:style-name="Preformatted_20_Text"><text:span text:style-name="Source_20_Text">+</text:span></text:p>
        <text:p text:style-name="Preformatted_20_Text"><text:span text:style-name="Source_20_Text">+ <text:s text:c="12"/>&lt;li&gt;life, the universe and everything&lt;/li&gt;</text:span></text:p>
        <text:p text:style-name="Preformatted_20_Text"><text:span text:style-name="Source_20_Text">+</text:span></text:p>
        <text:p text:style-name="Preformatted_20_Text"><text:span text:style-name="Source_20_Text"><text:s text:c="10"/>&lt;/ul&gt;</text:span></text:p>
        <text:p text:style-name="Preformatted_20_Text"><text:span text:style-name="Source_20_Text"><text:s text:c="6"/>&lt;/body&gt;</text:span></text:p>
        <text:p text:style-name="P6"><text:span text:style-name="Source_20_Text"><text:s text:c="2"/>&lt;/html&gt;</text:span></text:p>
        <text:p text:style-name="Text_20_body">Fix in <text:span text:style-name="Emphasis">polls/views.py</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shortcuts </text:span><text:span text:style-name="Teletype"><text:span text:style-name="T1">import</text:span></text:span><text:span text:style-name="Teletype"> render</text:span></text:p>
        <text:p text:style-name="Preformatted_20_Text"><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Poll</text:span></text:p>
        <text:p text:style-name="Preformatted_20_Text"/>
        <text:p text:style-name="Preformatted_20_Text"><text:span text:style-name="Teletype"><text:span text:style-name="T5">def</text:span></text:span><text:span text:style-name="Teletype"> </text:span><text:span text:style-name="Teletype"><text:span text:style-name="T3">home_page</text:span></text:span><text:span text:style-name="Teletype"><text:span text:style-name="T2">(</text:span></text:span><text:span text:style-name="Teletype">request</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home.html'</text:span></text:span><text:span text:style-name="Teletype"><text:span text:style-name="T2">,</text:span></text:span><text:span text:style-name="Teletype"> </text:span><text:span text:style-name="Teletype"><text:span text:style-name="T2">{</text:span></text:span><text:span text:style-name="Teletype"><text:span text:style-name="T4">'current_polls'</text:span></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all</text:span></text:span><text:span text:style-name="Teletype"><text:span text:style-name="T2">()})</text:span></text:span></text:p>
        <text:p text:style-name="Text_20_body">Unit tests should now pass - how about FTs? Not quite - but they do get further</text:p>
        <text:p text:style-name="Preformatted_20_Text"><text:span text:style-name="Source_20_Text">NoSuchElementException: Message: u'Unable to locate element: {"method":"link</text:span></text:p>
        <text:p text:style-name="P6"><text:span text:style-name="Source_20_Text">text","selector":"How awesome is TDD?"}' ;</text:span></text:p>
        <text:p text:style-name="Text_20_body"><text:soft-page-break/>Let’s make our poll questions into hyperlinks in the template:</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 for poll in current_polls %}</text:span></text:p>
        <text:p text:style-name="Preformatted_20_Text"><text:span text:style-name="Teletype"><text:s text:c="8"/></text:span><text:span text:style-name="Teletype"><text:span text:style-name="T5">&lt;li&gt;&lt;a&gt;</text:span></text:span><text:span text:style-name="Teletype">{{ poll.question }}</text:span><text:span text:style-name="Teletype"><text:span text:style-name="T5">&lt;/a&gt;&lt;/li&gt;</text:span></text:span></text:p>
        <text:p text:style-name="P6"><text:span text:style-name="Teletype"><text:s text:c="4"/>{% endfor %}</text:span></text:p>
        <text:p text:style-name="Text_20_body">FT gets a little further</text:p>
        <text:p text:style-name="Preformatted_20_Text"><text:span text:style-name="Source_20_Text">AssertionError: 'No-one has voted on this poll yet' not found in u'Current</text:span></text:p>
        <text:p text:style-name="P6"><text:span text:style-name="Source_20_Text">polls\nHow awesome is TDD?\nWhich workshop treat do you prefer?'</text:span></text:p>
        <text:h text:style-name="Heading_20_2" text:outline-level="2"><text:bookmark text:name="_part_11_viewing_a_poll_and_the_django_test_client"/>Part 11 - viewing a poll and the Django Test Client</text:h>
        <text:p text:style-name="Text_20_body">We want individual polls to have their own URL - let’s specify that in <text:span text:style-name="Emphasis">polls/templates/home.html</text:span>:</text:p>
        <text:p text:style-name="P4"><text:span text:style-name="Teletype"><office:annotation><dc:date>2013-03-06T18:38:13</dc:date><text:p>Generator: GNU source-highlight 3.1.6</text:p><text:p>by Lorenzo Bettini</text:p><text:p>http://www.lorenzobettini.it</text:p><text:p>http://www.gnu.org/software/src-highlite</text:p></office:annotation></text:span><text:span text:style-name="Teletype">&lt;html&gt;</text:span></text:p>
        <text:p text:style-name="Preformatted_20_Text"><text:span text:style-name="Teletype"><text:s text:c="4"/></text:span><text:span text:style-name="Teletype"><text:span text:style-name="T5">&lt;head&gt;</text:span></text:span></text:p>
        <text:p text:style-name="Preformatted_20_Text"><text:span text:style-name="Teletype"><text:s text:c="8"/></text:span><text:span text:style-name="Teletype"><text:span text:style-name="T5">&lt;title&gt;</text:span></text:span><text:span text:style-name="Teletype">Poll ALL The Things</text:span><text:span text:style-name="Teletype"><text:span text:style-name="T5">&lt;/title&gt;</text:span></text:span></text:p>
        <text:p text:style-name="Preformatted_20_Text"><text:span text:style-name="Teletype"><text:s text:c="4"/></text:span><text:span text:style-name="Teletype"><text:span text:style-name="T5">&lt;/head&gt;</text:span></text:span></text:p>
        <text:p text:style-name="Preformatted_20_Text"><text:span text:style-name="Teletype"><text:s text:c="4"/></text:span><text:span text:style-name="Teletype"><text:span text:style-name="T5">&lt;body&gt;</text:span></text:span></text:p>
        <text:p text:style-name="Preformatted_20_Text"><text:span text:style-name="Teletype"><text:s text:c="8"/></text:span><text:span text:style-name="Teletype"><text:span text:style-name="T5">&lt;h1&gt;</text:span></text:span><text:span text:style-name="Teletype">Current polls</text:span><text:span text:style-name="Teletype"><text:span text:style-name="T5">&lt;/h1&gt;</text:span></text:span></text:p>
        <text:p text:style-name="Preformatted_20_Text"><text:span text:style-name="Teletype"><text:s text:c="8"/></text:span><text:span text:style-name="Teletype"><text:span text:style-name="T5">&lt;ul&gt;</text:span></text:span></text:p>
        <text:p text:style-name="Preformatted_20_Text"><text:span text:style-name="Teletype"><text:s text:c="8"/>{% for poll in current_polls %}</text:span></text:p>
        <text:p text:style-name="Preformatted_20_Text"><text:span text:style-name="Teletype"><text:s text:c="12"/></text:span><text:span text:style-name="Teletype"><text:span text:style-name="T5">&lt;li&gt;&lt;a</text:span></text:span><text:span text:style-name="Teletype"> </text:span><text:span text:style-name="Teletype"><text:span text:style-name="T9">href</text:span></text:span><text:span text:style-name="Teletype"><text:span text:style-name="T2">=</text:span></text:span><text:span text:style-name="Teletype"><text:span text:style-name="T4">"/poll/{{ poll.id }}/"</text:span></text:span><text:span text:style-name="Teletype"><text:span text:style-name="T5">&gt;</text:span></text:span><text:span text:style-name="Teletype">{{ poll.question }}</text:span><text:span text:style-name="Teletype"><text:span text:style-name="T5">&lt;/a&gt;&lt;/li&gt;</text:span></text:span></text:p>
        <text:p text:style-name="Preformatted_20_Text"><text:span text:style-name="Teletype"><text:s text:c="8"/>{% endfor %}</text:span></text:p>
        <text:p text:style-name="Preformatted_20_Text"><text:span text:style-name="Teletype"><text:s text:c="8"/></text:span><text:span text:style-name="Teletype"><text:span text:style-name="T5">&lt;/ul&gt;</text:span></text:span></text:p>
        <text:p text:style-name="Preformatted_20_Text"><text:span text:style-name="Teletype"><text:s text:c="4"/></text:span><text:span text:style-name="Teletype"><text:span text:style-name="T5">&lt;/body&gt;</text:span></text:span></text:p>
        <text:p text:style-name="P6"><text:span text:style-name="Teletype"><text:span text:style-name="T5">&lt;/html&gt;</text:span></text:span></text:p>
        <text:p text:style-name="Text_20_body">Of course that URL doesn’t exist yet - try running the FT and you’ll get a 500 server error</text:p>
        <text:p text:style-name="Text_20_body">So let’s add a test for our new url, in <text:span text:style-name="Emphasis">polls/tests.py</text:span>. This time we use the <text:span text:style-name="Emphasis">Django Test Client</text:span>:</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polls </text:span><text:span text:style-name="Teletype"><text:span text:style-name="T1">import</text:span></text:span><text:span text:style-name="Teletype"> views</text:span></text:p>
        <text:p text:style-name="P1"><text:span text:style-name="Teletype">[...]</text:span></text:p>
        <text:p text:style-name="Preformatted_20_Text"><text:span text:style-name="Teletype"><text:span text:style-name="T5">class</text:span></text:span><text:span text:style-name="Teletype"> </text:span><text:span text:style-name="Teletype"><text:span text:style-name="T3">HomePageTest</text:span></text:span><text:span text:style-name="Teletype"><text:span text:style-name="T2">(</text:span></text:span><text:span text:style-name="Teletype">TestCase</text:span><text:span text:style-name="Teletype"><text:span text:style-name="T2">):</text:span></text:span></text:p>
        <text:p text:style-name="Preformatted_20_Text"><text:span text:style-name="Teletype"><text:s text:c="4"/></text:span><text:span text:style-name="Teletype"><text:span text:style-name="T2">[...]</text:span></text:span></text:p>
        <text:p text:style-name="Preformatted_20_Text"/>
        <text:p text:style-name="Preformatted_20_Text"><text:span text:style-name="Teletype"><text:span text:style-name="T5">class</text:span></text:span><text:span text:style-name="Teletype"> </text:span><text:span text:style-name="Teletype"><text:span text:style-name="T3">SinglePollView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page_shows_poll_title_and_no_votes_message</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set up two polls, to check the right one is displayed</text:span></text:span></text:p>
        <text:p text:style-name="Preformatted_20_Text"><text:span text:style-name="Teletype"><text:s text:c="8"/>poll1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6 times 7'</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8"/>poll1</text:span><text:span text:style-name="Teletype"><text:span text:style-name="T2">.</text:span></text:span><text:span text:style-name="Teletype"><text:span text:style-name="T3">save</text:span></text:span><text:span text:style-name="Teletype"><text:span text:style-name="T2">()</text:span></text:span></text:p>
        <text:p text:style-name="Preformatted_20_Text"><text:span text:style-name="Teletype"><text:s text:c="8"/>poll2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life, the universe and everything'</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8"/>poll2</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ge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2</text:span><text:span text:style-name="Teletype"><text:span text:style-name="T2">.</text:span></text:span><text:span text:style-name="Teletype">id</text:span><text:span text:style-name="Teletype"><text:span text:style-name="T2">,</text:span></text:span><text:span text:style-name="Teletype"> </text:span><text:span text:style-name="Teletype"><text:span text:style-name="T2">))</text:span></text:span></text:p>
        <text:p text:style-name="Preformatted_20_Text"/>
        <text:p text:style-name="Preformatted_20_Text"><text:span text:style-name="Teletype"><text:s text:c="8"/></text:span><text:span text:style-name="Teletype"><text:span text:style-name="T7"># check we've used the poll template</text:span></text:span></text:p>
        <text:p text:style-name="Preformatted_20_Text"><text:span text:style-name="Teletype"><text:s text:c="8"/>self</text:span><text:span text:style-name="Teletype"><text:span text:style-name="T2">.</text:span></text:span><text:span text:style-name="Teletype"><text:span text:style-name="T3">assertTemplateUsed</text:span></text:span><text:span text:style-name="Teletype"><text:span text:style-name="T2">(</text:span></text:span><text:span text:style-name="Teletype">response</text:span><text:span text:style-name="Teletype"><text:span text:style-name="T2">,</text:span></text:span><text:span text:style-name="Teletype"> </text:span><text:span text:style-name="Teletype"><text:span text:style-name="T4">'poll.html'</text:span></text:span><text:span text:style-name="Teletype"><text:span text:style-name="T2">)</text:span></text:span></text:p>
        <text:p text:style-name="Preformatted_20_Text"/>
        <text:p text:style-name="Preformatted_20_Text"><text:span text:style-name="Teletype"><text:s text:c="8"/></text:span><text:span text:style-name="Teletype"><text:span text:style-name="T7"># check we've passed the right poll into the context</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response</text:span><text:span text:style-name="Teletype"><text:span text:style-name="T2">.</text:span></text:span><text:span text:style-name="Teletype">context</text:span><text:span text:style-name="Teletype"><text:span text:style-name="T2">[</text:span></text:span><text:span text:style-name="Teletype"><text:span text:style-name="T4">'poll'</text:span></text:span><text:span text:style-name="Teletype"><text:span text:style-name="T2">],</text:span></text:span><text:span text:style-name="Teletype"> poll2</text:span><text:span text:style-name="Teletype"><text:span text:style-name="T2">)</text:span></text:span></text:p>
        <text:p text:style-name="Preformatted_20_Text"/>
        <text:p text:style-name="Preformatted_20_Text"><text:span text:style-name="Teletype"><text:s text:c="8"/></text:span><text:span text:style-name="Teletype"><text:span text:style-name="T7"># check the poll's question appears on the page</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poll2</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reformatted_20_Text"/>
        <text:p text:style-name="Preformatted_20_Text"><text:span text:style-name="Teletype"><text:s text:c="8"/></text:span><text:span text:style-name="Teletype"><text:span text:style-name="T7"># check our 'no votes yet' message appears</text:span></text:span></text:p>
        <text:p text:style-name="P6"><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Text_20_body">gives :</text:p>
        <text:p text:style-name="P6"><text:span text:style-name="Source_20_Text">TemplateDoesNotExist: 404.html</text:span></text:p>
        <text:p text:style-name="Text_20_body">Let’s add a minimal 404 template, just like we did for the 500:</text:p>
        <text:p text:style-name="P6"><text:span text:style-name="Source_20_Text">echo "Page not found (404) :-/" &gt; mysite/templates/404.html</text:span></text:p>
        <text:p text:style-name="Text_20_body">Now we get:</text:p>
        <text:p text:style-name="Preformatted_20_Text"><text:soft-page-break/><text:span text:style-name="Source_20_Text">AssertionError: Template 'poll.html' was not a template used to render the</text:span></text:p>
        <text:p text:style-name="P6"><text:span text:style-name="Source_20_Text">response. Actual template(s) used: 404.html</text:span></text:p>
        <text:p text:style-name="Text_20_body">OK, so let’s fix the 404. Here’s a possible fix in <text:span text:style-name="Emphasis">mysite/urls.py</text:span>:</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urlpatterns </text:span><text:span text:style-name="Teletype"><text:span text:style-name="T2">=</text:span></text:span><text:span text:style-name="Teletype"> </text:span><text:span text:style-name="Teletype"><text:span text:style-name="T3">patterns</text:span></text:span><text:span text:style-name="Teletype"><text:span text:style-name="T2">(</text:span></text:span><text:span text:style-name="Teletype"><text:span text:style-name="T4">''</text:span></text:span><text:span text:style-name="Teletype"><text:span text:style-name="T2">,</text:span></text:span></text:p>
        <text:p text:style-name="Preformatted_20_Text"><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text:span></text:span><text:span text:style-name="Teletype"><text:span text:style-name="T2">,</text:span></text:span><text:span text:style-name="Teletype"> </text:span><text:span text:style-name="Teletype"><text:span text:style-name="T4">'polls.views.home_page'</text:span></text:span><text:span text:style-name="Teletype"><text:span text:style-name="T2">,</text:span></text:span><text:span text:style-name="Teletype"> name</text:span><text:span text:style-name="Teletype"><text:span text:style-name="T2">=</text:span></text:span><text:span text:style-name="Teletype"><text:span text:style-name="T4">'home'</text:span></text:span><text:span text:style-name="Teletype"><text:span text:style-name="T2">),</text:span></text:span></text:p>
        <text:p text:style-name="Preformatted_20_Text"><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poll/(\d+)/$'</text:span></text:span><text:span text:style-name="Teletype"><text:span text:style-name="T2">,</text:span></text:span><text:span text:style-name="Teletype"> </text:span><text:span text:style-name="Teletype"><text:span text:style-name="T4">'polls.views.poll'</text:span></text:span><text:span text:style-name="Teletype"><text:span text:style-name="T2">,</text:span></text:span><text:span text:style-name="Teletype"> name</text:span><text:span text:style-name="Teletype"><text:span text:style-name="T2">=</text:span></text:span><text:span text:style-name="Teletype"><text:span text:style-name="T4">'poll'</text:span></text:span><text:span text:style-name="Teletype"><text:span text:style-name="T2">),</text:span></text:span></text:p>
        <text:p text:style-name="Preformatted_20_Text"/>
        <text:p text:style-name="Preformatted_20_Text"><text:span text:style-name="Teletype"><text:s text:c="4"/></text:span><text:span text:style-name="Teletype"><text:span text:style-name="T3">url</text:span></text:span><text:span text:style-name="Teletype"><text:span text:style-name="T2">(</text:span></text:span><text:span text:style-name="Teletype">r</text:span><text:span text:style-name="Teletype"><text:span text:style-name="T4">'^admin/'</text:span></text:span><text:span text:style-name="Teletype"><text:span text:style-name="T2">,</text:span></text:span><text:span text:style-name="Teletype"> </text:span><text:span text:style-name="Teletype"><text:span text:style-name="T3">include</text:span></text:span><text:span text:style-name="Teletype"><text:span text:style-name="T2">(</text:span></text:span><text:span text:style-name="Teletype">admin</text:span><text:span text:style-name="Teletype"><text:span text:style-name="T2">.</text:span></text:span><text:span text:style-name="Teletype">site</text:span><text:span text:style-name="Teletype"><text:span text:style-name="T2">.</text:span></text:span><text:span text:style-name="Teletype">urls</text:span><text:span text:style-name="Teletype"><text:span text:style-name="T2">)),</text:span></text:span></text:p>
        <text:p text:style-name="P6"><text:span text:style-name="Teletype"><text:span text:style-name="T2">)</text:span></text:span></text:p>
        <text:p text:style-name="Text_20_body">which gives</text:p>
        <text:p text:style-name="Preformatted_20_Text"><text:span text:style-name="Source_20_Text">ViewDoesNotExist: Could not import polls.views.poll. View does not exist in</text:span></text:p>
        <text:p text:style-name="P6"><text:span text:style-name="Source_20_Text">module polls.views.</text:span></text:p>
        <text:p text:style-name="Text_20_body">Now enter a TDD/code cycle. I will show just the failures:</text:p>
        <text:p text:style-name="P6"><text:span text:style-name="Source_20_Text">TypeError: poll() takes exactly 1 argument (2 given)</text:span></text:p>
        <text:p text:style-name="Text_20_body">Then:</text:p>
        <text:p text:style-name="P6"><text:span text:style-name="Source_20_Text">ValueError: The view polls.views.poll didn't return an HttpResponse object.</text:span></text:p>
        <text:p text:style-name="Text_20_body">Then:</text:p>
        <text:p text:style-name="P6"><text:span text:style-name="Source_20_Text">AssertionError: No templates used to render the response</text:span></text:p>
        <text:p text:style-name="Text_20_body">(deliberate mistake)</text:p>
        <text:p text:style-name="P6"><text:span text:style-name="Source_20_Text">AssertionError: Template 'poll.html' was not a template used to render the response. Actual template(s) used: home.html</text:span></text:p>
        <text:p text:style-name="Text_20_body">Then:</text:p>
        <text:p text:style-name="P6"><text:span text:style-name="Source_20_Text">TemplateDoesNotExist: poll.html</text:span></text:p>
        <text:p text:style-name="Text_20_body">So we create it! minimally, at <text:span text:style-name="Emphasis">polls/templates/poll.html</text:span>:</text:p>
        <text:p text:style-name="P4"><text:span text:style-name="Teletype"><office:annotation><dc:date>2013-03-06T18:38:13</dc:date><text:p>Generator: GNU source-highlight 3.1.6</text:p><text:p>by Lorenzo Bettini</text:p><text:p>http://www.lorenzobettini.it</text:p><text:p>http://www.gnu.org/software/src-highlite</text:p></office:annotation></text:span><text:span text:style-name="Teletype">&lt;html&gt;</text:span></text:p>
        <text:p text:style-name="P6"><text:span text:style-name="Teletype"><text:span text:style-name="T5">&lt;/html&gt;</text:span></text:span></text:p>
        <text:p text:style-name="Text_20_body">And now:</text:p>
        <text:p text:style-name="Preformatted_20_Text"><text:span text:style-name="Source_20_Text"><text:s text:c="4"/>self.assertEquals(response.context['poll'], poll2)</text:span></text:p>
        <text:p text:style-name="Preformatted_20_Text"><text:span text:style-name="Source_20_Text"><text:s text:c="2"/>File "/usr/local/lib/python2.7/dist-packages/django/template/context.py", line 54, in __getitem__</text:span></text:p>
        <text:p text:style-name="Preformatted_20_Text"><text:span text:style-name="Source_20_Text"><text:s text:c="4"/>raise KeyError(key)</text:span></text:p>
        <text:p text:style-name="P6"><text:span text:style-name="Source_20_Text">KeyError: 'poll'</text:span></text:p>
        <text:p text:style-name="Text_20_body">So we pass poll in our context:</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poll</text:span></text:span><text:span text:style-name="Teletype"><text:span text:style-name="T2">(</text:span></text:span><text:span text:style-name="Teletype">request</text:span><text:span text:style-name="Teletype"><text:span text:style-name="T2">,</text:span></text:span><text:span text:style-name="Teletype"> poll_id</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poll.html'</text:span></text:span><text:span text:style-name="Teletype"><text:span text:style-name="T2">,</text:span></text:span><text:span text:style-name="Teletype"> </text:span><text:span text:style-name="Teletype"><text:span text:style-name="T2">{</text:span></text:span><text:span text:style-name="Teletype"><text:span text:style-name="T4">'poll'</text:span></text:span><text:span text:style-name="Teletype"><text:span text:style-name="T2">:</text:span></text:span><text:span text:style-name="Teletype"> None</text:span><text:span text:style-name="Teletype"><text:span text:style-name="T2">})</text:span></text:span></text:p>
        <text:p text:style-name="Text_20_body">tests:</text:p>
        <text:p text:style-name="P6"><text:span text:style-name="Source_20_Text">AssertionError: None != &lt;Poll: life, the universe and everything&gt;</text:span></text:p>
        <text:p text:style-name="Text_20_body"><text:soft-page-break/>So:</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def</text:span></text:span><text:span text:style-name="Teletype"> </text:span><text:span text:style-name="Teletype"><text:span text:style-name="T3">poll</text:span></text:span><text:span text:style-name="Teletype"><text:span text:style-name="T2">(</text:span></text:span><text:span text:style-name="Teletype">request</text:span><text:span text:style-name="Teletype"><text:span text:style-name="T2">,</text:span></text:span><text:span text:style-name="Teletype"> poll_id</text:span><text:span text:style-name="Teletype"><text:span text:style-name="T2">):</text:span></text:span></text:p>
        <text:p text:style-name="Preformatted_20_Text"><text:span text:style-name="Teletype"><text:s text:c="4"/>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id</text:span><text:span text:style-name="Teletype"><text:span text:style-name="T2">=</text:span></text:span><text:span text:style-name="Teletype">poll_id</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poll.html'</text:span></text:span><text:span text:style-name="Teletype"><text:span text:style-name="T2">,</text:span></text:span><text:span text:style-name="Teletype"> </text:span><text:span text:style-name="Teletype"><text:span text:style-name="T2">{</text:span></text:span><text:span text:style-name="Teletype"><text:span text:style-name="T4">'poll'</text:span></text:span><text:span text:style-name="Teletype"><text:span text:style-name="T2">:</text:span></text:span><text:span text:style-name="Teletype"> poll</text:span><text:span text:style-name="Teletype"><text:span text:style-name="T2">})</text:span></text:span></text:p>
        <text:p text:style-name="Text_20_body">gives</text:p>
        <text:p text:style-name="Preformatted_20_Text"><text:span text:style-name="Source_20_Text">AssertionError: 'life, the universe and everything' not found in</text:span></text:p>
        <text:p text:style-name="P6"><text:span text:style-name="Source_20_Text">'&lt;html&gt;\n&lt;/html&gt;\n'</text:span></text:p>
        <text:p text:style-name="Text_20_body">So improve the template:</text:p>
        <text:p text:style-name="P4"><text:span text:style-name="Teletype"><office:annotation><dc:date>2013-03-06T18:38:13</dc:date><text:p>Generator: GNU source-highlight 3.1.6</text:p><text:p>by Lorenzo Bettini</text:p><text:p>http://www.lorenzobettini.it</text:p><text:p>http://www.gnu.org/software/src-highlite</text:p></office:annotation></text:span><text:span text:style-name="Teletype">&lt;html&gt;</text:span></text:p>
        <text:p text:style-name="Preformatted_20_Text"><text:span text:style-name="Teletype"><text:s text:c="4"/></text:span><text:span text:style-name="Teletype"><text:span text:style-name="T5">&lt;head&gt;</text:span></text:span></text:p>
        <text:p text:style-name="Preformatted_20_Text"><text:span text:style-name="Teletype"><text:s text:c="8"/></text:span><text:span text:style-name="Teletype"><text:span text:style-name="T5">&lt;title&gt;</text:span></text:span><text:span text:style-name="Teletype">{{ poll.question }}</text:span><text:span text:style-name="Teletype"><text:span text:style-name="T5">&lt;/title&gt;</text:span></text:span></text:p>
        <text:p text:style-name="Preformatted_20_Text"><text:span text:style-name="Teletype"><text:s text:c="4"/></text:span><text:span text:style-name="Teletype"><text:span text:style-name="T5">&lt;/head&gt;</text:span></text:span></text:p>
        <text:p text:style-name="Preformatted_20_Text"><text:span text:style-name="Teletype"><text:s text:c="4"/></text:span><text:span text:style-name="Teletype"><text:span text:style-name="T5">&lt;body&gt;</text:span></text:span></text:p>
        <text:p text:style-name="Preformatted_20_Text"><text:span text:style-name="Teletype"><text:s text:c="8"/></text:span><text:span text:style-name="Teletype"><text:span text:style-name="T5">&lt;h1&gt;</text:span></text:span><text:span text:style-name="Teletype">{{ poll.question }}</text:span><text:span text:style-name="Teletype"><text:span text:style-name="T5">&lt;/h1&gt;</text:span></text:span></text:p>
        <text:p text:style-name="Preformatted_20_Text"><text:span text:style-name="Teletype"><text:s text:c="4"/></text:span><text:span text:style-name="Teletype"><text:span text:style-name="T5">&lt;/body&gt;</text:span></text:span></text:p>
        <text:p text:style-name="P6"><text:span text:style-name="Teletype"><text:span text:style-name="T5">&lt;/html&gt;</text:span></text:span></text:p>
        <text:p text:style-name="Text_20_body">And then:</text:p>
        <text:p text:style-name="Preformatted_20_Text"><text:span text:style-name="Source_20_Text">AssertionError: 'No-one has voted on this poll yet' not found in '&lt;html&gt;\n</text:span></text:p>
        <text:p text:style-name="Preformatted_20_Text"><text:span text:style-name="Source_20_Text">&lt;head&gt;\n <text:s text:c="7"/>&lt;title&gt;life, the universe and everything&lt;/title&gt;\n <text:s text:c="3"/>&lt;/head&gt;\n</text:span></text:p>
        <text:p text:style-name="Preformatted_20_Text"><text:span text:style-name="Source_20_Text">&lt;body&gt;\n <text:s text:c="7"/>&lt;h1&gt;life, the universe and everything&lt;/h1&gt;\n</text:span></text:p>
        <text:p text:style-name="P6"><text:span text:style-name="Source_20_Text">&lt;/body&gt;\n&lt;/html&gt;\n'</text:span></text:p>
        <text:p text:style-name="Text_20_body">So, for now:</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body&gt;</text:span></text:span></text:p>
        <text:p text:style-name="Preformatted_20_Text"><text:span text:style-name="Teletype"><text:s text:c="8"/></text:span><text:span text:style-name="Teletype"><text:span text:style-name="T5">&lt;h1&gt;</text:span></text:span><text:span text:style-name="Teletype">{{ poll.question }}</text:span><text:span text:style-name="Teletype"><text:span text:style-name="T5">&lt;/h1&gt;</text:span></text:span></text:p>
        <text:p text:style-name="Preformatted_20_Text"><text:span text:style-name="Teletype"><text:s text:c="8"/></text:span><text:span text:style-name="Teletype"><text:span text:style-name="T5">&lt;p&gt;</text:span></text:span><text:span text:style-name="Teletype">No-one has voted on this poll yet</text:span><text:span text:style-name="Teletype"><text:span text:style-name="T5">&lt;/p&gt;</text:span></text:span></text:p>
        <text:p text:style-name="P6"><text:span text:style-name="Teletype"><text:s text:c="4"/></text:span><text:span text:style-name="Teletype"><text:span text:style-name="T5">&lt;/body&gt;</text:span></text:span></text:p>
        <text:p text:style-name="Text_20_body">FT should now get to the <text:span text:style-name="Source_20_Text">self.fail</text:span></text:p>
        <table:table table:name="Table27" table:style-name="Table27">
          <table:table-column table:style-name="Table27.A"/>
          <table:table-column table:style-name="Table27.B"/>
          <table:table-row>
            <table:table-cell table:style-name="Table27.A1" office:value-type="string">
              <text:p text:style-name="P50">Note</text:p>
            </table:table-cell>
            <table:table-cell table:style-name="Table27.A1" office:value-type="string">
              <text:p text:style-name="Table_20_Contents">Advanced tasks</text:p>
              <text:list xml:id="list1476512662" text:style-name="L29">
                <text:list-item>
                  <text:p text:style-name="P48">Figure out how to use <text:span text:style-name="Strong_20_Emphasis">url includes</text:span> to put the poll url into <text:span text:style-name="Emphasis">polls/urls.py</text:span> instead of <text:span text:style-name="Emphasis">mysite/urls.py</text:span> </text:p>
                </text:list-item>
                <text:list-item>
                  <text:p text:style-name="P48">DRY! We shouldn’t have these URL strings hard-coded all over the place. Find out how to remove them from the template </text:p>
                </text:list-item>
                <text:list-item>
                  <text:p text:style-name="P48">Look up how template inheritance works in Django. Make <text:span text:style-name="Emphasis">poll.html</text:span> and <text:span text:style-name="Emphasis">home.html</text:span> inherit from a common base template. </text:p>
                </text:list-item>
              </text:list>
            </table:table-cell>
          </table:table-row>
        </table:table>
        <text:h text:style-name="Heading_20_2" text:outline-level="2"><text:bookmark text:name="_part_12_voting_on_a_poll"/>Part 12 - voting on a poll</text:h>
        <text:p text:style-name="Text_20_body">We extend the FT</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reformatted_20_Text"><text:span text:style-name="Teletype"><text:s text:c="4"/></text:span><text:span text:style-name="Teletype"><text:span text:style-name="T7"># She also sees a form, which offers her several choices.</text:span></text:span></text:p>
        <text:p text:style-name="Preformatted_20_Text"><text:span text:style-name="Teletype"><text:s text:c="4"/></text:span><text:span text:style-name="Teletype"><text:span text:style-name="T7"># There are three options with radio buttons</text:span></text:span></text:p>
        <text:p text:style-name="Preformatted_20_Text"><text:span text:style-name="Teletype"><text:s text:c="4"/>choice_input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css_selector</text:span></text:span><text:span text:style-name="Teletype"><text:span text:style-name="T2">(</text:span></text:span></text:p>
        <text:p text:style-name="P2"><text:span text:style-name="Teletype"><text:s text:c="12"/></text:span><text:span text:style-name="Teletype"><text:span text:style-name="T8">"input[type='radio']"</text:span></text:span></text:p>
        <text:p text:style-name="Preformatted_20_Text"><text:span text:style-name="Teletype"><text:s text:c="4"/></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Equals</text:span></text:span><text:span text:style-name="Teletype"><text:span text:style-name="T2">(</text:span></text:span><text:span text:style-name="Teletype"><text:span text:style-name="T3">len</text:span></text:span><text:span text:style-name="Teletype"><text:span text:style-name="T2">(</text:span></text:span><text:span text:style-name="Teletype">choice_inputs</text:span><text:span text:style-name="Teletype"><text:span text:style-name="T2">),</text:span></text:span><text:span text:style-name="Teletype"> </text:span><text:span text:style-name="Teletype"><text:span text:style-name="T6">3</text:span></text:span><text:span text:style-name="Teletype"><text:span text:style-name="T2">)</text:span></text:span></text:p>
        <text:p text:style-name="Preformatted_20_Text"/>
        <text:p text:style-name="Preformatted_20_Text"><text:span text:style-name="Teletype"><text:s text:c="4"/></text:span><text:span text:style-name="Teletype"><text:span text:style-name="T7"># The buttons have labels to explain them</text:span></text:span></text:p>
        <text:p text:style-name="Preformatted_20_Text"><text:span text:style-name="Teletype"><text:s text:c="4"/>choice_labels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s_by_tag_name</text:span></text:span><text:span text:style-name="Teletype"><text:span text:style-name="T2">(</text:span></text:span><text:span text:style-name="Teletype"><text:span text:style-name="T4">'label'</text:span></text:span><text:span text:style-name="Teletype"><text:span text:style-name="T2">)</text:span></text:span></text:p>
        <text:p text:style-name="Preformatted_20_Text"><text:span text:style-name="Teletype"><text:s text:c="4"/>choices_text </text:span><text:span text:style-name="Teletype"><text:span text:style-name="T2">=</text:span></text:span><text:span text:style-name="Teletype"> </text:span><text:span text:style-name="Teletype"><text:span text:style-name="T2">[</text:span></text:span><text:span text:style-name="Teletype">c</text:span><text:span text:style-name="Teletype"><text:span text:style-name="T2">.</text:span></text:span><text:span text:style-name="Teletype">text </text:span><text:span text:style-name="Teletype"><text:span text:style-name="T5">for</text:span></text:span><text:span text:style-name="Teletype"> c </text:span><text:span text:style-name="Teletype"><text:span text:style-name="T5">in</text:span></text:span><text:span text:style-name="Teletype"> choice_labels</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Equals</text:span></text:span><text:span text:style-name="Teletype"><text:span text:style-name="T2">(</text:span></text:span><text:span text:style-name="Teletype">choices_text</text:span><text:span text:style-name="Teletype"><text:span text:style-name="T2">,</text:span></text:span><text:span text:style-name="Teletype"> </text:span><text:span text:style-name="Teletype"><text:span text:style-name="T2">[</text:span></text:span></text:p>
        <text:p text:style-name="Preformatted_20_Text"><text:span text:style-name="Teletype"><text:s text:c="8"/></text:span><text:span text:style-name="Teletype"><text:span text:style-name="T4">'Very awesome'</text:span></text:span><text:span text:style-name="Teletype"><text:span text:style-name="T2">,</text:span></text:span></text:p>
        <text:p text:style-name="Preformatted_20_Text"><text:span text:style-name="Teletype"><text:s text:c="8"/></text:span><text:span text:style-name="Teletype"><text:span text:style-name="T4">'Quite awesome'</text:span></text:span><text:span text:style-name="Teletype"><text:span text:style-name="T2">,</text:span></text:span></text:p>
        <text:p text:style-name="Preformatted_20_Text"><text:span text:style-name="Teletype"><text:s text:c="8"/></text:span><text:span text:style-name="Teletype"><text:span text:style-name="T4">'Moderately awesome'</text:span></text:span><text:span text:style-name="Teletype"><text:span text:style-name="T2">,</text:span></text:span></text:p>
        <text:p text:style-name="Preformatted_20_Text"><text:span text:style-name="Teletype"><text:s text:c="4"/></text:span><text:span text:style-name="Teletype"><text:span text:style-name="T2">])</text:span></text:span></text:p>
        <text:p text:style-name="Preformatted_20_Text"/>
        <text:p text:style-name="Preformatted_20_Text"><text:span text:style-name="Teletype"><text:s text:c="4"/></text:span><text:span text:style-name="Teletype"><text:span text:style-name="T7"># She decided to select "very awesome", which is answer #1</text:span></text:span></text:p>
        <text:p text:style-name="Preformatted_20_Text"><text:span text:style-name="Teletype"><text:s text:c="4"/>chosen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p>
        <text:p text:style-name="P2"><text:span text:style-name="Teletype"><text:s text:c="12"/></text:span><text:span text:style-name="Teletype"><text:span text:style-name="T8">"input[value='1']"</text:span></text:span></text:p>
        <text:p text:style-name="Preformatted_20_Text"><text:span text:style-name="Teletype"><text:s text:c="4"/></text:span><text:span text:style-name="Teletype"><text:span text:style-name="T2">)</text:span></text:span></text:p>
        <text:p text:style-name="Preformatted_20_Text"><text:span text:style-name="Teletype"><text:s text:c="4"/>chosen</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4"/></text:span><text:span text:style-name="Teletype"><text:span text:style-name="T7"># Elspeth clicks 'submit'</text:span></text:span></text:p>
        <text:p text:style-name="Preformatted_20_Text"><text:span text:style-name="Teletype"><text:s text:c="4"/>self</text:span><text:span text:style-name="Teletype"><text:span text:style-name="T2">.</text:span></text:span><text:span text:style-name="Teletype">browser</text:span><text:span text:style-name="Teletype"><text:span text:style-name="T2">.</text:span></text:span><text:span text:style-name="Teletype"><text:span text:style-name="T3">find_element_by_css_selector</text:span></text:span><text:span text:style-name="Teletype"><text:span text:style-name="T2">(</text:span></text:span></text:p>
        <text:p text:style-name="P2"><text:span text:style-name="Teletype"><text:s text:c="12"/></text:span><text:span text:style-name="Teletype"><text:span text:style-name="T8">"input[type='submit']"</text:span></text:span></text:p>
        <text:p text:style-name="Preformatted_20_Text"><text:span text:style-name="Teletype"><text:s text:c="4"/></text:span><text:span text:style-name="Teletype"><text:span text:style-name="T2">).</text:span></text:span><text:span text:style-name="Teletype"><text:span text:style-name="T3">click</text:span></text:span><text:span text:style-name="Teletype"><text:span text:style-name="T2">()</text:span></text:span></text:p>
        <text:p text:style-name="Preformatted_20_Text"/>
        <text:p text:style-name="Preformatted_20_Text"><text:span text:style-name="Teletype"><text:s text:c="4"/></text:span><text:span text:style-name="Teletype"><text:span text:style-name="T7"># The page refreshes, and she sees that her choice</text:span></text:span></text:p>
        <text:p text:style-name="Preformatted_20_Text"><text:span text:style-name="Teletype"><text:s text:c="4"/></text:span><text:span text:style-name="Teletype"><text:span text:style-name="T7"># has updated the results. <text:s/>They now say</text:span></text:span></text:p>
        <text:p text:style-name="Preformatted_20_Text"><text:span text:style-name="Teletype"><text:s text:c="4"/></text:span><text:span text:style-name="Teletype"><text:span text:style-name="T7"># "1 vote" and "100%: very awesome".</text:span></text:span></text:p>
        <text:p text:style-name="Preformatted_20_Text"><text:span text:style-name="Teletype"><text:s text:c="4"/>body </text:span><text:span text:style-name="Teletype"><text:span text:style-name="T2">=</text:span></text:span><text:span text:style-name="Teletype"> self</text:span><text:span text:style-name="Teletype"><text:span text:style-name="T2">.</text:span></text:span><text:span text:style-name="Teletype">browser</text:span><text:span text:style-name="Teletype"><text:span text:style-name="T2">.</text:span></text:span><text:span text:style-name="Teletype"><text:span text:style-name="T3">find_element_by_tag_name</text:span></text:span><text:span text:style-name="Teletype"><text:span text:style-name="T2">(</text:span></text:span><text:span text:style-name="Teletype"><text:span text:style-name="T4">'body'</text:span></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ertNo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1 vote"</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text:span text:style-name="Teletype"><text:s text:c="4"/>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100%: Very awesome"</text:span></text:span><text:span text:style-name="Teletype"><text:span text:style-name="T2">,</text:span></text:span><text:span text:style-name="Teletype"> body</text:span><text:span text:style-name="Teletype"><text:span text:style-name="T2">.</text:span></text:span><text:span text:style-name="Teletype">text</text:span><text:span text:style-name="Teletype"><text:span text:style-name="T2">)</text:span></text:span></text:p>
        <text:p text:style-name="Preformatted_20_Text"/>
        <text:p text:style-name="Preformatted_20_Text"><text:span text:style-name="Teletype"><text:s text:c="4"/></text:span><text:span text:style-name="Teletype"><text:span text:style-name="T7"># Elspeth decides to try to vote again</text:span></text:span></text:p>
        <text:p text:style-name="P6"><text:span text:style-name="Teletype"><text:s text:c="4"/>self</text:span><text:span text:style-name="Teletype"><text:span text:style-name="T2">.</text:span></text:span><text:span text:style-name="Teletype"><text:span text:style-name="T3">fail</text:span></text:span><text:span text:style-name="Teletype"><text:span text:style-name="T2">(</text:span></text:span><text:span text:style-name="Teletype"><text:span text:style-name="T4">'second vote'</text:span></text:span><text:span text:style-name="Teletype"><text:span text:style-name="T2">)</text:span></text:span></text:p>
        <table:table table:name="Table28" table:style-name="Table28">
          <table:table-column table:style-name="Table28.A"/>
          <table:table-column table:style-name="Table28.B"/>
          <table:table-row>
            <table:table-cell table:style-name="Table28.A1" office:value-type="string">
              <text:p text:style-name="P50">Tip</text:p>
            </table:table-cell>
            <table:table-cell table:style-name="Table28.A1" office:value-type="string">
              <text:p text:style-name="Table_20_Contents">Shortcut to typing all that in:</text:p>
              <text:p text:style-name="P6"><text:span text:style-name="Source_20_Text">git checkout PYCON_2013_PART_12_FT -- polls/fts/tests.py</text:span></text:p>
            </table:table-cell>
          </table:table-row>
        </table:table>
        <text:p text:style-name="Text_20_body">Expected fail:</text:p>
        <text:p text:style-name="Preformatted_20_Text"><text:span text:style-name="Source_20_Text"><text:s text:c="4"/>self.assertEquals(len(choice_inputs), 3)</text:span></text:p>
        <text:p text:style-name="P6"><text:span text:style-name="Source_20_Text">AssertionError: 0 != 3</text:span></text:p>
        <text:p text:style-name="Heading_20_3"><text:bookmark text:name="_unit_testing_template_logic"/>Unit testing template logic</text:p>
        <text:p text:style-name="Text_20_body">Choice inputs can be a bit tricky. Better have a unit test for them. In <text:span text:style-name="Emphasis">polls/tests.py</text:span>, change the test method in <text:span text:style-name="Source_20_Text">SinglePollViewTest</text:span>:</text:p>
        <text:p text:style-name="Preformatted_20_Text"><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SinglePollViewTest</text:span></text:span><text:span text:style-name="Teletype"><text:span text:style-name="T2">(</text:span></text:span><text:span text:style-name="Teletype">TestCase</text:span><text:span text:style-name="Teletype"><text:span text:style-name="T2">):</text:span></text:span></text:p>
        <text:p text:style-name="Preformatted_20_Text"><text:soft-page-break/></text:p>
        <text:p text:style-name="Preformatted_20_Text"><text:span text:style-name="Teletype"><text:s text:c="4"/></text:span><text:span text:style-name="Teletype"><text:span text:style-name="T5">def</text:span></text:span><text:span text:style-name="Teletype"> </text:span><text:span text:style-name="Teletype"><text:span text:style-name="T3">test_template_rendered_with_poll_and_choice_radio_buttons_and_no_votes</text:span></text:span><text:span text:style-name="Teletype"><text:span text:style-name="T2">(</text:span></text:span></text:p>
        <text:p text:style-name="Preformatted_20_Text"><text:span text:style-name="Teletype"><text:s text:c="12"/>self</text:span></text:p>
        <text:p text:style-name="Preformatted_20_Text"><text:span text:style-name="Teletype"><text:s text:c="4"/></text:span><text:span text:style-name="Teletype"><text:span text:style-name="T2">):</text:span></text:span></text:p>
        <text:p text:style-name="Preformatted_20_Text"><text:span text:style-name="Teletype"><text:s text:c="8"/></text:span><text:span text:style-name="Teletype"><text:span text:style-name="T7"># set up two polls, to check the right one is displayed</text:span></text:span></text:p>
        <text:p text:style-name="Preformatted_20_Text"><text:span text:style-name="Teletype"><text:s text:c="8"/>poll1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6 times 7'</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8"/>poll1</text:span><text:span text:style-name="Teletype"><text:span text:style-name="T2">.</text:span></text:span><text:span text:style-name="Teletype"><text:span text:style-name="T3">save</text:span></text:span><text:span text:style-name="Teletype"><text:span text:style-name="T2">()</text:span></text:span></text:p>
        <text:p text:style-name="Preformatted_20_Text"><text:span text:style-name="Teletype"><text:s text:c="8"/>poll2 </text:span><text:span text:style-name="Teletype"><text:span text:style-name="T2">=</text:span></text:span><text:span text:style-name="Teletype"> </text:span><text:span text:style-name="Teletype"><text:span text:style-name="T3">Poll</text:span></text:span><text:span text:style-name="Teletype"><text:span text:style-name="T2">(</text:span></text:span><text:span text:style-name="Teletype">question</text:span><text:span text:style-name="Teletype"><text:span text:style-name="T2">=</text:span></text:span><text:span text:style-name="Teletype"><text:span text:style-name="T4">'life, the universe and everything'</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8"/>poll2</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8"/></text:span><text:span text:style-name="Teletype"><text:span text:style-name="T7"># add a couple of choices</text:span></text:span></text:p>
        <text:p text:style-name="Preformatted_20_Text"><text:span text:style-name="Teletype"><text:s text:c="8"/>choice1 </text:span><text:span text:style-name="Teletype"><text:span text:style-name="T2">=</text:span></text:span><text:span text:style-name="Teletype"> </text:span><text:span text:style-name="Teletype"><text:span text:style-name="T3">Choice</text:span></text:span><text:span text:style-name="Teletype"><text:span text:style-name="T2">(</text:span></text:span><text:span text:style-name="Teletype">poll</text:span><text:span text:style-name="Teletype"><text:span text:style-name="T2">=</text:span></text:span><text:span text:style-name="Teletype">poll2</text:span><text:span text:style-name="Teletype"><text:span text:style-name="T2">,</text:span></text:span><text:span text:style-name="Teletype"> choice</text:span><text:span text:style-name="Teletype"><text:span text:style-name="T2">=</text:span></text:span><text:span text:style-name="Teletype"><text:span text:style-name="T4">"42"</text:span></text:span><text:span text:style-name="Teletype"><text:span text:style-name="T2">)</text:span></text:span></text:p>
        <text:p text:style-name="Preformatted_20_Text"><text:span text:style-name="Teletype"><text:s text:c="8"/>choice1</text:span><text:span text:style-name="Teletype"><text:span text:style-name="T2">.</text:span></text:span><text:span text:style-name="Teletype"><text:span text:style-name="T3">save</text:span></text:span><text:span text:style-name="Teletype"><text:span text:style-name="T2">()</text:span></text:span></text:p>
        <text:p text:style-name="Preformatted_20_Text"><text:span text:style-name="Teletype"><text:s text:c="8"/>choice2 </text:span><text:span text:style-name="Teletype"><text:span text:style-name="T2">=</text:span></text:span><text:span text:style-name="Teletype"> </text:span><text:span text:style-name="Teletype"><text:span text:style-name="T3">Choice</text:span></text:span><text:span text:style-name="Teletype"><text:span text:style-name="T2">(</text:span></text:span><text:span text:style-name="Teletype">poll</text:span><text:span text:style-name="Teletype"><text:span text:style-name="T2">=</text:span></text:span><text:span text:style-name="Teletype">poll2</text:span><text:span text:style-name="Teletype"><text:span text:style-name="T2">,</text:span></text:span><text:span text:style-name="Teletype"> choice</text:span><text:span text:style-name="Teletype"><text:span text:style-name="T2">=</text:span></text:span><text:span text:style-name="Teletype"><text:span text:style-name="T4">"the Spice"</text:span></text:span><text:span text:style-name="Teletype"><text:span text:style-name="T2">)</text:span></text:span></text:p>
        <text:p text:style-name="Preformatted_20_Text"><text:span text:style-name="Teletype"><text:s text:c="8"/>choice2</text:span><text:span text:style-name="Teletype"><text:span text:style-name="T2">.</text:span></text:span><text:span text:style-name="Teletype"><text:span text:style-name="T3">save</text:span></text:span><text:span text:style-name="Teletype"><text:span text:style-name="T2">()</text:span></text:span></text:p>
        <text:p text:style-name="Preformatted_20_Text"/>
        <text:p text:style-name="Preformatted_20_Text"><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ge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2</text:span><text:span text:style-name="Teletype"><text:span text:style-name="T2">.</text:span></text:span><text:span text:style-name="Teletype">id</text:span><text:span text:style-name="Teletype"><text:span text:style-name="T2">,</text:span></text:span><text:span text:style-name="Teletype"> </text:span><text:span text:style-name="Teletype"><text:span text:style-name="T2">))</text:span></text:span></text:p>
        <text:p text:style-name="Preformatted_20_Text"/>
        <text:p text:style-name="Preformatted_20_Text"><text:span text:style-name="Teletype"><text:s text:c="8"/></text:span><text:span text:style-name="Teletype"><text:span text:style-name="T7"># check we've used the poll template</text:span></text:span></text:p>
        <text:p text:style-name="Preformatted_20_Text"><text:span text:style-name="Teletype"><text:s text:c="8"/>self</text:span><text:span text:style-name="Teletype"><text:span text:style-name="T2">.</text:span></text:span><text:span text:style-name="Teletype"><text:span text:style-name="T3">assertTemplateUsed</text:span></text:span><text:span text:style-name="Teletype"><text:span text:style-name="T2">(</text:span></text:span><text:span text:style-name="Teletype">response</text:span><text:span text:style-name="Teletype"><text:span text:style-name="T2">,</text:span></text:span><text:span text:style-name="Teletype"> </text:span><text:span text:style-name="Teletype"><text:span text:style-name="T4">'poll.html'</text:span></text:span><text:span text:style-name="Teletype"><text:span text:style-name="T2">)</text:span></text:span></text:p>
        <text:p text:style-name="Preformatted_20_Text"/>
        <text:p text:style-name="Preformatted_20_Text"><text:span text:style-name="Teletype"><text:s text:c="8"/></text:span><text:span text:style-name="Teletype"><text:span text:style-name="T7"># check we've passed the right poll into the context</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response</text:span><text:span text:style-name="Teletype"><text:span text:style-name="T2">.</text:span></text:span><text:span text:style-name="Teletype">context</text:span><text:span text:style-name="Teletype"><text:span text:style-name="T2">[</text:span></text:span><text:span text:style-name="Teletype"><text:span text:style-name="T4">'poll'</text:span></text:span><text:span text:style-name="Teletype"><text:span text:style-name="T2">],</text:span></text:span><text:span text:style-name="Teletype"> poll2</text:span><text:span text:style-name="Teletype"><text:span text:style-name="T2">)</text:span></text:span></text:p>
        <text:p text:style-name="Preformatted_20_Text"/>
        <text:p text:style-name="Preformatted_20_Text"><text:span text:style-name="Teletype"><text:s text:c="8"/></text:span><text:span text:style-name="Teletype"><text:span text:style-name="T7"># check the poll's question appears on the page</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poll2</text:span><text:span text:style-name="Teletype"><text:span text:style-name="T2">.</text:span></text:span><text:span text:style-name="Teletype">questio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reformatted_20_Text"/>
        <text:p text:style-name="Preformatted_20_Text"><text:span text:style-name="Teletype"><text:s text:c="8"/></text:span><text:span text:style-name="Teletype"><text:span text:style-name="T7"># check our 'no votes yet' message appears</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No-one has voted on this poll yet'</text:span></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reformatted_20_Text"/>
        <text:p text:style-name="Preformatted_20_Text"><text:span text:style-name="Teletype"><text:s text:c="8"/></text:span><text:span text:style-name="Teletype"><text:span text:style-name="T7"># check the choices appear as radio buttons, with the</text:span></text:span></text:p>
        <text:p text:style-name="Preformatted_20_Text"><text:span text:style-name="Teletype"><text:s text:c="8"/></text:span><text:span text:style-name="Teletype"><text:span text:style-name="T7"># correct 'name' and 'value'</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reformatted_20_Text"><text:span text:style-name="Teletype"><text:s text:c="12"/></text:span><text:span text:style-name="Teletype"><text:span text:style-name="T4">'&lt;input type="radio" name="vote" value="%d" /&gt;'</text:span></text:span><text:span text:style-name="Teletype"> </text:span><text:span text:style-name="Teletype"><text:span text:style-name="T2">%</text:span></text:span><text:span text:style-name="Teletype"> </text:span><text:span text:style-name="Teletype"><text:span text:style-name="T2">(</text:span></text:span><text:span text:style-name="Teletype">choice1</text:span><text:span text:style-name="Teletype"><text:span text:style-name="T2">.</text:span></text:span><text:span text:style-name="Teletype">id</text:span><text:span text:style-name="Teletype"><text:span text:style-name="T2">,),</text:span></text:span></text:p>
        <text:p text:style-name="Preformatted_20_Text"><text:span text:style-name="Teletype"><text:s text:c="12"/>response</text:span><text:span text:style-name="Teletype"><text:span text:style-name="T2">.</text:span></text:span><text:span text:style-name="Teletype">content</text:span></text:p>
        <text:p text:style-name="Preformatted_20_Text"><text:span text:style-name="Teletype"><text:s text:c="8"/></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reformatted_20_Text"><text:span text:style-name="Teletype"><text:s text:c="12"/></text:span><text:span text:style-name="Teletype"><text:span text:style-name="T4">'&lt;input type="radio" name="vote" value="%d" /&gt;'</text:span></text:span><text:span text:style-name="Teletype"> </text:span><text:span text:style-name="Teletype"><text:span text:style-name="T2">%</text:span></text:span><text:span text:style-name="Teletype"> </text:span><text:span text:style-name="Teletype"><text:span text:style-name="T2">(</text:span></text:span><text:span text:style-name="Teletype">choice2</text:span><text:span text:style-name="Teletype"><text:span text:style-name="T2">.</text:span></text:span><text:span text:style-name="Teletype">id</text:span><text:span text:style-name="Teletype"><text:span text:style-name="T2">,),</text:span></text:span></text:p>
        <text:p text:style-name="Preformatted_20_Text"><text:span text:style-name="Teletype"><text:s text:c="12"/>response</text:span><text:span text:style-name="Teletype"><text:span text:style-name="T2">.</text:span></text:span><text:span text:style-name="Teletype">content</text:span></text:p>
        <text:p text:style-name="Preformatted_20_Text"><text:span text:style-name="Teletype"><text:s text:c="8"/></text:span><text:span text:style-name="Teletype"><text:span text:style-name="T2">)</text:span></text:span></text:p>
        <text:p text:style-name="Preformatted_20_Text"><text:span text:style-name="Teletype"><text:s text:c="8"/></text:span><text:span text:style-name="Teletype"><text:span text:style-name="T7"># check there are labels too</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label&gt;%s'</text:span></text:span><text:span text:style-name="Teletype"> </text:span><text:span text:style-name="Teletype"><text:span text:style-name="T2">%</text:span></text:span><text:span text:style-name="Teletype"> </text:span><text:span text:style-name="Teletype"><text:span text:style-name="T2">(</text:span></text:span><text:span text:style-name="Teletype">choice1</text:span><text:span text:style-name="Teletype"><text:span text:style-name="T2">.</text:span></text:span><text:span text:style-name="Teletype">choice</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P6"><text:span text:style-name="Teletype"><text:s text:c="8"/>self</text:span><text:span text:style-name="Teletype"><text:span text:style-name="T2">.</text:span></text:span><text:span text:style-name="Teletype"><text:span text:style-name="T3">assertIn</text:span></text:span><text:span text:style-name="Teletype"><text:span text:style-name="T2">(</text:span></text:span><text:span text:style-name="Teletype"><text:span text:style-name="T4">'&lt;label&gt;%s'</text:span></text:span><text:span text:style-name="Teletype"> </text:span><text:span text:style-name="Teletype"><text:span text:style-name="T2">%</text:span></text:span><text:span text:style-name="Teletype"> </text:span><text:span text:style-name="Teletype"><text:span text:style-name="T2">(</text:span></text:span><text:span text:style-name="Teletype">choice2</text:span><text:span text:style-name="Teletype"><text:span text:style-name="T2">.</text:span></text:span><text:span text:style-name="Teletype">choice</text:span><text:span text:style-name="Teletype"><text:span text:style-name="T2">,),</text:span></text:span><text:span text:style-name="Teletype"> response</text:span><text:span text:style-name="Teletype"><text:span text:style-name="T2">.</text:span></text:span><text:span text:style-name="Teletype">content</text:span><text:span text:style-name="Teletype"><text:span text:style-name="T2">)</text:span></text:span></text:p>
        <text:p text:style-name="Text_20_body">Now the tests drive what we add to the template:</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h1&gt;</text:span></text:span><text:span text:style-name="Teletype">{{ poll.question }}</text:span><text:span text:style-name="Teletype"><text:span text:style-name="T5">&lt;/h1&gt;</text:span></text:span></text:p>
        <text:p text:style-name="Preformatted_20_Text"><text:span text:style-name="Teletype"><text:s text:c="4"/></text:span><text:span text:style-name="Teletype"><text:span text:style-name="T5">&lt;p&gt;</text:span></text:span><text:span text:style-name="Teletype">No-one has voted on this poll yet</text:span><text:span text:style-name="Teletype"><text:span text:style-name="T5">&lt;/p&gt;</text:span></text:span></text:p>
        <text:p text:style-name="Preformatted_20_Text"><text:span text:style-name="Teletype"><text:s text:c="4"/></text:span><text:span text:style-name="Teletype"><text:span text:style-name="T5">&lt;ul&gt;</text:span></text:span></text:p>
        <text:p text:style-name="Preformatted_20_Text"><text:span text:style-name="Teletype"><text:s text:c="4"/>{% for choice in poll.choice_set.all %}</text:span></text:p>
        <text:p text:style-name="Preformatted_20_Text"><text:span text:style-name="Teletype"><text:s text:c="8"/></text:span><text:span text:style-name="Teletype"><text:span text:style-name="T5">&lt;li&gt;&lt;input</text:span></text:span><text:span text:style-name="Teletype"> </text:span><text:span text:style-name="Teletype"><text:span text:style-name="T9">type</text:span></text:span><text:span text:style-name="Teletype"><text:span text:style-name="T2">=</text:span></text:span><text:span text:style-name="Teletype"><text:span text:style-name="T4">"radio"</text:span></text:span><text:span text:style-name="Teletype"> </text:span><text:span text:style-name="Teletype"><text:span text:style-name="T9">name</text:span></text:span><text:span text:style-name="Teletype"><text:span text:style-name="T2">=</text:span></text:span><text:span text:style-name="Teletype"><text:span text:style-name="T4">"vote"</text:span></text:span><text:span text:style-name="Teletype"> </text:span><text:span text:style-name="Teletype"><text:span text:style-name="T9">value</text:span></text:span><text:span text:style-name="Teletype"><text:span text:style-name="T2">=</text:span></text:span><text:span text:style-name="Teletype"><text:span text:style-name="T4">"{{ choice.id }}"</text:span></text:span><text:span text:style-name="Teletype"><text:span text:style-name="T5">/&gt;&lt;/li&gt;</text:span></text:span></text:p>
        <text:p text:style-name="Preformatted_20_Text"><text:span text:style-name="Teletype"><text:s text:c="4"/>{% endfor %}</text:span></text:p>
        <text:p text:style-name="P6"><text:span text:style-name="Teletype"><text:s text:c="4"/></text:span><text:span text:style-name="Teletype"><text:span text:style-name="T5">&lt;/ul&gt;</text:span></text:span></text:p>
        <text:p text:style-name="Text_20_body">Gets past the <text:span text:style-name="Source_20_Text">&lt;input&gt;</text:span> tests:</text:p>
        <text:p text:style-name="Preformatted_20_Text"><text:span text:style-name="Source_20_Text">AssertionError: '&lt;label&gt;42' not found in '&lt;html&gt;\n <text:s text:c="3"/>&lt;head&gt;\n</text:span></text:p>
        <text:p text:style-name="Preformatted_20_Text"><text:span text:style-name="Source_20_Text">&lt;title&gt;life, the universe and everything&lt;/title&gt;\n <text:s text:c="3"/>&lt;/head&gt;\n <text:s text:c="3"/>&lt;body&gt;\n</text:span></text:p>
        <text:p text:style-name="Preformatted_20_Text"><text:span text:style-name="Source_20_Text">&lt;h1&gt;life, the universe and everything&lt;/h1&gt;\n <text:s text:c="7"/>&lt;p&gt;No-one has voted on this</text:span></text:p>
        <text:p text:style-name="Preformatted_20_Text"><text:span text:style-name="Source_20_Text">poll yet&lt;/p&gt;\n <text:s text:c="7"/>\n <text:s text:c="11"/>&lt;input type="radio" name="vote" value="1"</text:span></text:p>
        <text:p text:style-name="Preformatted_20_Text"><text:span text:style-name="Source_20_Text">/&gt;\n <text:s text:c="7"/>\n <text:s text:c="11"/>&lt;input type="radio" name="vote" value="2" /&gt;\n</text:span></text:p>
        <text:p text:style-name="P6"><text:span text:style-name="Source_20_Text">\n <text:s text:c="3"/>&lt;/body&gt;\n&lt;/html&gt;\n'</text:span></text:p>
        <text:p text:style-name="Text_20_body">Let’s add a <text:span text:style-name="Source_20_Text">&lt;label&gt;</text:span> or two:</text:p>
        <text:p text:style-name="Preformatted_20_Text"><text:soft-page-break/><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 for choice in poll.choice_set.all %}</text:span></text:p>
        <text:p text:style-name="Preformatted_20_Text"><text:span text:style-name="Teletype"><text:s text:c="8"/></text:span><text:span text:style-name="Teletype"><text:span text:style-name="T5">&lt;label&gt;</text:span></text:span><text:span text:style-name="Teletype">{{ choice.choice }}</text:span></text:p>
        <text:p text:style-name="Preformatted_20_Text"><text:span text:style-name="Teletype"><text:s text:c="12"/></text:span><text:span text:style-name="Teletype"><text:span text:style-name="T5">&lt;input</text:span></text:span><text:span text:style-name="Teletype"> </text:span><text:span text:style-name="Teletype"><text:span text:style-name="T9">type</text:span></text:span><text:span text:style-name="Teletype"><text:span text:style-name="T2">=</text:span></text:span><text:span text:style-name="Teletype"><text:span text:style-name="T4">"radio"</text:span></text:span><text:span text:style-name="Teletype"> </text:span><text:span text:style-name="Teletype"><text:span text:style-name="T9">name</text:span></text:span><text:span text:style-name="Teletype"><text:span text:style-name="T2">=</text:span></text:span><text:span text:style-name="Teletype"><text:span text:style-name="T4">"vote"</text:span></text:span><text:span text:style-name="Teletype"> </text:span><text:span text:style-name="Teletype"><text:span text:style-name="T9">value</text:span></text:span><text:span text:style-name="Teletype"><text:span text:style-name="T2">=</text:span></text:span><text:span text:style-name="Teletype"><text:span text:style-name="T4">"{{ choice.id }}"</text:span></text:span><text:span text:style-name="Teletype"> </text:span><text:span text:style-name="Teletype"><text:span text:style-name="T5">/&gt;</text:span></text:span></text:p>
        <text:p text:style-name="Preformatted_20_Text"><text:span text:style-name="Teletype"><text:s text:c="8"/></text:span><text:span text:style-name="Teletype"><text:span text:style-name="T5">&lt;/label&gt;</text:span></text:span></text:p>
        <text:p text:style-name="P6"><text:span text:style-name="Teletype"><text:s text:c="4"/>{% endfor %}</text:span></text:p>
        <text:p text:style-name="Text_20_body">And unit tests should now pass. The FTs want a submit input:</text:p>
        <text:p text:style-name="P6"><text:span text:style-name="Source_20_Text">NoSuchElementException: Message: u'Unable to locate element: {"method":"css selector","selector":"input[type=\'submit\']"}' ;</text:span></text:p>
        <text:p text:style-name="Text_20_body">Now that we’re asking for a submit button, we should probably have a real form that sends a POST to a real URL. Let’s do that. Maybe in a new test:</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def</text:span></text:span><text:span text:style-name="Teletype"> </text:span><text:span text:style-name="Teletype"><text:span text:style-name="T3">test_poll_has_vote_form_which_posts_to_correct_url</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question</text:span><text:span text:style-name="Teletype"><text:span text:style-name="T2">=</text:span></text:span><text:span text:style-name="Teletype"><text:span text:style-name="T4">'question'</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
        <text:p text:style-name="Preformatted_20_Text"><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ge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text:span><text:span text:style-name="Teletype"><text:span text:style-name="T2">.</text:span></text:span><text:span text:style-name="Teletype">id</text:span><text:span text:style-name="Teletype"><text:span text:style-name="T2">,</text:span></text:span><text:span text:style-name="Teletype"> </text:span><text:span text:style-name="Teletype"><text:span text:style-name="T2">))</text:span></text:span></text:p>
        <text:p text:style-name="Preformatted_20_Text"/>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reformatted_20_Text"><text:span text:style-name="Teletype"><text:s text:c="12"/></text:span><text:span text:style-name="Teletype"><text:span text:style-name="T4">'&lt;form method="POST" action="/poll/%d/vote"&gt;'</text:span></text:span><text:span text:style-name="Teletype"> </text:span><text:span text:style-name="Teletype"><text:span text:style-name="T2">%</text:span></text:span><text:span text:style-name="Teletype"> </text:span><text:span text:style-name="Teletype"><text:span text:style-name="T2">(</text:span></text:span><text:span text:style-name="Teletype">poll</text:span><text:span text:style-name="Teletype"><text:span text:style-name="T2">.</text:span></text:span><text:span text:style-name="Teletype">id</text:span><text:span text:style-name="Teletype"><text:span text:style-name="T2">,),</text:span></text:span></text:p>
        <text:p text:style-name="Preformatted_20_Text"><text:span text:style-name="Teletype"><text:s text:c="12"/>response</text:span><text:span text:style-name="Teletype"><text:span text:style-name="T2">.</text:span></text:span><text:span text:style-name="Teletype">content</text:span></text:p>
        <text:p text:style-name="Preformatted_20_Text"><text:span text:style-name="Teletype"><text:s text:c="8"/></text:span><text:span text:style-name="Teletype"><text:span text:style-name="T2">)</text:span></text:span></text:p>
        <text:p text:style-name="Preformatted_20_Text"><text:span text:style-name="Teletype"><text:s text:c="8"/>self</text:span><text:span text:style-name="Teletype"><text:span text:style-name="T2">.</text:span></text:span><text:span text:style-name="Teletype"><text:span text:style-name="T3">assertIn</text:span></text:span><text:span text:style-name="Teletype"><text:span text:style-name="T2">(</text:span></text:span></text:p>
        <text:p text:style-name="Preformatted_20_Text"><text:span text:style-name="Teletype"><text:s text:c="12"/></text:span><text:span text:style-name="Teletype"><text:span text:style-name="T4">'&lt;input type="submit"'</text:span></text:span><text:span text:style-name="Teletype"><text:span text:style-name="T2">,</text:span></text:span></text:p>
        <text:p text:style-name="Preformatted_20_Text"><text:span text:style-name="Teletype"><text:s text:c="12"/>response</text:span><text:span text:style-name="Teletype"><text:span text:style-name="T2">.</text:span></text:span><text:span text:style-name="Teletype">content</text:span></text:p>
        <text:p text:style-name="P6"><text:span text:style-name="Teletype"><text:s text:c="8"/></text:span><text:span text:style-name="Teletype"><text:span text:style-name="T2">)</text:span></text:span></text:p>
        <text:p text:style-name="Text_20_body">AssertionError: <text:span text:style-name="Emphasis">&lt;form method="POST" action="/poll/1/vote"&gt;</text:span> not found in <text:span text:style-name="Emphasis">&lt;html&gt;\n &lt;head&gt;\n &lt;title&gt;question&lt;/title&gt;\n &lt;/head&gt;\n &lt;body&gt;\n &lt;h1&gt;question&lt;/h1&gt;\n &lt;p&gt;No-one has voted on this poll yet&lt;/p&gt;\n \n &lt;/body&gt;\n&lt;/html&gt;\n</text:span></text:p>
        <text:p text:style-name="Text_20_body">So we fix that:</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p&gt;</text:span></text:span><text:span text:style-name="Teletype">No-one has voted on this poll yet</text:span><text:span text:style-name="Teletype"><text:span text:style-name="T5">&lt;/p&gt;</text:span></text:span></text:p>
        <text:p text:style-name="Preformatted_20_Text"><text:span text:style-name="Teletype"><text:s text:c="4"/></text:span><text:span text:style-name="Teletype"><text:span text:style-name="T5">&lt;form</text:span></text:span><text:span text:style-name="Teletype"> </text:span><text:span text:style-name="Teletype"><text:span text:style-name="T9">method</text:span></text:span><text:span text:style-name="Teletype"><text:span text:style-name="T2">=</text:span></text:span><text:span text:style-name="Teletype"><text:span text:style-name="T4">"POST"</text:span></text:span><text:span text:style-name="Teletype"> </text:span><text:span text:style-name="Teletype"><text:span text:style-name="T9">action</text:span></text:span><text:span text:style-name="Teletype"><text:span text:style-name="T2">=</text:span></text:span><text:span text:style-name="Teletype"><text:span text:style-name="T4">"/poll/{{ poll.id }}/vote"</text:span></text:span><text:span text:style-name="Teletype"><text:span text:style-name="T5">&gt;</text:span></text:span></text:p>
        <text:p text:style-name="P6"><text:span text:style-name="Teletype"><text:s text:c="8"/>{% for choice in poll.choice_set.all %}</text:span></text:p>
        <text:p text:style-name="Text_20_body">And the next fail is about the input, so we add that:</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7"/>{% endfor %}</text:span></text:p>
        <text:p text:style-name="Preformatted_20_Text"><text:span text:style-name="Teletype"><text:s text:c="8"/></text:span><text:span text:style-name="Teletype"><text:span text:style-name="T5">&lt;input</text:span></text:span><text:span text:style-name="Teletype"> </text:span><text:span text:style-name="Teletype"><text:span text:style-name="T9">type</text:span></text:span><text:span text:style-name="Teletype"><text:span text:style-name="T2">=</text:span></text:span><text:span text:style-name="Teletype"><text:span text:style-name="T4">"submit"</text:span></text:span><text:span text:style-name="Teletype"> </text:span><text:span text:style-name="Teletype"><text:span text:style-name="T9">value</text:span></text:span><text:span text:style-name="Teletype"><text:span text:style-name="T2">=</text:span></text:span><text:span text:style-name="Teletype"><text:span text:style-name="T4">"Vote"</text:span></text:span><text:span text:style-name="Teletype"> </text:span><text:span text:style-name="Teletype"><text:span text:style-name="T5">/&gt;</text:span></text:span></text:p>
        <text:p text:style-name="P6"><text:span text:style-name="Teletype"><text:s text:c="4"/></text:span><text:span text:style-name="Teletype"><text:span text:style-name="T5">&lt;/form&gt;</text:span></text:span></text:p>
        <text:p text:style-name="Text_20_body">And now the FT should get to this:</text:p>
        <text:p text:style-name="P6"><text:span text:style-name="Source_20_Text">AssertionError: '1 vote' not found in u'Page not found (404) :-/'</text:span></text:p>
        <text:p text:style-name="Text_20_body">Because we don’t yet have a URL and view to submit votes to.</text:p>
        <table:table table:name="Table29" table:style-name="Table29">
          <table:table-column table:style-name="Table29.A"/>
          <table:table-column table:style-name="Table29.B"/>
          <table:table-row>
            <table:table-cell table:style-name="Table29.A1" office:value-type="string">
              <text:p text:style-name="P50">Note</text:p>
            </table:table-cell>
            <table:table-cell table:style-name="Table29.A1" office:value-type="string">
              <text:p text:style-name="Table_20_Contents">Advanced task</text:p>
              <text:p text:style-name="Table_20_Contents">Remove any hard-coded references to urls as strings - we should have these defined in one place only. Hint: find the <text:span text:style-name="Source_20_Text">reverse</text:span> function.</text:p>
            </table:table-cell>
          </table:table-row>
        </table:table>
        <text:p text:style-name="Heading_20_3"><text:bookmark text:name="_a_new_url_view_for_post_submissions"/>A new URL + view for POST submissions</text:p>
        <text:p text:style-name="Text_20_body">Test the new URL + view with the Django Test Client. In <text:span text:style-name="Emphasis">polls/tests.py</text:span>:</text:p>
        <text:p text:style-name="Preformatted_20_Text"><text:soft-page-break/><text:span text:style-name="Teletype"><text:span text:style-name="T5"><office:annotation><dc:date>2013-03-06T18:38:13</dc:date><text:p>Generator: GNU source-highlight 3.1.6</text:p><text:p>by Lorenzo Bettini</text:p><text:p>http://www.lorenzobettini.it</text:p><text:p>http://www.gnu.org/software/src-highlite</text:p></office:annotation></text:span></text:span><text:span text:style-name="Teletype"><text:span text:style-name="T5">class</text:span></text:span><text:span text:style-name="Teletype"> </text:span><text:span text:style-name="Teletype"><text:span text:style-name="T3">SinglePollViewTest</text:span></text:span><text:span text:style-name="Teletype"><text:span text:style-name="T2">(</text:span></text:span><text:span text:style-name="Teletype">TestCase</text:span><text:span text:style-name="Teletype"><text:span text:style-name="T2">):</text:span></text:span></text:p>
        <text:p text:style-name="Preformatted_20_Text"><text:span text:style-name="Teletype"><text:s text:c="4"/></text:span><text:span text:style-name="Teletype"><text:span text:style-name="T2">[...]</text:span></text:span></text:p>
        <text:p text:style-name="Preformatted_20_Text"/>
        <text:p text:style-name="Preformatted_20_Text"><text:span text:style-name="Teletype"><text:span text:style-name="T5">class</text:span></text:span><text:span text:style-name="Teletype"> </text:span><text:span text:style-name="Teletype"><text:span text:style-name="T3">PollVoteViewTest</text:span></text:span><text:span text:style-name="Teletype"><text:span text:style-name="T2">(</text:span></text:span><text:span text:style-name="Teletype">TestCase</text:span><text:span text:style-name="Teletype"><text:span text:style-name="T2">):</text:span></text:span></text:p>
        <text:p text:style-name="Preformatted_20_Text"/>
        <text:p text:style-name="Preformatted_20_Text"><text:span text:style-name="Teletype"><text:s text:c="4"/></text:span><text:span text:style-name="Teletype"><text:span text:style-name="T5">def</text:span></text:span><text:span text:style-name="Teletype"> </text:span><text:span text:style-name="Teletype"><text:span text:style-name="T3">test_can_vote_via_POST</text:span></text:span><text:span text:style-name="Teletype"><text:span text:style-name="T2">(</text:span></text:span><text:span text:style-name="Teletype">self</text:span><text:span text:style-name="Teletype"><text:span text:style-name="T2">):</text:span></text:span></text:p>
        <text:p text:style-name="Preformatted_20_Text"><text:span text:style-name="Teletype"><text:s text:c="8"/></text:span><text:span text:style-name="Teletype"><text:span text:style-name="T7"># set up a poll with choices</text:span></text:span></text:p>
        <text:p text:style-name="Preformatted_20_Text"><text:span text:style-name="Teletype"><text:s text:c="8"/>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question</text:span><text:span text:style-name="Teletype"><text:span text:style-name="T2">=</text:span></text:span><text:span text:style-name="Teletype"><text:span text:style-name="T4">'who?'</text:span></text:span><text:span text:style-name="Teletype"><text:span text:style-name="T2">,</text:span></text:span><text:span text:style-name="Teletype"> pub_date</text:span><text:span text:style-name="Teletype"><text:span text:style-name="T2">=</text:span></text:span><text:span text:style-name="Teletype">timezone</text:span><text:span text:style-name="Teletype"><text:span text:style-name="T2">.</text:span></text:span><text:span text:style-name="Teletype"><text:span text:style-name="T3">now</text:span></text:span><text:span text:style-name="Teletype"><text:span text:style-name="T2">())</text:span></text:span></text:p>
        <text:p text:style-name="Preformatted_20_Text"><text:span text:style-name="Teletype"><text:s text:c="8"/>poll</text:span><text:span text:style-name="Teletype"><text:span text:style-name="T2">.</text:span></text:span><text:span text:style-name="Teletype"><text:span text:style-name="T3">save</text:span></text:span><text:span text:style-name="Teletype"><text:span text:style-name="T2">()</text:span></text:span></text:p>
        <text:p text:style-name="Preformatted_20_Text"><text:span text:style-name="Teletype"><text:s text:c="8"/>choice1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poll</text:span><text:span text:style-name="Teletype"><text:span text:style-name="T2">=</text:span></text:span><text:span text:style-name="Teletype">poll</text:span><text:span text:style-name="Teletype"><text:span text:style-name="T2">,</text:span></text:span><text:span text:style-name="Teletype"> choice</text:span><text:span text:style-name="Teletype"><text:span text:style-name="T2">=</text:span></text:span><text:span text:style-name="Teletype"><text:span text:style-name="T4">'me'</text:span></text:span><text:span text:style-name="Teletype"><text:span text:style-name="T2">,</text:span></text:span><text:span text:style-name="Teletype"> votes</text:span><text:span text:style-name="Teletype"><text:span text:style-name="T2">=</text:span></text:span><text:span text:style-name="Teletype"><text:span text:style-name="T6">1</text:span></text:span><text:span text:style-name="Teletype"><text:span text:style-name="T2">)</text:span></text:span></text:p>
        <text:p text:style-name="Preformatted_20_Text"><text:span text:style-name="Teletype"><text:s text:c="8"/>choice2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create</text:span></text:span><text:span text:style-name="Teletype"><text:span text:style-name="T2">(</text:span></text:span><text:span text:style-name="Teletype">poll</text:span><text:span text:style-name="Teletype"><text:span text:style-name="T2">=</text:span></text:span><text:span text:style-name="Teletype">poll</text:span><text:span text:style-name="Teletype"><text:span text:style-name="T2">,</text:span></text:span><text:span text:style-name="Teletype"> choice</text:span><text:span text:style-name="Teletype"><text:span text:style-name="T2">=</text:span></text:span><text:span text:style-name="Teletype"><text:span text:style-name="T4">'you'</text:span></text:span><text:span text:style-name="Teletype"><text:span text:style-name="T2">,</text:span></text:span><text:span text:style-name="Teletype"> votes</text:span><text:span text:style-name="Teletype"><text:span text:style-name="T2">=</text:span></text:span><text:span text:style-name="Teletype"><text:span text:style-name="T6">3</text:span></text:span><text:span text:style-name="Teletype"><text:span text:style-name="T2">)</text:span></text:span></text:p>
        <text:p text:style-name="Preformatted_20_Text"/>
        <text:p text:style-name="Preformatted_20_Text"><text:span text:style-name="Teletype"><text:s text:c="8"/></text:span><text:span text:style-name="Teletype"><text:span text:style-name="T7"># set up our POST data - keys and values are unicode</text:span></text:span></text:p>
        <text:p text:style-name="Preformatted_20_Text"><text:span text:style-name="Teletype"><text:s text:c="8"/>post_data </text:span><text:span text:style-name="Teletype"><text:span text:style-name="T2">=</text:span></text:span><text:span text:style-name="Teletype"> </text:span><text:span text:style-name="Teletype"><text:span text:style-name="T2">{</text:span></text:span><text:span text:style-name="Teletype">u</text:span><text:span text:style-name="Teletype"><text:span text:style-name="T4">'vote'</text:span></text:span><text:span text:style-name="Teletype"><text:span text:style-name="T2">:</text:span></text:span><text:span text:style-name="Teletype"> </text:span><text:span text:style-name="Teletype"><text:span text:style-name="T3">unicode</text:span></text:span><text:span text:style-name="Teletype"><text:span text:style-name="T2">(</text:span></text:span><text:span text:style-name="Teletype">choice2</text:span><text:span text:style-name="Teletype"><text:span text:style-name="T2">.</text:span></text:span><text:span text:style-name="Teletype">id</text:span><text:span text:style-name="Teletype"><text:span text:style-name="T2">)}</text:span></text:span></text:p>
        <text:p text:style-name="Preformatted_20_Text"/>
        <text:p text:style-name="Preformatted_20_Text"><text:span text:style-name="Teletype"><text:s text:c="8"/></text:span><text:span text:style-name="Teletype"><text:span text:style-name="T7"># make our request to the view</text:span></text:span></text:p>
        <text:p text:style-name="Preformatted_20_Text"><text:span text:style-name="Teletype"><text:s text:c="8"/>poll_url </text:span><text:span text:style-name="Teletype"><text:span text:style-name="T2">=</text:span></text:span><text:span text:style-name="Teletype"> </text:span><text:span text:style-name="Teletype"><text:span text:style-name="T4">'/poll/%d/vote'</text:span></text:span><text:span text:style-name="Teletype"> </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id</text:span><text:span text:style-name="Teletype"><text:span text:style-name="T2">,)</text:span></text:span></text:p>
        <text:p text:style-name="Preformatted_20_Text"><text:span text:style-name="Teletype"><text:s text:c="8"/>response </text:span><text:span text:style-name="Teletype"><text:span text:style-name="T2">=</text:span></text:span><text:span text:style-name="Teletype"> self</text:span><text:span text:style-name="Teletype"><text:span text:style-name="T2">.</text:span></text:span><text:span text:style-name="Teletype">client</text:span><text:span text:style-name="Teletype"><text:span text:style-name="T2">.</text:span></text:span><text:span text:style-name="Teletype"><text:span text:style-name="T3">post</text:span></text:span><text:span text:style-name="Teletype"><text:span text:style-name="T2">(</text:span></text:span><text:span text:style-name="Teletype">poll_url</text:span><text:span text:style-name="Teletype"><text:span text:style-name="T2">,</text:span></text:span><text:span text:style-name="Teletype"> data</text:span><text:span text:style-name="Teletype"><text:span text:style-name="T2">=</text:span></text:span><text:span text:style-name="Teletype">post_data</text:span><text:span text:style-name="Teletype"><text:span text:style-name="T2">)</text:span></text:span></text:p>
        <text:p text:style-name="Preformatted_20_Text"/>
        <text:p text:style-name="Preformatted_20_Text"><text:span text:style-name="Teletype"><text:s text:c="8"/></text:span><text:span text:style-name="Teletype"><text:span text:style-name="T7"># check it wasn't a 404</text:span></text:span></text:p>
        <text:p text:style-name="Preformatted_20_Text"><text:span text:style-name="Teletype"><text:s text:c="8"/>self</text:span><text:span text:style-name="Teletype"><text:span text:style-name="T2">.</text:span></text:span><text:span text:style-name="Teletype"><text:span text:style-name="T3">assertNotEqual</text:span></text:span><text:span text:style-name="Teletype"><text:span text:style-name="T2">(</text:span></text:span><text:span text:style-name="Teletype">response</text:span><text:span text:style-name="Teletype"><text:span text:style-name="T2">.</text:span></text:span><text:span text:style-name="Teletype">status_code</text:span><text:span text:style-name="Teletype"><text:span text:style-name="T2">,</text:span></text:span><text:span text:style-name="Teletype"> </text:span><text:span text:style-name="Teletype"><text:span text:style-name="T6">404</text:span></text:span><text:span text:style-name="Teletype"><text:span text:style-name="T2">)</text:span></text:span></text:p>
        <text:p text:style-name="Preformatted_20_Text"/>
        <text:p text:style-name="Preformatted_20_Text"><text:span text:style-name="Teletype"><text:s text:c="8"/></text:span><text:span text:style-name="Teletype"><text:span text:style-name="T7"># retrieve the updated choice from the database</text:span></text:span></text:p>
        <text:p text:style-name="Preformatted_20_Text"><text:span text:style-name="Teletype"><text:s text:c="8"/>choice_in_db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pk</text:span><text:span text:style-name="Teletype"><text:span text:style-name="T2">=</text:span></text:span><text:span text:style-name="Teletype">choice2</text:span><text:span text:style-name="Teletype"><text:span text:style-name="T2">.</text:span></text:span><text:span text:style-name="Teletype">id</text:span><text:span text:style-name="Teletype"><text:span text:style-name="T2">)</text:span></text:span></text:p>
        <text:p text:style-name="Preformatted_20_Text"/>
        <text:p text:style-name="Preformatted_20_Text"><text:span text:style-name="Teletype"><text:s text:c="8"/></text:span><text:span text:style-name="Teletype"><text:span text:style-name="T7"># check it's votes have gone up by 1</text:span></text:span></text:p>
        <text:p text:style-name="Preformatted_20_Text"><text:span text:style-name="Teletype"><text:s text:c="8"/>self</text:span><text:span text:style-name="Teletype"><text:span text:style-name="T2">.</text:span></text:span><text:span text:style-name="Teletype"><text:span text:style-name="T3">assertEquals</text:span></text:span><text:span text:style-name="Teletype"><text:span text:style-name="T2">(</text:span></text:span><text:span text:style-name="Teletype">choice_in_db</text:span><text:span text:style-name="Teletype"><text:span text:style-name="T2">.</text:span></text:span><text:span text:style-name="Teletype">votes</text:span><text:span text:style-name="Teletype"><text:span text:style-name="T2">,</text:span></text:span><text:span text:style-name="Teletype"> </text:span><text:span text:style-name="Teletype"><text:span text:style-name="T6">4</text:span></text:span><text:span text:style-name="Teletype"><text:span text:style-name="T2">)</text:span></text:span></text:p>
        <text:p text:style-name="Preformatted_20_Text"/>
        <text:p text:style-name="Preformatted_20_Text"><text:span text:style-name="Teletype"><text:s text:c="8"/></text:span><text:span text:style-name="Teletype"><text:span text:style-name="T7"># "always redirect after a POST". In this case, we go back</text:span></text:span></text:p>
        <text:p text:style-name="Preformatted_20_Text"><text:span text:style-name="Teletype"><text:s text:c="8"/></text:span><text:span text:style-name="Teletype"><text:span text:style-name="T7"># to the poll page.</text:span></text:span></text:p>
        <text:p text:style-name="P6"><text:span text:style-name="Teletype"><text:s text:c="8"/>self</text:span><text:span text:style-name="Teletype"><text:span text:style-name="T2">.</text:span></text:span><text:span text:style-name="Teletype"><text:span text:style-name="T3">assertRedirects</text:span></text:span><text:span text:style-name="Teletype"><text:span text:style-name="T2">(</text:span></text:span><text:span text:style-name="Teletype">response</text:span><text:span text:style-name="Teletype"><text:span text:style-name="T2">,</text:span></text:span><text:span text:style-name="Teletype"> </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1</text:span><text:span text:style-name="Teletype"><text:span text:style-name="T2">.</text:span></text:span><text:span text:style-name="Teletype">id</text:span><text:span text:style-name="Teletype"><text:span text:style-name="T2">,))</text:span></text:span></text:p>
        <text:p text:style-name="Text_20_body">Gives:</text:p>
        <text:p text:style-name="Preformatted_20_Text"><text:span text:style-name="Source_20_Text"><text:s text:c="4"/>self.assertNotEqual(response.status_code, 404)</text:span></text:p>
        <text:p text:style-name="P6"><text:span text:style-name="Source_20_Text">AssertionError: 404 == 404</text:span></text:p>
        <text:p text:style-name="Text_20_body">So, in <text:span text:style-name="Emphasis">mysite/urls.py</text:span>:</text:p>
        <text:p text:style-name="P6"><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3">url</text:span></text:span><text:span text:style-name="Teletype"><text:span text:style-name="T2">(</text:span></text:span><text:span text:style-name="Teletype">r</text:span><text:span text:style-name="Teletype"><text:span text:style-name="T4">'^poll/(\d+)/vote$'</text:span></text:span><text:span text:style-name="Teletype"><text:span text:style-name="T2">,</text:span></text:span><text:span text:style-name="Teletype"> </text:span><text:span text:style-name="Teletype"><text:span text:style-name="T4">'polls.views.vote'</text:span></text:span><text:span text:style-name="Teletype"><text:span text:style-name="T2">,</text:span></text:span><text:span text:style-name="Teletype"> name</text:span><text:span text:style-name="Teletype"><text:span text:style-name="T2">=</text:span></text:span><text:span text:style-name="Teletype"><text:span text:style-name="T4">'vote'</text:span></text:span><text:span text:style-name="Teletype"><text:span text:style-name="T2">),</text:span></text:span></text:p>
        <text:p text:style-name="Text_20_body">Gives</text:p>
        <text:p text:style-name="P6"><text:span text:style-name="Source_20_Text">ViewDoesNotExist:</text:span></text:p>
        <text:p text:style-name="Text_20_body">So, in <text:span text:style-name="Emphasis">polls/views.py</text:span>, follow normal TDD cycle (I managed 4 steps, can you do more?) until you get to:</text:p>
        <text:p text:style-name="Preformatted_20_Text"><text:span text:style-name="Source_20_Text"><text:s text:c="4"/>self.assertEquals(choice_in_db.votes, 4)</text:span></text:p>
        <text:p text:style-name="P6"><text:span text:style-name="Source_20_Text">AssertionError: 3 != 4</text:span></text:p>
        <text:p text:style-name="Text_20_body">Now use the POST data:</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polls</text:span><text:span text:style-name="Teletype"><text:span text:style-name="T2">.</text:span></text:span><text:span text:style-name="Teletype">models </text:span><text:span text:style-name="Teletype"><text:span text:style-name="T1">import</text:span></text:span><text:span text:style-name="Teletype"> Choice</text:span><text:span text:style-name="Teletype"><text:span text:style-name="T2">,</text:span></text:span><text:span text:style-name="Teletype"> Poll</text:span></text:p>
        <text:p text:style-name="Preformatted_20_Text"/>
        <text:p text:style-name="P1"><text:span text:style-name="Teletype">[...]</text:span></text:p>
        <text:p text:style-name="Preformatted_20_Text"/>
        <text:p text:style-name="Preformatted_20_Text"><text:span text:style-name="Teletype"><text:span text:style-name="T5">def</text:span></text:span><text:span text:style-name="Teletype"> </text:span><text:span text:style-name="Teletype"><text:span text:style-name="T3">vote</text:span></text:span><text:span text:style-name="Teletype"><text:span text:style-name="T2">(</text:span></text:span><text:span text:style-name="Teletype">request</text:span><text:span text:style-name="Teletype"><text:span text:style-name="T2">,</text:span></text:span><text:span text:style-name="Teletype"> poll_id</text:span><text:span text:style-name="Teletype"><text:span text:style-name="T2">):</text:span></text:span></text:p>
        <text:p text:style-name="Preformatted_20_Text"><text:span text:style-name="Teletype"><text:s text:c="4"/>poll </text:span><text:span text:style-name="Teletype"><text:span text:style-name="T2">=</text:span></text:span><text:span text:style-name="Teletype"> Poll</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id</text:span><text:span text:style-name="Teletype"><text:span text:style-name="T2">=</text:span></text:span><text:span text:style-name="Teletype">poll_id</text:span><text:span text:style-name="Teletype"><text:span text:style-name="T2">)</text:span></text:span></text:p>
        <text:p text:style-name="Preformatted_20_Text"><text:span text:style-name="Teletype"><text:s text:c="4"/>choice </text:span><text:span text:style-name="Teletype"><text:span text:style-name="T2">=</text:span></text:span><text:span text:style-name="Teletype"> Choice</text:span><text:span text:style-name="Teletype"><text:span text:style-name="T2">.</text:span></text:span><text:span text:style-name="Teletype">objects</text:span><text:span text:style-name="Teletype"><text:span text:style-name="T2">.</text:span></text:span><text:span text:style-name="Teletype"><text:span text:style-name="T3">get</text:span></text:span><text:span text:style-name="Teletype"><text:span text:style-name="T2">(</text:span></text:span><text:span text:style-name="Teletype">id</text:span><text:span text:style-name="Teletype"><text:span text:style-name="T2">=</text:span></text:span><text:span text:style-name="Teletype">request</text:span><text:span text:style-name="Teletype"><text:span text:style-name="T2">.</text:span></text:span><text:span text:style-name="Teletype">POST</text:span><text:span text:style-name="Teletype"><text:span text:style-name="T2">[</text:span></text:span><text:span text:style-name="Teletype"><text:span text:style-name="T4">'vote'</text:span></text:span><text:span text:style-name="Teletype"><text:span text:style-name="T2">])</text:span></text:span></text:p>
        <text:p text:style-name="Preformatted_20_Text"><text:span text:style-name="Teletype"><text:s text:c="4"/>choice</text:span><text:span text:style-name="Teletype"><text:span text:style-name="T2">.</text:span></text:span><text:span text:style-name="Teletype">votes </text:span><text:span text:style-name="Teletype"><text:span text:style-name="T2">+=</text:span></text:span><text:span text:style-name="Teletype"> </text:span><text:span text:style-name="Teletype"><text:span text:style-name="T6">1</text:span></text:span></text:p>
        <text:p text:style-name="Preformatted_20_Text"><text:span text:style-name="Teletype"><text:s text:c="4"/>choice</text:span><text:span text:style-name="Teletype"><text:span text:style-name="T2">.</text:span></text:span><text:span text:style-name="Teletype"><text:span text:style-name="T3">save</text:span></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render</text:span></text:span><text:span text:style-name="Teletype"><text:span text:style-name="T2">(</text:span></text:span><text:span text:style-name="Teletype">request</text:span><text:span text:style-name="Teletype"><text:span text:style-name="T2">,</text:span></text:span><text:span text:style-name="Teletype"> </text:span><text:span text:style-name="Teletype"><text:span text:style-name="T4">'poll.html'</text:span></text:span><text:span text:style-name="Teletype"><text:span text:style-name="T2">,</text:span></text:span><text:span text:style-name="Teletype"> </text:span><text:span text:style-name="Teletype"><text:span text:style-name="T2">{</text:span></text:span><text:span text:style-name="Teletype"><text:span text:style-name="T4">'poll'</text:span></text:span><text:span text:style-name="Teletype"><text:span text:style-name="T2">:</text:span></text:span><text:span text:style-name="Teletype"> poll</text:span><text:span text:style-name="Teletype"><text:span text:style-name="T2">})</text:span></text:span></text:p>
        <text:p text:style-name="Text_20_body"><text:soft-page-break/>Then:</text:p>
        <text:p text:style-name="Preformatted_20_Text"><text:span text:style-name="Source_20_Text">AssertionError: Response didn't redirect as expected: Response code was 200</text:span></text:p>
        <text:p text:style-name="P6"><text:span text:style-name="Source_20_Text">(expected 302)</text:span></text:p>
        <text:p text:style-name="Text_20_body">Finally:</text:p>
        <text:p text:style-name="Preformatted_20_Text"><text:span text:style-name="Teletype"><text:span text:style-name="T1"><office:annotation><dc:date>2013-03-06T18:38:13</dc:date><text:p>Generator: GNU source-highlight 3.1.6</text:p><text:p>by Lorenzo Bettini</text:p><text:p>http://www.lorenzobettini.it</text:p><text:p>http://www.gnu.org/software/src-highlite</text:p></office:annotation></text:span></text:span><text:span text:style-name="Teletype"><text:span text:style-name="T1">from</text:span></text:span><text:span text:style-name="Teletype"> django</text:span><text:span text:style-name="Teletype"><text:span text:style-name="T2">.</text:span></text:span><text:span text:style-name="Teletype">shortcuts </text:span><text:span text:style-name="Teletype"><text:span text:style-name="T1">import</text:span></text:span><text:span text:style-name="Teletype"> redirect</text:span><text:span text:style-name="Teletype"><text:span text:style-name="T2">,</text:span></text:span><text:span text:style-name="Teletype"> render</text:span></text:p>
        <text:p text:style-name="Preformatted_20_Text"/>
        <text:p text:style-name="P1"><text:span text:style-name="Teletype">[...]</text:span></text:p>
        <text:p text:style-name="Preformatted_20_Text"/>
        <text:p text:style-name="Preformatted_20_Text"><text:span text:style-name="Teletype"><text:s text:c="4"/>choice</text:span><text:span text:style-name="Teletype"><text:span text:style-name="T2">.</text:span></text:span><text:span text:style-name="Teletype"><text:span text:style-name="T3">save</text:span></text:span><text:span text:style-name="Teletype"><text:span text:style-name="T2">()</text:span></text:span></text:p>
        <text:p text:style-name="P6"><text:span text:style-name="Teletype"><text:s text:c="4"/></text:span><text:span text:style-name="Teletype"><text:span text:style-name="T5">return</text:span></text:span><text:span text:style-name="Teletype"> </text:span><text:span text:style-name="Teletype"><text:span text:style-name="T3">redirect</text:span></text:span><text:span text:style-name="Teletype"><text:span text:style-name="T2">(</text:span></text:span><text:span text:style-name="Teletype"><text:span text:style-name="T4">'/poll/%d/'</text:span></text:span><text:span text:style-name="Teletype"> </text:span><text:span text:style-name="Teletype"><text:span text:style-name="T2">%</text:span></text:span><text:span text:style-name="Teletype"> </text:span><text:span text:style-name="Teletype"><text:span text:style-name="T2">(</text:span></text:span><text:span text:style-name="Teletype">poll</text:span><text:span text:style-name="Teletype"><text:span text:style-name="T2">.</text:span></text:span><text:span text:style-name="Teletype">id</text:span><text:span text:style-name="Teletype"><text:span text:style-name="T2">,))</text:span></text:span></text:p>
        <text:p text:style-name="Text_20_body">Unit tests now pass. What about the FT?</text:p>
        <text:p text:style-name="Preformatted_20_Text"><text:span text:style-name="Source_20_Text">AssertionError: '1 vote' not found in u'Forbidden (403)\nCSRF verification</text:span></text:p>
        <text:p text:style-name="P6"><text:span text:style-name="Source_20_Text">failed. Request aborted.\nMore information is available with DEBUG=True.'</text:span></text:p>
        <text:p text:style-name="Text_20_body">We need to include a CSRF protection tag in our form:</text:p>
        <text:p text:style-name="Preformatted_20_Text"><text:span text:style-name="Teletype"><office:annotation><dc:date>2013-03-06T18:38:13</dc:date><text:p>Generator: GNU source-highlight 3.1.6</text:p><text:p>by Lorenzo Bettini</text:p><text:p>http://www.lorenzobettini.it</text:p><text:p>http://www.gnu.org/software/src-highlite</text:p></office:annotation></text:span><text:span text:style-name="Teletype"> <text:s text:c="3"/></text:span><text:span text:style-name="Teletype"><text:span text:style-name="T5">&lt;form</text:span></text:span><text:span text:style-name="Teletype"> </text:span><text:span text:style-name="Teletype"><text:span text:style-name="T9">action</text:span></text:span><text:span text:style-name="Teletype"><text:span text:style-name="T2">=</text:span></text:span><text:span text:style-name="Teletype"><text:span text:style-name="T4">"/poll/{{ poll.id }}/vote"</text:span></text:span><text:span text:style-name="Teletype"> </text:span><text:span text:style-name="Teletype"><text:span text:style-name="T9">method</text:span></text:span><text:span text:style-name="Teletype"><text:span text:style-name="T2">=</text:span></text:span><text:span text:style-name="Teletype"><text:span text:style-name="T4">"POST"</text:span></text:span><text:span text:style-name="Teletype"><text:span text:style-name="T5">&gt;</text:span></text:span></text:p>
        <text:p text:style-name="Preformatted_20_Text"><text:span text:style-name="Teletype"><text:s text:c="8"/>{% csrf_token %}</text:span></text:p>
        <text:p text:style-name="P6"><text:span text:style-name="Teletype"><text:s text:c="8"/></text:span><text:span text:style-name="Teletype"><text:span text:style-name="T5">&lt;ul&gt;</text:span></text:span></text:p>
        <text:p text:style-name="Text_20_body">And now?</text:p>
        <text:p text:style-name="Preformatted_20_Text"><text:span text:style-name="Source_20_Text">AssertionError: 'No-one has voted on this poll yet' unexpectedly found in u'How</text:span></text:p>
        <text:p text:style-name="Preformatted_20_Text"><text:span text:style-name="Source_20_Text">awesome is TDD?\nNo-one has voted on this poll yet\nVery awesome\nQuite</text:span></text:p>
        <text:p text:style-name="P6"><text:span text:style-name="Source_20_Text">awesome\nModerately awesome'</text:span></text:p>
        <text:p text:style-name="Text_20_body">Next would be printing the votes… But that’s up to you!</text:p>
        <table:table table:name="Table30" table:style-name="Table30">
          <table:table-column table:style-name="Table30.A"/>
          <table:table-column table:style-name="Table30.B"/>
          <table:table-row>
            <table:table-cell table:style-name="Table30.A1" office:value-type="string">
              <text:p text:style-name="P50">Note</text:p>
            </table:table-cell>
            <table:table-cell table:style-name="Table30.A1" office:value-type="string">
              <text:p text:style-name="Table_20_Contents">Advanced tasks</text:p>
              <text:list xml:id="list1496656347" text:style-name="L30">
                <text:list-item>
                  <text:p text:style-name="P49">Find out how CSRF protection works </text:p>
                </text:list-item>
                <text:list-item>
                  <text:p text:style-name="P49">Look up the docs for the <text:span text:style-name="Source_20_Text">redirect</text:span> function. What would be a better solution? </text:p>
                </text:list-item>
              </text:list>
            </table:table-cell>
          </table:table-row>
        </table:table>
        <text:h text:style-name="Heading_20_2" text:outline-level="2"><text:bookmark text:name="_the_end_8230_for_now"/>THE END…. for now?</text:h>
        <text:p text:style-name="Text_20_body">Thanks for coming along! I hope you enjoyed it, and I hope you found it useful.</text:p>
        <text:p text:style-name="Text_20_body">Let me have your feedback! What went well, what could I improve? Let me know via <text:a xlink:type="simple" xlink:href="mailto:harry.percival@gmail.com">harry.percival@gmail.com</text:a></text:p>
        <text:p text:style-name="Text_20_body">This doesn’t need to be the end of your TDD journey — there’s <text:span text:style-name="Strong_20_Emphasis">loads</text:span> more content in my tutorial, at <text:a xlink:type="simple" xlink:href="http://www.tdd-django-tutorial.com/">http://www.tdd-django-tutorial.com/</text:a></text:p>
        <text:p text:style-name="Text_20_body">You can find me on Twitter via <text:span text:style-name="Strong_20_Emphasis">@hjwp</text:span></text:p>
        <text:p text:style-name="Text_20_body">Finally, watch out for my book, due later this year on O’Reilly! It should be in the Early Release Program by the time PyCon comes around, so check it out and let me know what you think!</text:p>
      </text:section>
      <text:section text:style-name="Sect1" text:name="footnotes">
        <text:p text:style-name="P51"/>
      </text:section>
      <text:section text:style-name="Sect1" text:name="footer">
        <text:p text:style-name="P44"/>
        <text:section text:style-name="Sect1" text:name="footer-text">
          <text:p text:style-name="P44">Last updated 2013-03-06 18:33:33 GMT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monospace"/>
    <style:font-face style:name="Georgia" svg:font-family="Georgia, serif"/>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language="en" fo:country="GB" style:font-name-asian="Georgia" style:font-name-complex="Georgia"/>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paragraph-properties fo:line-height="130%" fo:padding-left="0cm" fo:padding-right="0cm" fo:padding-top="0cm" fo:padding-bottom="0.049cm" fo:border-left="none" fo:border-right="none" fo:border-top="none" fo:border-bottom="1.5pt solid #c0c0c0"/>
      <style:text-properties fo:color="#527bbd"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paragraph-properties fo:line-height="130%" fo:padding-left="0cm" fo:padding-right="0cm" fo:padding-top="0cm" fo:padding-bottom="0.049cm" fo:border-left="none" fo:border-right="none" fo:border-top="none" fo:border-bottom="1.5pt solid #c0c0c0"/>
      <style:text-properties fo:color="#527bbd"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line-height="130%" style:page-number="auto" fo:break-before="page" fo:padding-left="0cm" fo:padding-right="0cm" fo:padding-top="0cm" fo:padding-bottom="0.049cm" fo:border-left="none" fo:border-right="none" fo:border-top="none" fo:border-bottom="1.5pt solid #c0c0c0"/>
      <style:text-properties fo:color="#527bbd" style:font-name="Times New Roman" fo:font-size="18pt" fo:font-weight="bold" style:font-name-asian="DejaVu Sans"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line-height="130%"/>
      <style:text-properties fo:color="#527bbd"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line-height="130%"/>
      <style:text-properties fo:color="#527bbd" style:font-name="Times New Roman" fo:font-size="10pt" fo:font-weight="bold" style:font-name-asian="DejaVu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line-height="130%"/>
      <style:text-properties fo:color="#527bbd" style:font-name="Times New Roman" fo:font-size="7pt" fo:font-weight="bold" style:font-name-asian="DejaVu Sans" style:font-size-asian="7pt" style:font-weight-asian="bold" style:font-name-complex="Lohit Hindi" style:font-size-complex="7pt" style:font-weight-complex="bold"/>
    </style:style>
    <style:style style:name="Text_20_body.table" style:display-name="Text body.table" style:family="paragraph" style:parent-style-name="Text_20_body"/>
    <style:style style:name="Preformatted_20_Text" style:display-name="Preformatted Text" style:family="paragraph" style:parent-style-name="Standard" style:class="html">
      <style:paragraph-properties fo:margin-top="0cm" fo:margin-bottom="0cm" style:contextual-spacing="false"/>
      <style:text-properties fo:color="#000080"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text-properties fo:font-variant="normal" fo:text-transform="none" fo:color="#000080" fo:font-style="normal" style:font-style-asian="normal" style:font-style-complex="normal"/>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hdlist1" style:display-name="List Heading.hdlist1" style:family="paragraph" style:parent-style-name="List_20_Heading"/>
    <style:style style:name="Text_20_body.tableblock" style:display-name="Text body.tableblock"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text-properties fo:language="en" fo:country="GB"/>
    </style:style>
    <style:style style:name="Emphasis" style:family="text">
      <style:text-properties fo:color="#000080"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color="#083194" fo:font-weight="bold" style:font-weight-asian="bold" style:font-weight-complex="bold"/>
    </style:style>
    <style:style style:name="Source_20_Text" style:display-name="Source Text" style:family="text">
      <style:text-properties fo:color="#000080"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06T18:51:39</dc:date>
    <dc:creator>Harry Percival</dc:creator>
    <meta:generator>LibreOffice/3.6$Linux_X86_64 LibreOffice_project/360m1$Build-2</meta:generator>
    <meta:printed-by>Harry Percival</meta:printed-by>
    <meta:print-date>2013-03-06T18:44:42</meta:print-date>
    <meta:editing-duration>P0D</meta:editing-duration>
    <meta:editing-cycles>1</meta:editing-cycles>
    <meta:document-statistic meta:table-count="30" meta:image-count="0" meta:object-count="0" meta:page-count="36" meta:paragraph-count="1275" meta:word-count="6198" meta:character-count="51830" meta:non-whitespace-character-count="42979"/>
  </office:meta>
</office:document-meta>
</file>